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3cm" loext:contextual-spacing="false" fo:text-align="center" style:justify-single-word="false"/>
      <style:text-properties fo:font-size="18pt" fo:language="en" fo:country="US" fo:font-weight="bold" officeooo:rsid="0005e720" officeooo:paragraph-rsid="0005e720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1.401cm" loext:contextual-spacing="false"/>
      <style:text-properties fo:font-size="14pt" fo:language="en" fo:country="US" fo:font-weight="bold" officeooo:rsid="0005e720" officeooo:paragraph-rsid="0005e720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1.401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officeooo:paragraph-rsid="0060214e"/>
    </style:style>
    <style:style style:name="P4" style:family="paragraph" style:parent-style-name="Standard">
      <style:paragraph-properties fo:margin-top="0cm" fo:margin-bottom="1.401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officeooo:paragraph-rsid="0085e6f9"/>
    </style:style>
    <style:style style:name="P5" style:family="paragraph" style:parent-style-name="Standard">
      <style:paragraph-properties fo:margin-top="0cm" fo:margin-bottom="1.401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officeooo:paragraph-rsid="0089b70a"/>
    </style:style>
    <style:style style:name="P6" style:family="paragraph" style:parent-style-name="Standard">
      <style:paragraph-properties fo:margin-top="0cm" fo:margin-bottom="1.401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officeooo:paragraph-rsid="0098ff51"/>
    </style:style>
    <style:style style:name="P7" style:family="paragraph" style:parent-style-name="Standard">
      <style:paragraph-properties fo:margin-top="0cm" fo:margin-bottom="1.401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officeooo:paragraph-rsid="00abb3ed"/>
    </style:style>
    <style:style style:name="P8" style:family="paragraph" style:parent-style-name="Standard">
      <style:paragraph-properties fo:margin-top="0cm" fo:margin-bottom="1.401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6.1cm"/>
          <style:tab-stop style:position="6.805cm"/>
        </style:tab-stops>
      </style:paragraph-properties>
      <style:text-properties officeooo:paragraph-rsid="0079f6a4"/>
    </style:style>
    <style:style style:name="P9" style:family="paragraph" style:parent-style-name="Standard">
      <style:paragraph-properties fo:margin-top="0cm" fo:margin-bottom="1.401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6.1cm"/>
          <style:tab-stop style:position="6.805cm"/>
        </style:tab-stops>
      </style:paragraph-properties>
      <style:text-properties officeooo:paragraph-rsid="008f82d8"/>
    </style:style>
    <style:style style:name="P10" style:family="paragraph" style:parent-style-name="Standard">
      <style:paragraph-properties fo:margin-top="0cm" fo:margin-bottom="1.401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5.807cm"/>
          <style:tab-stop style:position="6.496cm"/>
        </style:tab-stops>
      </style:paragraph-properties>
      <style:text-properties officeooo:paragraph-rsid="007df849"/>
    </style:style>
    <style:style style:name="P11" style:family="paragraph" style:parent-style-name="Standard">
      <style:paragraph-properties fo:margin-top="0cm" fo:margin-bottom="1.401cm" loext:contextual-spacing="false" fo:break-before="page">
        <style:tab-stops/>
      </style:paragraph-properties>
      <style:text-properties fo:font-size="14pt" fo:language="en" fo:country="US" fo:font-weight="bold" officeooo:rsid="0005e720" officeooo:paragraph-rsid="0008b701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1.401cm" loext:contextual-spacing="false" fo:break-before="page">
        <style:tab-stops/>
      </style:paragraph-properties>
      <style:text-properties fo:font-size="14pt" fo:language="en" fo:country="US" fo:font-weight="bold" officeooo:rsid="001d5da5" officeooo:paragraph-rsid="001d5da5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1.401cm" loext:contextual-spacing="false" fo:break-before="page">
        <style:tab-stops/>
      </style:paragraph-properties>
      <style:text-properties fo:font-size="14pt" fo:language="en" fo:country="US" fo:font-weight="bold" officeooo:rsid="003fe23c" officeooo:paragraph-rsid="003fe23c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1.401cm" loext:contextual-spacing="false" fo:break-before="page">
        <style:tab-stops/>
      </style:paragraph-properties>
      <style:text-properties fo:font-size="14pt" fo:language="en" fo:country="US" fo:font-weight="bold" officeooo:rsid="003fe23c" officeooo:paragraph-rsid="004d7092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1.401cm" loext:contextual-spacing="false" fo:break-before="page">
        <style:tab-stops/>
      </style:paragraph-properties>
      <style:text-properties fo:font-size="14pt" fo:language="en" fo:country="US" fo:font-weight="bold" officeooo:rsid="003fe23c" officeooo:paragraph-rsid="0052f9e5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1.401cm" loext:contextual-spacing="false" fo:break-before="page">
        <style:tab-stops/>
      </style:paragraph-properties>
      <style:text-properties fo:font-size="14pt" fo:language="en" fo:country="US" fo:font-weight="bold" officeooo:rsid="0060214e" officeooo:paragraph-rsid="0060214e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1.401cm" loext:contextual-spacing="false" fo:break-before="page">
        <style:tab-stops/>
      </style:paragraph-properties>
      <style:text-properties fo:font-size="14pt" fo:language="en" fo:country="US" fo:font-weight="bold" officeooo:rsid="0060214e" officeooo:paragraph-rsid="008342a0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margin-top="0cm" fo:margin-bottom="0.4cm" loext:contextual-spacing="false">
        <style:tab-stops>
          <style:tab-stop style:position="3.395cm" style:type="right"/>
          <style:tab-stop style:position="3.704cm"/>
          <style:tab-stop style:position="4.203cm"/>
        </style:tab-stops>
      </style:paragraph-properties>
      <style:text-properties fo:font-size="12pt" fo:language="en" fo:country="US" fo:font-weight="normal" officeooo:rsid="0005e720" officeooo:paragraph-rsid="0009c52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.4cm" loext:contextual-spacing="false">
        <style:tab-stops>
          <style:tab-stop style:position="3.395cm" style:type="right"/>
          <style:tab-stop style:position="3.704cm"/>
          <style:tab-stop style:position="4.203cm"/>
        </style:tab-stops>
      </style:paragraph-properties>
      <style:text-properties fo:font-size="12pt" fo:language="en" fo:country="US" fo:font-weight="normal" officeooo:rsid="0005e720" officeooo:paragraph-rsid="000ff9d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.4cm" loext:contextual-spacing="false">
        <style:tab-stops>
          <style:tab-stop style:position="3.395cm" style:type="right"/>
          <style:tab-stop style:position="3.704cm"/>
          <style:tab-stop style:position="4.203cm"/>
        </style:tab-stops>
      </style:paragraph-properties>
      <style:text-properties fo:font-size="12pt" fo:language="en" fo:country="US" fo:font-weight="normal" officeooo:rsid="0005e720" officeooo:paragraph-rsid="0011366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.4cm" loext:contextual-spacing="false">
        <style:tab-stops>
          <style:tab-stop style:position="3.395cm" style:type="right"/>
          <style:tab-stop style:position="3.704cm"/>
          <style:tab-stop style:position="4.203cm"/>
        </style:tab-stops>
      </style:paragraph-properties>
      <style:text-properties fo:font-size="12pt" fo:language="en" fo:country="US" fo:font-weight="normal" officeooo:rsid="0005e720" officeooo:paragraph-rsid="00118e7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.4cm" loext:contextual-spacing="false">
        <style:tab-stops>
          <style:tab-stop style:position="3.395cm" style:type="right"/>
          <style:tab-stop style:position="3.704cm"/>
          <style:tab-stop style:position="4.203cm"/>
        </style:tab-stops>
      </style:paragraph-properties>
      <style:text-properties fo:font-size="12pt" fo:language="en" fo:country="US" fo:font-weight="normal" officeooo:rsid="0005e720" officeooo:paragraph-rsid="00133b7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.4cm" loext:contextual-spacing="false">
        <style:tab-stops>
          <style:tab-stop style:position="3.395cm" style:type="right"/>
          <style:tab-stop style:position="3.704cm"/>
          <style:tab-stop style:position="4.203cm"/>
        </style:tab-stops>
      </style:paragraph-properties>
      <style:text-properties fo:font-size="12pt" fo:language="en" fo:country="US" fo:font-weight="normal" officeooo:rsid="0005e720" officeooo:paragraph-rsid="0014791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.4cm" loext:contextual-spacing="false">
        <style:tab-stops>
          <style:tab-stop style:position="4.512cm" style:type="right"/>
          <style:tab-stop style:position="4.807cm"/>
          <style:tab-stop style:position="5.306cm"/>
        </style:tab-stops>
      </style:paragraph-properties>
      <style:text-properties fo:font-size="12pt" fo:language="en" fo:country="US" fo:font-weight="normal" officeooo:rsid="0005e720" officeooo:paragraph-rsid="001c8a7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fo:font-size="12pt" fo:language="en" fo:country="US" fo:font-weight="normal" officeooo:rsid="0005e720" officeooo:paragraph-rsid="001d5da5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fo:font-size="12pt" fo:language="en" fo:country="US" fo:font-weight="normal" officeooo:rsid="0005e720" officeooo:paragraph-rsid="0020f54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fo:font-size="12pt" fo:language="en" fo:country="US" fo:font-weight="normal" officeooo:rsid="0005e720" officeooo:paragraph-rsid="00362bf6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fo:font-size="12pt" fo:language="en" fo:country="US" fo:font-weight="normal" officeooo:rsid="0005e720" officeooo:paragraph-rsid="00bf0dd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.4cm" loext:contextual-spacing="false">
        <style:tab-stops>
          <style:tab-stop style:position="2.293cm" style:type="right"/>
          <style:tab-stop style:position="2.704cm"/>
          <style:tab-stop style:position="3.307cm"/>
        </style:tab-stops>
      </style:paragraph-properties>
      <style:text-properties fo:font-size="12pt" fo:language="en" fo:country="US" fo:font-weight="normal" officeooo:rsid="0005e720" officeooo:paragraph-rsid="0020f54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.4cm" loext:contextual-spacing="false">
        <style:tab-stops>
          <style:tab-stop style:position="2.293cm" style:type="right"/>
          <style:tab-stop style:position="2.704cm"/>
          <style:tab-stop style:position="3.307cm"/>
        </style:tab-stops>
      </style:paragraph-properties>
      <style:text-properties fo:font-size="12pt" fo:language="en" fo:country="US" fo:font-weight="normal" officeooo:rsid="0005e720" officeooo:paragraph-rsid="00243cd3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.4cm" loext:contextual-spacing="false">
        <style:tab-stops>
          <style:tab-stop style:position="2.293cm" style:type="right"/>
          <style:tab-stop style:position="2.704cm"/>
          <style:tab-stop style:position="3.307cm"/>
          <style:tab-stop style:position="10.689cm" style:type="right"/>
          <style:tab-stop style:position="11.098cm"/>
          <style:tab-stop style:position="11.598cm"/>
        </style:tab-stops>
      </style:paragraph-properties>
      <style:text-properties fo:font-size="12pt" fo:language="en" fo:country="US" fo:font-weight="normal" officeooo:rsid="0005e720" officeooo:paragraph-rsid="00243cd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.4cm" loext:contextual-spacing="false">
        <style:tab-stops>
          <style:tab-stop style:position="2.293cm" style:type="right"/>
          <style:tab-stop style:position="2.704cm"/>
          <style:tab-stop style:position="3.307cm"/>
          <style:tab-stop style:position="10.689cm" style:type="right"/>
          <style:tab-stop style:position="11.098cm"/>
          <style:tab-stop style:position="11.598cm"/>
        </style:tab-stops>
      </style:paragraph-properties>
      <style:text-properties fo:font-size="12pt" fo:language="en" fo:country="US" fo:font-weight="normal" officeooo:rsid="0005e720" officeooo:paragraph-rsid="0024e1c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top="0cm" fo:margin-bottom="0.4cm" loext:contextual-spacing="false">
        <style:tab-stops>
          <style:tab-stop style:position="2.293cm" style:type="right"/>
          <style:tab-stop style:position="2.704cm"/>
          <style:tab-stop style:position="3.307cm"/>
          <style:tab-stop style:position="10.689cm" style:type="right"/>
          <style:tab-stop style:position="11.098cm"/>
          <style:tab-stop style:position="11.598cm"/>
        </style:tab-stops>
      </style:paragraph-properties>
      <style:text-properties fo:font-size="12pt" fo:language="en" fo:country="US" fo:font-weight="normal" officeooo:rsid="0005e720" officeooo:paragraph-rsid="002a83bb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top="0cm" fo:margin-bottom="0.4cm" loext:contextual-spacing="false">
        <style:tab-stops>
          <style:tab-stop style:position="2.293cm" style:type="right"/>
          <style:tab-stop style:position="2.704cm"/>
          <style:tab-stop style:position="3.307cm"/>
          <style:tab-stop style:position="10.689cm" style:type="right"/>
          <style:tab-stop style:position="11.098cm"/>
          <style:tab-stop style:position="11.598cm"/>
        </style:tab-stops>
      </style:paragraph-properties>
      <style:text-properties fo:font-size="12pt" fo:language="en" fo:country="US" fo:font-weight="normal" officeooo:rsid="0005e720" officeooo:paragraph-rsid="0026de54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top="0cm" fo:margin-bottom="0.4cm" loext:contextual-spacing="false">
        <style:tab-stops>
          <style:tab-stop style:position="2.293cm" style:type="right"/>
          <style:tab-stop style:position="2.704cm"/>
          <style:tab-stop style:position="3.307cm"/>
          <style:tab-stop style:position="8.982cm"/>
          <style:tab-stop style:position="11.598cm"/>
        </style:tab-stops>
      </style:paragraph-properties>
      <style:text-properties fo:font-size="12pt" fo:language="en" fo:country="US" fo:font-weight="normal" officeooo:rsid="0005e720" officeooo:paragraph-rsid="0020f54d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11.583cm"/>
        </style:tab-stops>
      </style:paragraph-properties>
      <style:text-properties fo:font-size="12pt" fo:language="en" fo:country="US" fo:font-weight="normal" officeooo:rsid="0005e720" officeooo:paragraph-rsid="0020160d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top="0cm" fo:margin-bottom="0.4cm" loext:contextual-spacing="false">
        <style:tab-stops>
          <style:tab-stop style:position="16.699cm" style:type="right"/>
        </style:tab-stops>
      </style:paragraph-properties>
      <style:text-properties fo:font-size="12pt" fo:language="en" fo:country="US" fo:font-weight="normal" officeooo:rsid="0005e720" officeooo:paragraph-rsid="0039c5d0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16.699cm" style:type="right"/>
        </style:tab-stops>
      </style:paragraph-properties>
      <style:text-properties fo:font-size="12pt" fo:language="en" fo:country="US" fo:font-weight="normal" officeooo:rsid="0005e720" officeooo:paragraph-rsid="00362bf6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top="0cm" fo:margin-bottom="0.4cm" loext:contextual-spacing="false">
        <style:tab-stops/>
      </style:paragraph-properties>
      <style:text-properties fo:font-size="12pt" fo:language="en" fo:country="US" fo:font-weight="normal" officeooo:rsid="001cf331" officeooo:paragraph-rsid="001cf33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top="0cm" fo:margin-bottom="0.4cm" loext:contextual-spacing="false">
        <style:tab-stops/>
      </style:paragraph-properties>
      <style:text-properties fo:font-size="12pt" fo:language="en" fo:country="US" fo:font-weight="normal" officeooo:rsid="001cf331" officeooo:paragraph-rsid="0059cfa5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top="0cm" fo:margin-bottom="0.4cm" loext:contextual-spacing="false">
        <style:tab-stops>
          <style:tab-stop style:position="13.538cm" style:type="right"/>
        </style:tab-stops>
      </style:paragraph-properties>
      <style:text-properties fo:font-size="12pt" fo:language="en" fo:country="US" fo:font-weight="normal" officeooo:rsid="001cf331" officeooo:paragraph-rsid="001cf331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fo:language="en" fo:country="US" officeooo:rsid="0005e720" officeooo:paragraph-rsid="0005e720"/>
    </style:style>
    <style:style style:name="P43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fo:language="en" fo:country="US" officeooo:rsid="0005e720" officeooo:paragraph-rsid="002a99b4"/>
    </style:style>
    <style:style style:name="P44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10.719cm" style:type="right"/>
          <style:tab-stop style:position="11.113cm"/>
          <style:tab-stop style:position="11.612cm"/>
        </style:tab-stops>
      </style:paragraph-properties>
      <style:text-properties fo:language="en" fo:country="US" officeooo:rsid="0005e720" officeooo:paragraph-rsid="002add59"/>
    </style:style>
    <style:style style:name="P45" style:family="paragraph" style:parent-style-name="Standard">
      <style:paragraph-properties fo:margin-top="0cm" fo:margin-bottom="0.4cm" loext:contextual-spacing="false">
        <style:tab-stops>
          <style:tab-stop style:position="10.73cm" style:type="right"/>
          <style:tab-stop style:position="11.127cm"/>
          <style:tab-stop style:position="11.628cm"/>
        </style:tab-stops>
      </style:paragraph-properties>
      <style:text-properties fo:language="en" fo:country="US" officeooo:rsid="0005e720" officeooo:paragraph-rsid="002add59"/>
    </style:style>
    <style:style style:name="P46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10.719cm" style:type="right"/>
          <style:tab-stop style:position="11.054cm"/>
          <style:tab-stop style:position="11.583cm"/>
        </style:tab-stops>
      </style:paragraph-properties>
      <style:text-properties fo:language="en" fo:country="US" officeooo:rsid="0005e720" officeooo:paragraph-rsid="002add59"/>
    </style:style>
    <style:style style:name="P47" style:family="paragraph" style:parent-style-name="Standard">
      <style:paragraph-properties fo:margin-top="0cm" fo:margin-bottom="0.4cm" loext:contextual-spacing="false">
        <style:tab-stops>
          <style:tab-stop style:position="6.893cm"/>
          <style:tab-stop style:position="12.494cm"/>
        </style:tab-stops>
      </style:paragraph-properties>
      <style:text-properties fo:language="en" fo:country="US" officeooo:rsid="0005e720" officeooo:paragraph-rsid="00308c60"/>
    </style:style>
    <style:style style:name="P48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fo:language="en" fo:country="US" officeooo:rsid="0006a7c3" officeooo:paragraph-rsid="0006a7c3"/>
    </style:style>
    <style:style style:name="P49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fo:language="en" fo:country="US" officeooo:rsid="0006a7c3" officeooo:paragraph-rsid="0007842b"/>
    </style:style>
    <style:style style:name="P50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fo:language="en" fo:country="US" officeooo:rsid="0006a7c3" officeooo:paragraph-rsid="00079efc"/>
    </style:style>
    <style:style style:name="P51" style:family="paragraph" style:parent-style-name="Standard">
      <style:paragraph-properties fo:margin-top="0cm" fo:margin-bottom="0.4cm" loext:contextual-spacing="false">
        <style:tab-stops>
          <style:tab-stop style:position="8.805cm"/>
        </style:tab-stops>
      </style:paragraph-properties>
      <style:text-properties fo:font-size="14pt" fo:language="en" fo:country="US" fo:font-weight="bold" officeooo:rsid="0020f54d" officeooo:paragraph-rsid="0020f54d" style:font-size-asian="12.25pt" style:font-weight-asian="bold" style:font-size-complex="14pt" style:font-weight-complex="bold"/>
    </style:style>
    <style:style style:name="P52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3fe23c"/>
    </style:style>
    <style:style style:name="P53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42443c"/>
    </style:style>
    <style:style style:name="P54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441cab"/>
    </style:style>
    <style:style style:name="P55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44ad9e"/>
    </style:style>
    <style:style style:name="P56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46a237"/>
    </style:style>
    <style:style style:name="P57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4819fa"/>
    </style:style>
    <style:style style:name="P58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4892c1"/>
    </style:style>
    <style:style style:name="P59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4c4999"/>
    </style:style>
    <style:style style:name="P60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4d7092"/>
    </style:style>
    <style:style style:name="P61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4f291b"/>
    </style:style>
    <style:style style:name="P62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5124e1"/>
    </style:style>
    <style:style style:name="P63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52112d"/>
    </style:style>
    <style:style style:name="P64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52f9e5"/>
    </style:style>
    <style:style style:name="P65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54f488"/>
    </style:style>
    <style:style style:name="P66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56c119"/>
    </style:style>
    <style:style style:name="P67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5e404f"/>
    </style:style>
    <style:style style:name="P68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616b4d"/>
    </style:style>
    <style:style style:name="P69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65ab7b"/>
    </style:style>
    <style:style style:name="P70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6644ec"/>
    </style:style>
    <style:style style:name="P71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66f7e7"/>
    </style:style>
    <style:style style:name="P72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6765a1"/>
    </style:style>
    <style:style style:name="P73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6b0b6e"/>
    </style:style>
    <style:style style:name="P74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6c083b"/>
    </style:style>
    <style:style style:name="P75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702f34"/>
    </style:style>
    <style:style style:name="P76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748d1e"/>
    </style:style>
    <style:style style:name="P77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74f54e"/>
    </style:style>
    <style:style style:name="P78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788b37"/>
    </style:style>
    <style:style style:name="P79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7df849"/>
    </style:style>
    <style:style style:name="P80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7eea23"/>
    </style:style>
    <style:style style:name="P81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90968b"/>
    </style:style>
    <style:style style:name="P82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91f0fb"/>
    </style:style>
    <style:style style:name="P83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93632c"/>
    </style:style>
    <style:style style:name="P84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96e6ae"/>
    </style:style>
    <style:style style:name="P85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5e4cd6"/>
    </style:style>
    <style:style style:name="P86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572708"/>
    </style:style>
    <style:style style:name="P87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b79c82"/>
    </style:style>
    <style:style style:name="P88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952ce2"/>
    </style:style>
    <style:style style:name="P89" style:family="paragraph" style:parent-style-name="Standard">
      <style:paragraph-properties fo:margin-top="0cm" fo:margin-bottom="0.4cm" loext:contextual-spacing="false" fo:text-align="start" style:justify-single-word="false">
        <style:tab-stops/>
      </style:paragraph-properties>
      <style:text-properties officeooo:paragraph-rsid="0056f4c1"/>
    </style:style>
    <style:style style:name="P90" style:family="paragraph" style:parent-style-name="Standard">
      <style:paragraph-properties fo:margin-top="0cm" fo:margin-bottom="0.4cm" loext:contextual-spacing="false" fo:text-align="start" style:justify-single-word="false">
        <style:tab-stops/>
      </style:paragraph-properties>
      <style:text-properties officeooo:rsid="0056f4c1" officeooo:paragraph-rsid="0056f4c1"/>
    </style:style>
    <style:style style:name="P91" style:family="paragraph" style:parent-style-name="Standard">
      <style:paragraph-properties fo:margin-top="0cm" fo:margin-bottom="0.4cm" loext:contextual-spacing="false">
        <style:tab-stops>
          <style:tab-stop style:position="2.293cm" style:type="right"/>
          <style:tab-stop style:position="2.704cm"/>
          <style:tab-stop style:position="3.307cm"/>
          <style:tab-stop style:position="10.689cm" style:type="right"/>
          <style:tab-stop style:position="11.098cm"/>
          <style:tab-stop style:position="11.598cm"/>
        </style:tab-stops>
      </style:paragraph-properties>
      <style:text-properties officeooo:paragraph-rsid="00243cd3"/>
    </style:style>
    <style:style style:name="P92" style:family="paragraph" style:parent-style-name="Standard">
      <style:paragraph-properties fo:margin-top="0cm" fo:margin-bottom="0.4cm" loext:contextual-spacing="false">
        <style:tab-stops>
          <style:tab-stop style:position="2.293cm" style:type="right"/>
          <style:tab-stop style:position="2.704cm"/>
          <style:tab-stop style:position="3.307cm"/>
          <style:tab-stop style:position="10.689cm" style:type="right"/>
          <style:tab-stop style:position="11.098cm"/>
          <style:tab-stop style:position="11.598cm"/>
        </style:tab-stops>
      </style:paragraph-properties>
      <style:text-properties officeooo:paragraph-rsid="0024e1cc"/>
    </style:style>
    <style:style style:name="P93" style:family="paragraph" style:parent-style-name="Standard">
      <style:paragraph-properties fo:margin-top="0cm" fo:margin-bottom="0.4cm" loext:contextual-spacing="false">
        <style:tab-stops>
          <style:tab-stop style:position="2.293cm" style:type="right"/>
          <style:tab-stop style:position="2.704cm"/>
          <style:tab-stop style:position="3.307cm"/>
        </style:tab-stops>
      </style:paragraph-properties>
      <style:text-properties officeooo:paragraph-rsid="0020f54d"/>
    </style:style>
    <style:style style:name="P94" style:family="paragraph" style:parent-style-name="Standard">
      <style:paragraph-properties fo:margin-top="0cm" fo:margin-bottom="0.4cm" loext:contextual-spacing="false">
        <style:tab-stops>
          <style:tab-stop style:position="13.538cm" style:type="right"/>
        </style:tab-stops>
      </style:paragraph-properties>
      <style:text-properties officeooo:paragraph-rsid="005a663a"/>
    </style:style>
    <style:style style:name="P95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9.305cm"/>
          <style:tab-stop style:position="9.996cm"/>
          <style:tab-stop style:position="11.804cm"/>
          <style:tab-stop style:position="14.494cm"/>
        </style:tab-stops>
      </style:paragraph-properties>
      <style:text-properties officeooo:paragraph-rsid="0061e054"/>
    </style:style>
    <style:style style:name="P96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6.1cm"/>
          <style:tab-stop style:position="6.805cm"/>
        </style:tab-stops>
      </style:paragraph-properties>
      <style:text-properties officeooo:paragraph-rsid="006da624"/>
    </style:style>
    <style:style style:name="P97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6.1cm"/>
          <style:tab-stop style:position="6.805cm"/>
        </style:tab-stops>
      </style:paragraph-properties>
      <style:text-properties officeooo:paragraph-rsid="00702f34"/>
    </style:style>
    <style:style style:name="P98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6.1cm"/>
          <style:tab-stop style:position="6.805cm"/>
        </style:tab-stops>
      </style:paragraph-properties>
      <style:text-properties officeooo:paragraph-rsid="00785383"/>
    </style:style>
    <style:style style:name="P99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6.1cm"/>
          <style:tab-stop style:position="6.805cm"/>
        </style:tab-stops>
      </style:paragraph-properties>
      <style:text-properties officeooo:paragraph-rsid="007cb1d9"/>
    </style:style>
    <style:style style:name="P100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5.203cm"/>
          <style:tab-stop style:position="5.895cm"/>
        </style:tab-stops>
      </style:paragraph-properties>
      <style:text-properties officeooo:paragraph-rsid="0080ef80"/>
    </style:style>
    <style:style style:name="P101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officeooo:paragraph-rsid="0085317f"/>
    </style:style>
    <style:style style:name="P102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officeooo:paragraph-rsid="00873517"/>
    </style:style>
    <style:style style:name="P103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officeooo:paragraph-rsid="0088d389"/>
    </style:style>
    <style:style style:name="P104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officeooo:paragraph-rsid="0089b70a"/>
    </style:style>
    <style:style style:name="P105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officeooo:paragraph-rsid="008f82d8"/>
    </style:style>
    <style:style style:name="P106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officeooo:paragraph-rsid="009a9975"/>
    </style:style>
    <style:style style:name="P107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officeooo:paragraph-rsid="009b5de0"/>
    </style:style>
    <style:style style:name="P108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officeooo:paragraph-rsid="009fac57"/>
    </style:style>
    <style:style style:name="P109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officeooo:paragraph-rsid="00a6a97a"/>
    </style:style>
    <style:style style:name="P110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officeooo:paragraph-rsid="00abb3ed"/>
    </style:style>
    <style:style style:name="P111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officeooo:paragraph-rsid="0097c4da"/>
    </style:style>
    <style:style style:name="P112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officeooo:paragraph-rsid="00bb127c"/>
    </style:style>
    <style:style style:name="P113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  <style:tab-stop style:position="10.906cm"/>
          <style:tab-stop style:position="11.598cm"/>
        </style:tab-stops>
      </style:paragraph-properties>
      <style:text-properties officeooo:paragraph-rsid="00a75483"/>
    </style:style>
    <style:style style:name="P114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3.806cm"/>
          <style:tab-stop style:position="7.497cm"/>
          <style:tab-stop style:position="8.202cm"/>
        </style:tab-stops>
      </style:paragraph-properties>
      <style:text-properties fo:font-style="normal" officeooo:paragraph-rsid="00abb3ed" style:font-style-asian="normal" style:font-style-complex="normal"/>
    </style:style>
    <style:style style:name="P115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8.304cm"/>
          <style:tab-stop style:position="8.996cm"/>
        </style:tab-stops>
      </style:paragraph-properties>
      <style:text-properties officeooo:paragraph-rsid="00ae983b"/>
    </style:style>
    <style:style style:name="P116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8.304cm"/>
          <style:tab-stop style:position="8.996cm"/>
        </style:tab-stops>
      </style:paragraph-properties>
      <style:text-properties officeooo:paragraph-rsid="00b0b15f"/>
    </style:style>
    <style:style style:name="P117" style:family="paragraph" style:parent-style-name="Standard">
      <style:paragraph-properties fo:margin-top="0cm" fo:margin-bottom="0.4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11.407cm"/>
        </style:tab-stops>
      </style:paragraph-properties>
      <style:text-properties officeooo:paragraph-rsid="0036866b"/>
    </style:style>
    <style:style style:name="P118" style:family="paragraph" style:parent-style-name="Standard">
      <style:paragraph-properties fo:margin-top="0cm" fo:margin-bottom="0.4cm" loext:contextual-spacing="false" fo:break-before="pag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7cb1d9"/>
    </style:style>
    <style:style style:name="P119" style:family="paragraph" style:parent-style-name="Standard">
      <style:paragraph-properties fo:margin-top="0cm" fo:margin-bottom="1cm" loext:contextual-spacing="false">
        <style:tab-stops>
          <style:tab-stop style:position="3.395cm" style:type="right"/>
          <style:tab-stop style:position="3.704cm"/>
          <style:tab-stop style:position="4.203cm"/>
        </style:tab-stops>
      </style:paragraph-properties>
      <style:text-properties fo:font-size="12pt" fo:language="en" fo:country="US" fo:font-weight="normal" officeooo:rsid="0005e720" officeooo:paragraph-rsid="00113663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margin-top="0cm" fo:margin-bottom="1cm" loext:contextual-spacing="false">
        <style:tab-stops>
          <style:tab-stop style:position="3.395cm" style:type="right"/>
          <style:tab-stop style:position="3.704cm"/>
          <style:tab-stop style:position="4.203cm"/>
        </style:tab-stops>
      </style:paragraph-properties>
      <style:text-properties fo:font-size="12pt" fo:language="en" fo:country="US" fo:font-weight="normal" officeooo:rsid="0005e720" officeooo:paragraph-rsid="00147913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margin-top="0cm" fo:margin-bottom="1cm" loext:contextual-spacing="false">
        <style:tab-stops>
          <style:tab-stop style:position="4.512cm" style:type="right"/>
          <style:tab-stop style:position="4.807cm"/>
          <style:tab-stop style:position="5.306cm"/>
        </style:tab-stops>
      </style:paragraph-properties>
      <style:text-properties fo:font-size="12pt" fo:language="en" fo:country="US" fo:font-weight="normal" officeooo:rsid="0005e720" officeooo:paragraph-rsid="001c8a70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margin-top="0cm" fo:margin-bottom="1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fo:language="en" fo:country="US" officeooo:rsid="0006a7c3" officeooo:paragraph-rsid="002a99b4"/>
    </style:style>
    <style:style style:name="P123" style:family="paragraph" style:parent-style-name="Standard">
      <style:paragraph-properties fo:margin-top="0cm" fo:margin-bottom="1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10.719cm" style:type="right"/>
          <style:tab-stop style:position="11.113cm"/>
          <style:tab-stop style:position="11.612cm"/>
        </style:tab-stops>
      </style:paragraph-properties>
      <style:text-properties fo:language="en" fo:country="US" officeooo:rsid="0005e720" officeooo:paragraph-rsid="002add59"/>
    </style:style>
    <style:style style:name="P124" style:family="paragraph" style:parent-style-name="Standard">
      <style:paragraph-properties fo:margin-top="0cm" fo:margin-bottom="1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6644ec"/>
    </style:style>
    <style:style style:name="P125" style:family="paragraph" style:parent-style-name="Standard">
      <style:paragraph-properties fo:margin-top="0cm" fo:margin-bottom="1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65ab7b"/>
    </style:style>
    <style:style style:name="P126" style:family="paragraph" style:parent-style-name="Standard">
      <style:paragraph-properties fo:margin-top="0cm" fo:margin-bottom="1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616b4d"/>
    </style:style>
    <style:style style:name="P127" style:family="paragraph" style:parent-style-name="Standard">
      <style:paragraph-properties fo:margin-top="0cm" fo:margin-bottom="1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60214e"/>
    </style:style>
    <style:style style:name="P128" style:family="paragraph" style:parent-style-name="Standard">
      <style:paragraph-properties fo:margin-top="0cm" fo:margin-bottom="1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7df849"/>
    </style:style>
    <style:style style:name="P129" style:family="paragraph" style:parent-style-name="Standard">
      <style:paragraph-properties fo:margin-top="0cm" fo:margin-bottom="1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80ef80"/>
    </style:style>
    <style:style style:name="P130" style:family="paragraph" style:parent-style-name="Standard">
      <style:paragraph-properties fo:margin-top="0cm" fo:margin-bottom="1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8342a0"/>
    </style:style>
    <style:style style:name="P131" style:family="paragraph" style:parent-style-name="Standard">
      <style:paragraph-properties fo:margin-top="0cm" fo:margin-bottom="1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873517"/>
    </style:style>
    <style:style style:name="P132" style:family="paragraph" style:parent-style-name="Standard">
      <style:paragraph-properties fo:margin-top="0cm" fo:margin-bottom="1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8f82d8"/>
    </style:style>
    <style:style style:name="P133" style:family="paragraph" style:parent-style-name="Standard">
      <style:paragraph-properties fo:margin-top="0cm" fo:margin-bottom="1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98ff51"/>
    </style:style>
    <style:style style:name="P134" style:family="paragraph" style:parent-style-name="Standard">
      <style:paragraph-properties fo:margin-top="0cm" fo:margin-bottom="1cm" loext:contextual-spacing="fals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bb127c"/>
    </style:style>
    <style:style style:name="P135" style:family="paragraph" style:parent-style-name="Standard">
      <style:paragraph-properties fo:margin-top="0cm" fo:margin-bottom="1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5.807cm"/>
          <style:tab-stop style:position="6.496cm"/>
        </style:tab-stops>
      </style:paragraph-properties>
      <style:text-properties officeooo:paragraph-rsid="006765a1"/>
    </style:style>
    <style:style style:name="P136" style:family="paragraph" style:parent-style-name="Standard">
      <style:paragraph-properties fo:margin-top="0cm" fo:margin-bottom="1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5.807cm"/>
          <style:tab-stop style:position="6.496cm"/>
        </style:tab-stops>
      </style:paragraph-properties>
      <style:text-properties officeooo:paragraph-rsid="007df849"/>
    </style:style>
    <style:style style:name="P137" style:family="paragraph" style:parent-style-name="Standard">
      <style:paragraph-properties fo:margin-top="0cm" fo:margin-bottom="1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9.305cm"/>
          <style:tab-stop style:position="9.996cm"/>
          <style:tab-stop style:position="11.804cm"/>
          <style:tab-stop style:position="14.494cm"/>
        </style:tab-stops>
      </style:paragraph-properties>
      <style:text-properties officeooo:paragraph-rsid="00693e53"/>
    </style:style>
    <style:style style:name="P138" style:family="paragraph" style:parent-style-name="Standard">
      <style:paragraph-properties fo:margin-top="0cm" fo:margin-bottom="1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6.1cm"/>
          <style:tab-stop style:position="6.805cm"/>
        </style:tab-stops>
      </style:paragraph-properties>
      <style:text-properties officeooo:paragraph-rsid="0075e52a"/>
    </style:style>
    <style:style style:name="P139" style:family="paragraph" style:parent-style-name="Standard">
      <style:paragraph-properties fo:margin-top="0cm" fo:margin-bottom="1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6.1cm"/>
          <style:tab-stop style:position="6.805cm"/>
        </style:tab-stops>
      </style:paragraph-properties>
      <style:text-properties officeooo:paragraph-rsid="0076727a"/>
    </style:style>
    <style:style style:name="P140" style:family="paragraph" style:parent-style-name="Standard">
      <style:paragraph-properties fo:margin-top="0cm" fo:margin-bottom="1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officeooo:paragraph-rsid="0087d5d4"/>
    </style:style>
    <style:style style:name="P141" style:family="paragraph" style:parent-style-name="Standard">
      <style:paragraph-properties fo:margin-top="0cm" fo:margin-bottom="1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officeooo:paragraph-rsid="009b5de0"/>
    </style:style>
    <style:style style:name="P142" style:family="paragraph" style:parent-style-name="Standard">
      <style:paragraph-properties fo:margin-top="0cm" fo:margin-bottom="1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officeooo:paragraph-rsid="009cda55"/>
    </style:style>
    <style:style style:name="P143" style:family="paragraph" style:parent-style-name="Standard">
      <style:paragraph-properties fo:margin-top="0cm" fo:margin-bottom="1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officeooo:paragraph-rsid="00a4addc"/>
    </style:style>
    <style:style style:name="P144" style:family="paragraph" style:parent-style-name="Standard">
      <style:paragraph-properties fo:margin-top="0cm" fo:margin-bottom="1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officeooo:paragraph-rsid="009fac57"/>
    </style:style>
    <style:style style:name="P145" style:family="paragraph" style:parent-style-name="Standard">
      <style:paragraph-properties fo:margin-top="0cm" fo:margin-bottom="1cm" loext:contextual-spacing="false" fo:break-before="page">
        <style:tab-stops>
          <style:tab-stop style:position="2.014cm" style:type="right"/>
          <style:tab-stop style:position="2.395cm"/>
          <style:tab-stop style:position="2.999cm"/>
        </style:tab-stops>
      </style:paragraph-properties>
      <style:text-properties officeooo:paragraph-rsid="009a9975"/>
    </style:style>
    <style:style style:name="P146" style:family="paragraph" style:parent-style-name="Standard">
      <style:paragraph-properties fo:margin-top="0cm" fo:margin-bottom="0.199cm" loext:contextual-spacing="false">
        <style:tab-stops>
          <style:tab-stop style:position="3.395cm" style:type="right"/>
          <style:tab-stop style:position="3.704cm"/>
          <style:tab-stop style:position="4.203cm"/>
        </style:tab-stops>
      </style:paragraph-properties>
      <style:text-properties fo:font-size="12pt" fo:language="en" fo:country="US" fo:font-weight="normal" officeooo:rsid="0005e720" officeooo:paragraph-rsid="0009c525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margin-left="1cm" fo:margin-right="0cm" fo:margin-top="0cm" fo:margin-bottom="1cm" loext:contextual-spacing="false" fo:text-align="start" style:justify-single-word="false" fo:text-indent="0cm" style:auto-text-indent="false">
        <style:tab-stops/>
      </style:paragraph-properties>
      <style:text-properties fo:font-size="12pt" fo:language="en" fo:country="US" fo:font-weight="normal" officeooo:rsid="0005e720" officeooo:paragraph-rsid="00133b7f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margin-top="0cm" fo:margin-bottom="0.101cm" loext:contextual-spacing="false" fo:break-before="pag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fo:font-size="10.5pt" fo:language="en" fo:country="US" fo:font-style="normal" style:text-underline-style="none" fo:font-weight="normal" officeooo:rsid="009a9975" officeooo:paragraph-rsid="009fac57" style:font-size-asian="10.5pt" style:font-style-asian="normal" style:font-weight-asian="normal" style:font-size-complex="10.5pt" style:font-style-complex="normal" style:font-weight-complex="normal"/>
    </style:style>
    <style:style style:name="P149" style:family="paragraph" style:parent-style-name="Standard">
      <style:paragraph-properties fo:margin-top="0cm" fo:margin-bottom="0.101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fo:font-size="10.5pt" fo:language="en" fo:country="US" fo:font-style="normal" style:text-underline-style="none" fo:font-weight="normal" officeooo:rsid="009a9975" officeooo:paragraph-rsid="009fac57" style:font-size-asian="10.5pt" style:font-style-asian="normal" style:font-weight-asian="normal" style:font-size-complex="10.5pt" style:font-style-complex="normal" style:font-weight-complex="normal"/>
    </style:style>
    <style:style style:name="P150" style:family="paragraph" style:parent-style-name="Standard">
      <style:paragraph-properties fo:margin-top="0cm" fo:margin-bottom="0cm" loext:contextual-spacing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officeooo:paragraph-rsid="00bb127c"/>
    </style:style>
    <style:style style:name="P151" style:family="paragraph">
      <loext:graphic-properties draw:fill="none"/>
    </style:style>
    <style:style style:name="T1" style:family="text">
      <style:text-properties officeooo:rsid="0006a7c3"/>
    </style:style>
    <style:style style:name="T2" style:family="text">
      <style:text-properties officeooo:rsid="0007842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842b" style:font-weight-asian="bold" style:font-weight-complex="bold"/>
    </style:style>
    <style:style style:name="T5" style:family="text">
      <style:text-properties fo:font-weight="bold" officeooo:rsid="00079efc" style:font-weight-asian="bold" style:font-weight-complex="bold"/>
    </style:style>
    <style:style style:name="T6" style:family="text">
      <style:text-properties fo:font-weight="bold" officeooo:rsid="0007a07f" style:font-weight-asian="bold" style:font-weight-complex="bold"/>
    </style:style>
    <style:style style:name="T7" style:family="text">
      <style:text-properties fo:font-weight="bold" officeooo:rsid="000b4b76" style:font-weight-asian="bold" style:font-weight-complex="bold"/>
    </style:style>
    <style:style style:name="T8" style:family="text">
      <style:text-properties fo:font-weight="bold" officeooo:rsid="000ff9d2" style:font-weight-asian="bold" style:font-weight-complex="bold"/>
    </style:style>
    <style:style style:name="T9" style:family="text">
      <style:text-properties fo:font-weight="bold" officeooo:rsid="001072aa" style:font-weight-asian="bold" style:font-weight-complex="bold"/>
    </style:style>
    <style:style style:name="T10" style:family="text">
      <style:text-properties fo:font-weight="bold" officeooo:rsid="00113663" style:font-weight-asian="bold" style:font-weight-complex="bold"/>
    </style:style>
    <style:style style:name="T11" style:family="text">
      <style:text-properties fo:font-weight="bold" officeooo:rsid="00118e7d" style:font-weight-asian="bold" style:font-weight-complex="bold"/>
    </style:style>
    <style:style style:name="T12" style:family="text">
      <style:text-properties fo:font-weight="bold" officeooo:rsid="00133b7f" style:font-weight-asian="bold" style:font-weight-complex="bold"/>
    </style:style>
    <style:style style:name="T13" style:family="text">
      <style:text-properties fo:font-weight="bold" officeooo:rsid="00147913" style:font-weight-asian="bold" style:font-weight-complex="bold"/>
    </style:style>
    <style:style style:name="T14" style:family="text">
      <style:text-properties fo:font-weight="bold" officeooo:rsid="00158098" style:font-weight-asian="bold" style:font-weight-complex="bold"/>
    </style:style>
    <style:style style:name="T15" style:family="text">
      <style:text-properties fo:font-weight="bold" officeooo:rsid="001639be" style:font-weight-asian="bold" style:font-weight-complex="bold"/>
    </style:style>
    <style:style style:name="T16" style:family="text">
      <style:text-properties fo:font-weight="bold" officeooo:rsid="00169a11" style:font-weight-asian="bold" style:font-weight-complex="bold"/>
    </style:style>
    <style:style style:name="T17" style:family="text">
      <style:text-properties fo:font-weight="bold" officeooo:rsid="001839c7" style:font-weight-asian="bold" style:font-weight-complex="bold"/>
    </style:style>
    <style:style style:name="T18" style:family="text">
      <style:text-properties fo:font-weight="bold" officeooo:rsid="001b6ec8" style:font-weight-asian="bold" style:font-weight-complex="bold"/>
    </style:style>
    <style:style style:name="T19" style:family="text">
      <style:text-properties fo:font-weight="bold" officeooo:rsid="001d5da5" style:font-weight-asian="bold" style:font-weight-complex="bold"/>
    </style:style>
    <style:style style:name="T20" style:family="text">
      <style:text-properties fo:font-weight="bold" officeooo:rsid="0006a7c3" style:font-weight-asian="bold" style:font-weight-complex="bold"/>
    </style:style>
    <style:style style:name="T21" style:family="text">
      <style:text-properties fo:font-weight="bold" officeooo:rsid="002a99b4" style:font-weight-asian="bold" style:font-weight-complex="bold"/>
    </style:style>
    <style:style style:name="T22" style:family="text">
      <style:text-properties fo:font-weight="bold" officeooo:rsid="0005e720" style:font-weight-asian="bold" style:font-weight-complex="bold"/>
    </style:style>
    <style:style style:name="T23" style:family="text">
      <style:text-properties fo:font-weight="bold" officeooo:rsid="002add59" style:font-weight-asian="bold" style:font-weight-complex="bold"/>
    </style:style>
    <style:style style:name="T24" style:family="text">
      <style:text-properties fo:font-weight="bold" officeooo:rsid="002f66c4" style:font-weight-asian="bold" style:font-weight-complex="bold"/>
    </style:style>
    <style:style style:name="T25" style:family="text">
      <style:text-properties officeooo:rsid="0007a07f"/>
    </style:style>
    <style:style style:name="T26" style:family="text">
      <style:text-properties officeooo:rsid="0008b701"/>
    </style:style>
    <style:style style:name="T27" style:family="text">
      <style:text-properties officeooo:rsid="00095451"/>
    </style:style>
    <style:style style:name="T28" style:family="text">
      <style:text-properties officeooo:rsid="000b4b76"/>
    </style:style>
    <style:style style:name="T29" style:family="text">
      <style:text-properties officeooo:rsid="000ff9d2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169a11" style:font-weight-asian="normal" style:font-weight-complex="normal"/>
    </style:style>
    <style:style style:name="T32" style:family="text">
      <style:text-properties fo:font-weight="normal" officeooo:rsid="0007a07f" style:font-weight-asian="normal" style:font-weight-complex="normal"/>
    </style:style>
    <style:style style:name="T33" style:family="text">
      <style:text-properties fo:font-weight="normal" officeooo:rsid="0007842b" style:font-weight-asian="normal" style:font-weight-complex="normal"/>
    </style:style>
    <style:style style:name="T34" style:family="text">
      <style:text-properties fo:font-weight="normal" officeooo:rsid="0019ddc1" style:font-weight-asian="normal" style:font-weight-complex="normal"/>
    </style:style>
    <style:style style:name="T35" style:family="text">
      <style:text-properties fo:font-weight="normal" officeooo:rsid="0006a7c3" style:font-weight-asian="normal" style:font-weight-complex="normal"/>
    </style:style>
    <style:style style:name="T36" style:family="text">
      <style:text-properties fo:font-weight="normal" officeooo:rsid="002a99b4" style:font-weight-asian="normal" style:font-weight-complex="normal"/>
    </style:style>
    <style:style style:name="T37" style:family="text">
      <style:text-properties fo:font-weight="normal" officeooo:rsid="0005e720" style:font-weight-asian="normal" style:font-weight-complex="normal"/>
    </style:style>
    <style:style style:name="T38" style:family="text">
      <style:text-properties fo:font-weight="normal" officeooo:rsid="002add59" style:font-weight-asian="normal" style:font-weight-complex="normal"/>
    </style:style>
    <style:style style:name="T39" style:family="text">
      <style:text-properties fo:font-weight="normal" officeooo:rsid="002f66c4" style:font-weight-asian="normal" style:font-weight-complex="normal"/>
    </style:style>
    <style:style style:name="T40" style:family="text">
      <style:text-properties fo:font-weight="normal" officeooo:rsid="002f9fa9" style:font-weight-asian="normal" style:font-weight-complex="normal"/>
    </style:style>
    <style:style style:name="T41" style:family="text">
      <style:text-properties fo:font-weight="normal" officeooo:rsid="003829b8" style:font-weight-asian="normal" style:font-weight-complex="normal"/>
    </style:style>
    <style:style style:name="T42" style:family="text">
      <style:text-properties officeooo:rsid="001072aa"/>
    </style:style>
    <style:style style:name="T43" style:family="text">
      <style:text-properties officeooo:rsid="00113663"/>
    </style:style>
    <style:style style:name="T44" style:family="text">
      <style:text-properties officeooo:rsid="00118e7d"/>
    </style:style>
    <style:style style:name="T45" style:family="text">
      <style:text-properties officeooo:rsid="00133b7f"/>
    </style:style>
    <style:style style:name="T46" style:family="text">
      <style:text-properties style:font-name="Liberation Serif1" fo:font-size="24pt" officeooo:rsid="00133b7f" style:font-name-asian="Liberation Serif1" style:font-size-asian="24pt" style:font-name-complex="Liberation Serif1" style:font-size-complex="24pt"/>
    </style:style>
    <style:style style:name="T47" style:family="text">
      <style:text-properties style:font-name="Liberation Serif1" fo:font-size="24pt" fo:font-weight="bold" officeooo:rsid="00133b7f" style:font-name-asian="Liberation Serif1" style:font-size-asian="24pt" style:font-weight-asian="bold" style:font-name-complex="Liberation Serif1" style:font-size-complex="24pt" style:font-weight-complex="bold"/>
    </style:style>
    <style:style style:name="T48" style:family="text">
      <style:text-properties style:font-name="Liberation Serif" officeooo:rsid="00133b7f" style:font-name-asian="NSimSun" style:font-name-complex="Arial"/>
    </style:style>
    <style:style style:name="T49" style:family="text">
      <style:text-properties officeooo:rsid="00147913"/>
    </style:style>
    <style:style style:name="T50" style:family="text">
      <style:text-properties officeooo:rsid="00158098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officeooo:rsid="001d5da5"/>
    </style:style>
    <style:style style:name="T53" style:family="text">
      <style:text-properties style:text-underline-style="none" fo:font-weight="bold" officeooo:rsid="001d5da5" style:font-weight-asian="bold" style:font-weight-complex="bold"/>
    </style:style>
    <style:style style:name="T54" style:family="text">
      <style:text-properties style:text-underline-style="none" fo:font-weight="bold" officeooo:rsid="001da2f4" style:font-weight-asian="bold" style:font-weight-complex="bold"/>
    </style:style>
    <style:style style:name="T55" style:family="text">
      <style:text-properties style:text-underline-style="none" fo:font-weight="bold" officeooo:rsid="001fab3c" style:font-weight-asian="bold" style:font-weight-complex="bold"/>
    </style:style>
    <style:style style:name="T56" style:family="text">
      <style:text-properties style:text-underline-style="none" fo:font-weight="bold" officeooo:rsid="0020160d" style:font-weight-asian="bold" style:font-weight-complex="bold"/>
    </style:style>
    <style:style style:name="T57" style:family="text">
      <style:text-properties style:text-underline-style="none" fo:font-weight="bold" officeooo:rsid="0019ddc1" style:font-weight-asian="bold" style:font-weight-complex="bold"/>
    </style:style>
    <style:style style:name="T58" style:family="text">
      <style:text-properties style:text-underline-style="none" fo:font-weight="bold" officeooo:rsid="0020f54d" style:font-weight-asian="bold" style:font-weight-complex="bold"/>
    </style:style>
    <style:style style:name="T59" style:family="text">
      <style:text-properties style:text-underline-style="none" fo:font-weight="bold" officeooo:rsid="0026de54" style:font-weight-asian="bold" style:font-weight-complex="bold"/>
    </style:style>
    <style:style style:name="T60" style:family="text">
      <style:text-properties style:text-underline-style="none" fo:font-weight="bold" officeooo:rsid="00243cd3" style:font-weight-asian="bold" style:font-weight-complex="bold"/>
    </style:style>
    <style:style style:name="T61" style:family="text">
      <style:text-properties style:text-underline-style="none" fo:font-weight="bold" officeooo:rsid="002995ab" style:font-weight-asian="bold" style:font-weight-complex="bold"/>
    </style:style>
    <style:style style:name="T62" style:family="text">
      <style:text-properties style:text-underline-style="none" fo:font-weight="bold" officeooo:rsid="0029bf89" style:font-weight-asian="bold" style:font-weight-complex="bold"/>
    </style:style>
    <style:style style:name="T63" style:family="text">
      <style:text-properties style:text-underline-style="none" fo:font-weight="bold" officeooo:rsid="002a83bb" style:font-weight-asian="bold" style:font-weight-complex="bold"/>
    </style:style>
    <style:style style:name="T64" style:family="text">
      <style:text-properties style:text-underline-style="none" fo:font-weight="bold" officeooo:rsid="00324498" style:font-weight-asian="bold" style:font-weight-complex="bold"/>
    </style:style>
    <style:style style:name="T65" style:family="text">
      <style:text-properties style:text-underline-style="none" fo:font-weight="bold" officeooo:rsid="003436e3" style:font-weight-asian="bold" style:font-weight-complex="bold"/>
    </style:style>
    <style:style style:name="T66" style:family="text">
      <style:text-properties style:text-underline-style="none" fo:font-weight="bold" officeooo:rsid="0036866b" style:font-weight-asian="bold" style:font-weight-complex="bold"/>
    </style:style>
    <style:style style:name="T67" style:family="text">
      <style:text-properties style:text-underline-style="none" fo:font-weight="bold" officeooo:rsid="0039c5d0" style:font-weight-asian="bold" style:font-weight-complex="bold"/>
    </style:style>
    <style:style style:name="T68" style:family="text">
      <style:text-properties style:text-underline-style="none" fo:font-weight="bold" officeooo:rsid="003ac8e3" style:font-weight-asian="bold" style:font-weight-complex="bold"/>
    </style:style>
    <style:style style:name="T69" style:family="text">
      <style:text-properties style:text-underline-style="none" fo:font-weight="bold" officeooo:rsid="005a663a" style:font-weight-asian="bold" style:font-weight-complex="bold"/>
    </style:style>
    <style:style style:name="T70" style:family="text">
      <style:text-properties style:text-underline-style="none" officeooo:rsid="001d5da5"/>
    </style:style>
    <style:style style:name="T71" style:family="text">
      <style:text-properties style:text-underline-style="none" officeooo:rsid="001da2f4"/>
    </style:style>
    <style:style style:name="T72" style:family="text">
      <style:text-properties style:text-underline-style="none" officeooo:rsid="001fab3c"/>
    </style:style>
    <style:style style:name="T73" style:family="text">
      <style:text-properties style:text-underline-style="none" officeooo:rsid="0020160d"/>
    </style:style>
    <style:style style:name="T74" style:family="text">
      <style:text-properties style:text-underline-style="none" officeooo:rsid="0019ddc1"/>
    </style:style>
    <style:style style:name="T75" style:family="text">
      <style:text-properties style:text-underline-style="none" officeooo:rsid="0020f54d"/>
    </style:style>
    <style:style style:name="T76" style:family="text">
      <style:text-properties style:text-underline-style="none" officeooo:rsid="00243cd3"/>
    </style:style>
    <style:style style:name="T77" style:family="text">
      <style:text-properties style:text-underline-style="none" officeooo:rsid="0024e1cc"/>
    </style:style>
    <style:style style:name="T78" style:family="text">
      <style:text-properties style:text-underline-style="none" officeooo:rsid="0026de54"/>
    </style:style>
    <style:style style:name="T79" style:family="text">
      <style:text-properties style:text-underline-style="none" officeooo:rsid="002995ab"/>
    </style:style>
    <style:style style:name="T80" style:family="text">
      <style:text-properties style:text-underline-style="none" officeooo:rsid="0029bf89"/>
    </style:style>
    <style:style style:name="T81" style:family="text">
      <style:text-properties style:text-underline-style="none" officeooo:rsid="00324498"/>
    </style:style>
    <style:style style:name="T82" style:family="text">
      <style:text-properties style:text-underline-style="none" officeooo:rsid="003436e3"/>
    </style:style>
    <style:style style:name="T83" style:family="text">
      <style:text-properties style:text-underline-style="none" officeooo:rsid="00362bf6"/>
    </style:style>
    <style:style style:name="T84" style:family="text">
      <style:text-properties style:text-underline-style="none" officeooo:rsid="0036866b"/>
    </style:style>
    <style:style style:name="T85" style:family="text">
      <style:text-properties style:text-underline-style="none" officeooo:rsid="0039c5d0"/>
    </style:style>
    <style:style style:name="T86" style:family="text">
      <style:text-properties style:text-underline-style="none" officeooo:rsid="003ac8e3"/>
    </style:style>
    <style:style style:name="T87" style:family="text">
      <style:text-properties style:text-underline-style="none" officeooo:rsid="005920e1"/>
    </style:style>
    <style:style style:name="T88" style:family="text">
      <style:text-properties style:text-underline-style="none" officeooo:rsid="005a663a"/>
    </style:style>
    <style:style style:name="T89" style:family="text">
      <style:text-properties style:text-underline-style="none" officeooo:rsid="005d5bd6"/>
    </style:style>
    <style:style style:name="T90" style:family="text">
      <style:text-properties officeooo:rsid="002a99b4"/>
    </style:style>
    <style:style style:name="T91" style:family="text">
      <style:text-properties officeooo:rsid="003829b8"/>
    </style:style>
    <style:style style:name="T92" style:family="text">
      <style:text-properties fo:font-size="12pt" fo:language="en" fo:country="US" style:text-underline-style="none" fo:font-weight="normal" style:font-size-asian="10.5pt" style:font-weight-asian="normal" style:font-size-complex="12pt" style:font-weight-complex="normal"/>
    </style:style>
    <style:style style:name="T93" style:family="text">
      <style:text-properties fo:font-size="12pt" fo:language="en" fo:country="US" style:text-underline-style="none" fo:font-weight="normal" officeooo:rsid="001d5da5" style:font-size-asian="10.5pt" style:font-weight-asian="normal" style:font-size-complex="12pt" style:font-weight-complex="normal"/>
    </style:style>
    <style:style style:name="T94" style:family="text">
      <style:text-properties fo:font-size="12pt" fo:language="en" fo:country="US" style:text-underline-style="none" fo:font-weight="normal" officeooo:rsid="003fe23c" style:font-size-asian="10.5pt" style:font-weight-asian="normal" style:font-size-complex="12pt" style:font-weight-complex="normal"/>
    </style:style>
    <style:style style:name="T95" style:family="text">
      <style:text-properties fo:font-size="12pt" fo:language="en" fo:country="US" style:text-underline-style="none" fo:font-weight="normal" officeooo:rsid="00410410" style:font-size-asian="10.5pt" style:font-weight-asian="normal" style:font-size-complex="12pt" style:font-weight-complex="normal"/>
    </style:style>
    <style:style style:name="T96" style:family="text">
      <style:text-properties fo:font-size="12pt" fo:language="en" fo:country="US" style:text-underline-style="none" fo:font-weight="normal" officeooo:rsid="0042443c" style:font-size-asian="10.5pt" style:font-weight-asian="normal" style:font-size-complex="12pt" style:font-weight-complex="normal"/>
    </style:style>
    <style:style style:name="T97" style:family="text">
      <style:text-properties fo:font-size="12pt" fo:language="en" fo:country="US" style:text-underline-style="none" fo:font-weight="normal" officeooo:rsid="00441cab" style:font-size-asian="10.5pt" style:font-weight-asian="normal" style:font-size-complex="12pt" style:font-weight-complex="normal"/>
    </style:style>
    <style:style style:name="T98" style:family="text">
      <style:text-properties fo:font-size="12pt" fo:language="en" fo:country="US" style:text-underline-style="none" fo:font-weight="normal" officeooo:rsid="0044ad9e" style:font-size-asian="10.5pt" style:font-weight-asian="normal" style:font-size-complex="12pt" style:font-weight-complex="normal"/>
    </style:style>
    <style:style style:name="T99" style:family="text">
      <style:text-properties fo:font-size="12pt" fo:language="en" fo:country="US" style:text-underline-style="none" fo:font-weight="normal" officeooo:rsid="0046a237" style:font-size-asian="10.5pt" style:font-weight-asian="normal" style:font-size-complex="12pt" style:font-weight-complex="normal"/>
    </style:style>
    <style:style style:name="T100" style:family="text">
      <style:text-properties fo:font-size="12pt" fo:language="en" fo:country="US" style:text-underline-style="none" fo:font-weight="normal" officeooo:rsid="004819fa" style:font-size-asian="10.5pt" style:font-weight-asian="normal" style:font-size-complex="12pt" style:font-weight-complex="normal"/>
    </style:style>
    <style:style style:name="T101" style:family="text">
      <style:text-properties fo:font-size="12pt" fo:language="en" fo:country="US" style:text-underline-style="none" fo:font-weight="normal" officeooo:rsid="004892c1" style:font-size-asian="10.5pt" style:font-weight-asian="normal" style:font-size-complex="12pt" style:font-weight-complex="normal"/>
    </style:style>
    <style:style style:name="T102" style:family="text">
      <style:text-properties fo:font-size="12pt" fo:language="en" fo:country="US" style:text-underline-style="none" fo:font-weight="normal" officeooo:rsid="0005e720" style:font-size-asian="10.5pt" style:font-weight-asian="normal" style:font-size-complex="12pt" style:font-weight-complex="normal"/>
    </style:style>
    <style:style style:name="T103" style:family="text">
      <style:text-properties fo:font-size="12pt" fo:language="en" fo:country="US" style:text-underline-style="none" fo:font-weight="normal" officeooo:rsid="004a28d2" style:font-size-asian="10.5pt" style:font-weight-asian="normal" style:font-size-complex="12pt" style:font-weight-complex="normal"/>
    </style:style>
    <style:style style:name="T104" style:family="text">
      <style:text-properties fo:font-size="12pt" fo:language="en" fo:country="US" style:text-underline-style="none" fo:font-weight="normal" officeooo:rsid="004a9646" style:font-size-asian="10.5pt" style:font-weight-asian="normal" style:font-size-complex="12pt" style:font-weight-complex="normal"/>
    </style:style>
    <style:style style:name="T105" style:family="text">
      <style:text-properties fo:font-size="12pt" fo:language="en" fo:country="US" style:text-underline-style="none" fo:font-weight="normal" officeooo:rsid="004b0681" style:font-size-asian="10.5pt" style:font-weight-asian="normal" style:font-size-complex="12pt" style:font-weight-complex="normal"/>
    </style:style>
    <style:style style:name="T106" style:family="text">
      <style:text-properties fo:font-size="12pt" fo:language="en" fo:country="US" style:text-underline-style="none" fo:font-weight="normal" officeooo:rsid="004c4999" style:font-size-asian="10.5pt" style:font-weight-asian="normal" style:font-size-complex="12pt" style:font-weight-complex="normal"/>
    </style:style>
    <style:style style:name="T107" style:family="text">
      <style:text-properties fo:font-size="12pt" fo:language="en" fo:country="US" style:text-underline-style="none" fo:font-weight="normal" officeooo:rsid="004d7092" style:font-size-asian="10.5pt" style:font-weight-asian="normal" style:font-size-complex="12pt" style:font-weight-complex="normal"/>
    </style:style>
    <style:style style:name="T108" style:family="text">
      <style:text-properties fo:font-size="12pt" fo:language="en" fo:country="US" style:text-underline-style="none" fo:font-weight="normal" officeooo:rsid="004f291b" style:font-size-asian="10.5pt" style:font-weight-asian="normal" style:font-size-complex="12pt" style:font-weight-complex="normal"/>
    </style:style>
    <style:style style:name="T109" style:family="text">
      <style:text-properties fo:font-size="12pt" fo:language="en" fo:country="US" style:text-underline-style="none" fo:font-weight="normal" officeooo:rsid="005124e1" style:font-size-asian="10.5pt" style:font-weight-asian="normal" style:font-size-complex="12pt" style:font-weight-complex="normal"/>
    </style:style>
    <style:style style:name="T110" style:family="text">
      <style:text-properties fo:font-size="12pt" fo:language="en" fo:country="US" style:text-underline-style="none" fo:font-weight="normal" officeooo:rsid="0052112d" style:font-size-asian="10.5pt" style:font-weight-asian="normal" style:font-size-complex="12pt" style:font-weight-complex="normal"/>
    </style:style>
    <style:style style:name="T111" style:family="text">
      <style:text-properties fo:font-size="12pt" fo:language="en" fo:country="US" style:text-underline-style="none" fo:font-weight="normal" officeooo:rsid="0052f9e5" style:font-size-asian="10.5pt" style:font-weight-asian="normal" style:font-size-complex="12pt" style:font-weight-complex="normal"/>
    </style:style>
    <style:style style:name="T112" style:family="text">
      <style:text-properties fo:font-size="12pt" fo:language="en" fo:country="US" style:text-underline-style="none" fo:font-weight="normal" officeooo:rsid="0054f488" style:font-size-asian="10.5pt" style:font-weight-asian="normal" style:font-size-complex="12pt" style:font-weight-complex="normal"/>
    </style:style>
    <style:style style:name="T113" style:family="text">
      <style:text-properties fo:font-size="12pt" fo:language="en" fo:country="US" style:text-underline-style="none" fo:font-weight="normal" officeooo:rsid="0056c119" style:font-size-asian="10.5pt" style:font-weight-asian="normal" style:font-size-complex="12pt" style:font-weight-complex="normal"/>
    </style:style>
    <style:style style:name="T114" style:family="text">
      <style:text-properties fo:font-size="12pt" fo:language="en" fo:country="US" style:text-underline-style="none" fo:font-weight="normal" officeooo:rsid="0056f4c1" style:font-size-asian="10.5pt" style:font-weight-asian="normal" style:font-size-complex="12pt" style:font-weight-complex="normal"/>
    </style:style>
    <style:style style:name="T115" style:family="text">
      <style:text-properties fo:font-size="12pt" fo:language="en" fo:country="US" style:text-underline-style="none" fo:font-weight="normal" officeooo:rsid="00572708" style:font-size-asian="10.5pt" style:font-weight-asian="normal" style:font-size-complex="12pt" style:font-weight-complex="normal"/>
    </style:style>
    <style:style style:name="T116" style:family="text">
      <style:text-properties fo:font-size="12pt" fo:language="en" fo:country="US" style:text-underline-style="none" fo:font-weight="normal" officeooo:rsid="0019ddc1" style:font-size-asian="10.5pt" style:font-weight-asian="normal" style:font-size-complex="12pt" style:font-weight-complex="normal"/>
    </style:style>
    <style:style style:name="T117" style:family="text">
      <style:text-properties fo:font-size="12pt" fo:language="en" fo:country="US" style:text-underline-style="none" fo:font-weight="normal" officeooo:rsid="0020f54d" style:font-size-asian="10.5pt" style:font-weight-asian="normal" style:font-size-complex="12pt" style:font-weight-complex="normal"/>
    </style:style>
    <style:style style:name="T118" style:family="text">
      <style:text-properties fo:font-size="12pt" fo:language="en" fo:country="US" style:text-underline-style="none" fo:font-weight="normal" officeooo:rsid="005920e1" style:font-size-asian="10.5pt" style:font-weight-asian="normal" style:font-size-complex="12pt" style:font-weight-complex="normal"/>
    </style:style>
    <style:style style:name="T119" style:family="text">
      <style:text-properties fo:font-size="12pt" fo:language="en" fo:country="US" style:text-underline-style="none" fo:font-weight="normal" officeooo:rsid="00243cd3" style:font-size-asian="10.5pt" style:font-weight-asian="normal" style:font-size-complex="12pt" style:font-weight-complex="normal"/>
    </style:style>
    <style:style style:name="T120" style:family="text">
      <style:text-properties fo:font-size="12pt" fo:language="en" fo:country="US" style:text-underline-style="none" fo:font-weight="normal" officeooo:rsid="0024e1cc" style:font-size-asian="10.5pt" style:font-weight-asian="normal" style:font-size-complex="12pt" style:font-weight-complex="normal"/>
    </style:style>
    <style:style style:name="T121" style:family="text">
      <style:text-properties fo:font-size="12pt" fo:language="en" fo:country="US" style:text-underline-style="none" fo:font-weight="normal" officeooo:rsid="005928b1" style:font-size-asian="10.5pt" style:font-weight-asian="normal" style:font-size-complex="12pt" style:font-weight-complex="normal"/>
    </style:style>
    <style:style style:name="T122" style:family="text">
      <style:text-properties fo:font-size="12pt" fo:language="en" fo:country="US" style:text-underline-style="none" fo:font-weight="normal" officeooo:rsid="001cf331" style:font-size-asian="10.5pt" style:font-weight-asian="normal" style:font-size-complex="12pt" style:font-weight-complex="normal"/>
    </style:style>
    <style:style style:name="T123" style:family="text">
      <style:text-properties fo:font-size="12pt" fo:language="en" fo:country="US" style:text-underline-style="none" fo:font-weight="normal" officeooo:rsid="005e404f" style:font-size-asian="10.5pt" style:font-weight-asian="normal" style:font-size-complex="12pt" style:font-weight-complex="normal"/>
    </style:style>
    <style:style style:name="T124" style:family="text">
      <style:text-properties fo:font-size="12pt" fo:language="en" fo:country="US" style:text-underline-style="none" fo:font-weight="normal" officeooo:rsid="005e4cd6" style:font-size-asian="10.5pt" style:font-weight-asian="normal" style:font-size-complex="12pt" style:font-weight-complex="normal"/>
    </style:style>
    <style:style style:name="T125" style:family="text">
      <style:text-properties fo:font-size="12pt" fo:language="en" fo:country="US" style:text-underline-style="none" fo:font-weight="normal" officeooo:rsid="0060214e" style:font-size-asian="10.5pt" style:font-weight-asian="normal" style:font-size-complex="12pt" style:font-weight-complex="normal"/>
    </style:style>
    <style:style style:name="T126" style:family="text">
      <style:text-properties fo:font-size="12pt" fo:language="en" fo:country="US" style:text-underline-style="none" fo:font-weight="normal" officeooo:rsid="00616b4d" style:font-size-asian="10.5pt" style:font-weight-asian="normal" style:font-size-complex="12pt" style:font-weight-complex="normal"/>
    </style:style>
    <style:style style:name="T127" style:family="text">
      <style:text-properties fo:font-size="12pt" fo:language="en" fo:country="US" style:text-underline-style="none" fo:font-weight="normal" officeooo:rsid="0061e054" style:font-size-asian="10.5pt" style:font-weight-asian="normal" style:font-size-complex="12pt" style:font-weight-complex="normal"/>
    </style:style>
    <style:style style:name="T128" style:family="text">
      <style:text-properties fo:font-size="12pt" fo:language="en" fo:country="US" style:text-underline-style="none" fo:font-weight="normal" officeooo:rsid="0063240c" style:font-size-asian="10.5pt" style:font-weight-asian="normal" style:font-size-complex="12pt" style:font-weight-complex="normal"/>
    </style:style>
    <style:style style:name="T129" style:family="text">
      <style:text-properties fo:font-size="12pt" fo:language="en" fo:country="US" style:text-underline-style="none" fo:font-weight="normal" officeooo:rsid="00642896" style:font-size-asian="10.5pt" style:font-weight-asian="normal" style:font-size-complex="12pt" style:font-weight-complex="normal"/>
    </style:style>
    <style:style style:name="T130" style:family="text">
      <style:text-properties fo:font-size="12pt" fo:language="en" fo:country="US" style:text-underline-style="none" fo:font-weight="normal" officeooo:rsid="0065ab7b" style:font-size-asian="10.5pt" style:font-weight-asian="normal" style:font-size-complex="12pt" style:font-weight-complex="normal"/>
    </style:style>
    <style:style style:name="T131" style:family="text">
      <style:text-properties fo:font-size="12pt" fo:language="en" fo:country="US" style:text-underline-style="none" fo:font-weight="normal" officeooo:rsid="006644ec" style:font-size-asian="10.5pt" style:font-weight-asian="normal" style:font-size-complex="12pt" style:font-weight-complex="normal"/>
    </style:style>
    <style:style style:name="T132" style:family="text">
      <style:text-properties fo:font-size="12pt" fo:language="en" fo:country="US" style:text-underline-style="none" fo:font-weight="normal" officeooo:rsid="006765a1" style:font-size-asian="10.5pt" style:font-weight-asian="normal" style:font-size-complex="12pt" style:font-weight-complex="normal"/>
    </style:style>
    <style:style style:name="T133" style:family="text">
      <style:text-properties fo:font-size="12pt" fo:language="en" fo:country="US" style:text-underline-style="none" fo:font-weight="normal" officeooo:rsid="006b0b6e" style:font-size-asian="10.5pt" style:font-weight-asian="normal" style:font-size-complex="12pt" style:font-weight-complex="normal"/>
    </style:style>
    <style:style style:name="T134" style:family="text">
      <style:text-properties fo:font-size="12pt" fo:language="en" fo:country="US" style:text-underline-style="none" fo:font-weight="normal" officeooo:rsid="006da624" style:font-size-asian="10.5pt" style:font-weight-asian="normal" style:font-size-complex="12pt" style:font-weight-complex="normal"/>
    </style:style>
    <style:style style:name="T135" style:family="text">
      <style:text-properties fo:font-size="12pt" fo:language="en" fo:country="US" style:text-underline-style="none" fo:font-weight="normal" officeooo:rsid="006fce96" style:font-size-asian="10.5pt" style:font-weight-asian="normal" style:font-size-complex="12pt" style:font-weight-complex="normal"/>
    </style:style>
    <style:style style:name="T136" style:family="text">
      <style:text-properties fo:font-size="12pt" fo:language="en" fo:country="US" style:text-underline-style="none" fo:font-weight="normal" officeooo:rsid="00702f34" style:font-size-asian="10.5pt" style:font-weight-asian="normal" style:font-size-complex="12pt" style:font-weight-complex="normal"/>
    </style:style>
    <style:style style:name="T137" style:family="text">
      <style:text-properties fo:font-size="12pt" fo:language="en" fo:country="US" style:text-underline-style="none" fo:font-weight="normal" officeooo:rsid="0071bef4" style:font-size-asian="10.5pt" style:font-weight-asian="normal" style:font-size-complex="12pt" style:font-weight-complex="normal"/>
    </style:style>
    <style:style style:name="T138" style:family="text">
      <style:text-properties fo:font-size="12pt" fo:language="en" fo:country="US" style:text-underline-style="none" fo:font-weight="normal" officeooo:rsid="0073b9a5" style:font-size-asian="10.5pt" style:font-weight-asian="normal" style:font-size-complex="12pt" style:font-weight-complex="normal"/>
    </style:style>
    <style:style style:name="T139" style:family="text">
      <style:text-properties fo:font-size="12pt" fo:language="en" fo:country="US" style:text-underline-style="none" fo:font-weight="normal" officeooo:rsid="0074f54e" style:font-size-asian="10.5pt" style:font-weight-asian="normal" style:font-size-complex="12pt" style:font-weight-complex="normal"/>
    </style:style>
    <style:style style:name="T140" style:family="text">
      <style:text-properties fo:font-size="12pt" fo:language="en" fo:country="US" style:text-underline-style="none" fo:font-weight="normal" officeooo:rsid="00785383" style:font-size-asian="10.5pt" style:font-weight-asian="normal" style:font-size-complex="12pt" style:font-weight-complex="normal"/>
    </style:style>
    <style:style style:name="T141" style:family="text">
      <style:text-properties fo:font-size="12pt" fo:language="en" fo:country="US" style:text-underline-style="none" fo:font-weight="normal" officeooo:rsid="00788b37" style:font-size-asian="10.5pt" style:font-weight-asian="normal" style:font-size-complex="12pt" style:font-weight-complex="normal"/>
    </style:style>
    <style:style style:name="T142" style:family="text">
      <style:text-properties fo:font-size="12pt" fo:language="en" fo:country="US" style:text-underline-style="none" fo:font-weight="normal" officeooo:rsid="0079f6a4" style:font-size-asian="10.5pt" style:font-weight-asian="normal" style:font-size-complex="12pt" style:font-weight-complex="normal"/>
    </style:style>
    <style:style style:name="T143" style:family="text">
      <style:text-properties fo:font-size="12pt" fo:language="en" fo:country="US" style:text-underline-style="none" fo:font-weight="normal" officeooo:rsid="007b3cc2" style:font-size-asian="10.5pt" style:font-weight-asian="normal" style:font-size-complex="12pt" style:font-weight-complex="normal"/>
    </style:style>
    <style:style style:name="T144" style:family="text">
      <style:text-properties fo:font-size="12pt" fo:language="en" fo:country="US" style:text-underline-style="none" fo:font-weight="normal" officeooo:rsid="0080ef80" style:font-size-asian="10.5pt" style:font-weight-asian="normal" style:font-size-complex="12pt" style:font-weight-complex="normal"/>
    </style:style>
    <style:style style:name="T145" style:family="text">
      <style:text-properties fo:font-size="12pt" fo:language="en" fo:country="US" style:text-underline-style="none" fo:font-weight="normal" officeooo:rsid="008223a6" style:font-size-asian="10.5pt" style:font-weight-asian="normal" style:font-size-complex="12pt" style:font-weight-complex="normal"/>
    </style:style>
    <style:style style:name="T146" style:family="text">
      <style:text-properties fo:font-size="12pt" fo:language="en" fo:country="US" style:text-underline-style="none" fo:font-weight="normal" officeooo:rsid="008342a0" style:font-size-asian="10.5pt" style:font-weight-asian="normal" style:font-size-complex="12pt" style:font-weight-complex="normal"/>
    </style:style>
    <style:style style:name="T147" style:family="text">
      <style:text-properties fo:font-size="12pt" fo:language="en" fo:country="US" style:text-underline-style="none" fo:font-weight="normal" officeooo:rsid="0085317f" style:font-size-asian="10.5pt" style:font-weight-asian="normal" style:font-size-complex="12pt" style:font-weight-complex="normal"/>
    </style:style>
    <style:style style:name="T148" style:family="text">
      <style:text-properties fo:font-size="12pt" fo:language="en" fo:country="US" style:text-underline-style="none" fo:font-weight="normal" officeooo:rsid="0085e6f9" style:font-size-asian="10.5pt" style:font-weight-asian="normal" style:font-size-complex="12pt" style:font-weight-complex="normal"/>
    </style:style>
    <style:style style:name="T149" style:family="text">
      <style:text-properties fo:font-size="12pt" fo:language="en" fo:country="US" style:text-underline-style="none" fo:font-weight="normal" officeooo:rsid="00873517" style:font-size-asian="10.5pt" style:font-weight-asian="normal" style:font-size-complex="12pt" style:font-weight-complex="normal"/>
    </style:style>
    <style:style style:name="T150" style:family="text">
      <style:text-properties fo:font-size="12pt" fo:language="en" fo:country="US" style:text-underline-style="none" fo:font-weight="normal" officeooo:rsid="0087d5d4" style:font-size-asian="10.5pt" style:font-weight-asian="normal" style:font-size-complex="12pt" style:font-weight-complex="normal"/>
    </style:style>
    <style:style style:name="T151" style:family="text">
      <style:text-properties fo:font-size="12pt" fo:language="en" fo:country="US" style:text-underline-style="none" fo:font-weight="normal" officeooo:rsid="0088d389" style:font-size-asian="10.5pt" style:font-weight-asian="normal" style:font-size-complex="12pt" style:font-weight-complex="normal"/>
    </style:style>
    <style:style style:name="T152" style:family="text">
      <style:text-properties fo:font-size="12pt" fo:language="en" fo:country="US" style:text-underline-style="none" fo:font-weight="normal" officeooo:rsid="0089b70a" style:font-size-asian="10.5pt" style:font-weight-asian="normal" style:font-size-complex="12pt" style:font-weight-complex="normal"/>
    </style:style>
    <style:style style:name="T153" style:family="text">
      <style:text-properties fo:font-size="12pt" fo:language="en" fo:country="US" style:text-underline-style="none" fo:font-weight="normal" officeooo:rsid="008de0af" style:font-size-asian="10.5pt" style:font-weight-asian="normal" style:font-size-complex="12pt" style:font-weight-complex="normal"/>
    </style:style>
    <style:style style:name="T154" style:family="text">
      <style:text-properties fo:font-size="12pt" fo:language="en" fo:country="US" style:text-underline-style="none" fo:font-weight="normal" officeooo:rsid="008f82d8" style:font-size-asian="10.5pt" style:font-weight-asian="normal" style:font-size-complex="12pt" style:font-weight-complex="normal"/>
    </style:style>
    <style:style style:name="T155" style:family="text">
      <style:text-properties fo:font-size="12pt" fo:language="en" fo:country="US" style:text-underline-style="none" fo:font-weight="normal" officeooo:rsid="0090968b" style:font-size-asian="10.5pt" style:font-weight-asian="normal" style:font-size-complex="12pt" style:font-weight-complex="normal"/>
    </style:style>
    <style:style style:name="T156" style:family="text">
      <style:text-properties fo:font-size="12pt" fo:language="en" fo:country="US" style:text-underline-style="none" fo:font-weight="normal" officeooo:rsid="0091f0fb" style:font-size-asian="10.5pt" style:font-weight-asian="normal" style:font-size-complex="12pt" style:font-weight-complex="normal"/>
    </style:style>
    <style:style style:name="T157" style:family="text">
      <style:text-properties fo:font-size="12pt" fo:language="en" fo:country="US" style:text-underline-style="none" fo:font-weight="normal" officeooo:rsid="0093632c" style:font-size-asian="10.5pt" style:font-weight-asian="normal" style:font-size-complex="12pt" style:font-weight-complex="normal"/>
    </style:style>
    <style:style style:name="T158" style:family="text">
      <style:text-properties fo:font-size="12pt" fo:language="en" fo:country="US" style:text-underline-style="none" fo:font-weight="normal" officeooo:rsid="00952ce2" style:font-size-asian="10.5pt" style:font-weight-asian="normal" style:font-size-complex="12pt" style:font-weight-complex="normal"/>
    </style:style>
    <style:style style:name="T159" style:family="text">
      <style:text-properties fo:font-size="12pt" fo:language="en" fo:country="US" style:text-underline-style="none" fo:font-weight="normal" officeooo:rsid="0096e6ae" style:font-size-asian="10.5pt" style:font-weight-asian="normal" style:font-size-complex="12pt" style:font-weight-complex="normal"/>
    </style:style>
    <style:style style:name="T160" style:family="text">
      <style:text-properties fo:font-size="12pt" fo:language="en" fo:country="US" style:text-underline-style="none" fo:font-weight="normal" officeooo:rsid="0097c4da" style:font-size-asian="10.5pt" style:font-weight-asian="normal" style:font-size-complex="12pt" style:font-weight-complex="normal"/>
    </style:style>
    <style:style style:name="T161" style:family="text">
      <style:text-properties fo:font-size="12pt" fo:language="en" fo:country="US" style:text-underline-style="none" fo:font-weight="normal" officeooo:rsid="0098ff51" style:font-size-asian="10.5pt" style:font-weight-asian="normal" style:font-size-complex="12pt" style:font-weight-complex="normal"/>
    </style:style>
    <style:style style:name="T162" style:family="text">
      <style:text-properties fo:font-size="12pt" fo:language="en" fo:country="US" style:text-underline-style="none" fo:font-weight="normal" officeooo:rsid="009a5b2b" style:font-size-asian="10.5pt" style:font-weight-asian="normal" style:font-size-complex="12pt" style:font-weight-complex="normal"/>
    </style:style>
    <style:style style:name="T163" style:family="text">
      <style:text-properties fo:font-size="12pt" fo:language="en" fo:country="US" style:text-underline-style="none" fo:font-weight="normal" officeooo:rsid="009a9975" style:font-size-asian="10.5pt" style:font-weight-asian="normal" style:font-size-complex="12pt" style:font-weight-complex="normal"/>
    </style:style>
    <style:style style:name="T164" style:family="text">
      <style:text-properties fo:font-size="12pt" fo:language="en" fo:country="US" style:text-underline-style="none" fo:font-weight="normal" officeooo:rsid="00a75483" style:font-size-asian="10.5pt" style:font-weight-asian="normal" style:font-size-complex="12pt" style:font-weight-complex="normal"/>
    </style:style>
    <style:style style:name="T165" style:family="text">
      <style:text-properties fo:font-size="12pt" fo:language="en" fo:country="US" style:text-underline-style="none" fo:font-weight="normal" officeooo:rsid="00ae983b" style:font-size-asian="10.5pt" style:font-weight-asian="normal" style:font-size-complex="12pt" style:font-weight-complex="normal"/>
    </style:style>
    <style:style style:name="T166" style:family="text">
      <style:text-properties fo:font-size="12pt" fo:language="en" fo:country="US" style:text-underline-style="none" fo:font-weight="normal" officeooo:rsid="00b5008a" style:font-size-asian="10.5pt" style:font-weight-asian="normal" style:font-size-complex="12pt" style:font-weight-complex="normal"/>
    </style:style>
    <style:style style:name="T167" style:family="text">
      <style:text-properties fo:font-size="12pt" fo:language="en" fo:country="US" style:text-underline-style="none" fo:font-weight="normal" officeooo:rsid="00b79c82" style:font-size-asian="10.5pt" style:font-weight-asian="normal" style:font-size-complex="12pt" style:font-weight-complex="normal"/>
    </style:style>
    <style:style style:name="T168" style:family="text">
      <style:text-properties fo:font-size="12pt" fo:language="en" fo:country="US" style:text-underline-style="none" fo:font-weight="normal" officeooo:rsid="00b92e2c" style:font-size-asian="10.5pt" style:font-weight-asian="normal" style:font-size-complex="12pt" style:font-weight-complex="normal"/>
    </style:style>
    <style:style style:name="T169" style:family="text">
      <style:text-properties fo:font-size="12pt" fo:language="en" fo:country="US" style:text-underline-style="none" fo:font-weight="normal" officeooo:rsid="00b9e9f5" style:font-size-asian="10.5pt" style:font-weight-asian="normal" style:font-size-complex="12pt" style:font-weight-complex="normal"/>
    </style:style>
    <style:style style:name="T170" style:family="text">
      <style:text-properties fo:font-size="12pt" fo:language="en" fo:country="US" style:text-underline-style="none" fo:font-weight="normal" officeooo:rsid="00c072c4" style:font-size-asian="10.5pt" style:font-weight-asian="normal" style:font-size-complex="12pt" style:font-weight-complex="normal"/>
    </style:style>
    <style:style style:name="T171" style:family="text">
      <style:text-properties fo:font-size="12pt" fo:language="en" fo:country="US" style:text-underline-style="none" fo:font-weight="bold" style:font-size-asian="10.5pt" style:font-weight-asian="bold" style:font-size-complex="12pt" style:font-weight-complex="bold"/>
    </style:style>
    <style:style style:name="T172" style:family="text">
      <style:text-properties fo:font-size="12pt" fo:language="en" fo:country="US" style:text-underline-style="none" fo:font-weight="bold" officeooo:rsid="003fe23c" style:font-size-asian="10.5pt" style:font-weight-asian="bold" style:font-size-complex="12pt" style:font-weight-complex="bold"/>
    </style:style>
    <style:style style:name="T173" style:family="text">
      <style:text-properties fo:font-size="12pt" fo:language="en" fo:country="US" style:text-underline-style="none" fo:font-weight="bold" officeooo:rsid="00410410" style:font-size-asian="10.5pt" style:font-weight-asian="bold" style:font-size-complex="12pt" style:font-weight-complex="bold"/>
    </style:style>
    <style:style style:name="T174" style:family="text">
      <style:text-properties fo:font-size="12pt" fo:language="en" fo:country="US" style:text-underline-style="none" fo:font-weight="bold" officeooo:rsid="0042443c" style:font-size-asian="10.5pt" style:font-weight-asian="bold" style:font-size-complex="12pt" style:font-weight-complex="bold"/>
    </style:style>
    <style:style style:name="T175" style:family="text">
      <style:text-properties fo:font-size="12pt" fo:language="en" fo:country="US" style:text-underline-style="none" fo:font-weight="bold" officeooo:rsid="001d5da5" style:font-size-asian="10.5pt" style:font-weight-asian="bold" style:font-size-complex="12pt" style:font-weight-complex="bold"/>
    </style:style>
    <style:style style:name="T176" style:family="text">
      <style:text-properties fo:font-size="12pt" fo:language="en" fo:country="US" style:text-underline-style="none" fo:font-weight="bold" officeooo:rsid="00441cab" style:font-size-asian="10.5pt" style:font-weight-asian="bold" style:font-size-complex="12pt" style:font-weight-complex="bold"/>
    </style:style>
    <style:style style:name="T177" style:family="text">
      <style:text-properties fo:font-size="12pt" fo:language="en" fo:country="US" style:text-underline-style="none" fo:font-weight="bold" officeooo:rsid="0044ad9e" style:font-size-asian="10.5pt" style:font-weight-asian="bold" style:font-size-complex="12pt" style:font-weight-complex="bold"/>
    </style:style>
    <style:style style:name="T178" style:family="text">
      <style:text-properties fo:font-size="12pt" fo:language="en" fo:country="US" style:text-underline-style="none" fo:font-weight="bold" officeooo:rsid="001cf331" style:font-size-asian="10.5pt" style:font-weight-asian="bold" style:font-size-complex="12pt" style:font-weight-complex="bold"/>
    </style:style>
    <style:style style:name="T179" style:family="text">
      <style:text-properties fo:font-size="12pt" fo:language="en" fo:country="US" style:text-underline-style="none" fo:font-weight="bold" officeooo:rsid="0046a237" style:font-size-asian="10.5pt" style:font-weight-asian="bold" style:font-size-complex="12pt" style:font-weight-complex="bold"/>
    </style:style>
    <style:style style:name="T180" style:family="text">
      <style:text-properties fo:font-size="12pt" fo:language="en" fo:country="US" style:text-underline-style="none" fo:font-weight="bold" officeooo:rsid="004819fa" style:font-size-asian="10.5pt" style:font-weight-asian="bold" style:font-size-complex="12pt" style:font-weight-complex="bold"/>
    </style:style>
    <style:style style:name="T181" style:family="text">
      <style:text-properties fo:font-size="12pt" fo:language="en" fo:country="US" style:text-underline-style="none" fo:font-weight="bold" officeooo:rsid="004892c1" style:font-size-asian="10.5pt" style:font-weight-asian="bold" style:font-size-complex="12pt" style:font-weight-complex="bold"/>
    </style:style>
    <style:style style:name="T182" style:family="text">
      <style:text-properties fo:font-size="12pt" fo:language="en" fo:country="US" style:text-underline-style="none" fo:font-weight="bold" officeooo:rsid="004a28d2" style:font-size-asian="10.5pt" style:font-weight-asian="bold" style:font-size-complex="12pt" style:font-weight-complex="bold"/>
    </style:style>
    <style:style style:name="T183" style:family="text">
      <style:text-properties fo:font-size="12pt" fo:language="en" fo:country="US" style:text-underline-style="none" fo:font-weight="bold" officeooo:rsid="004d7092" style:font-size-asian="10.5pt" style:font-weight-asian="bold" style:font-size-complex="12pt" style:font-weight-complex="bold"/>
    </style:style>
    <style:style style:name="T184" style:family="text">
      <style:text-properties fo:font-size="12pt" fo:language="en" fo:country="US" style:text-underline-style="none" fo:font-weight="bold" officeooo:rsid="004f291b" style:font-size-asian="10.5pt" style:font-weight-asian="bold" style:font-size-complex="12pt" style:font-weight-complex="bold"/>
    </style:style>
    <style:style style:name="T185" style:family="text">
      <style:text-properties fo:font-size="12pt" fo:language="en" fo:country="US" style:text-underline-style="none" fo:font-weight="bold" officeooo:rsid="005124e1" style:font-size-asian="10.5pt" style:font-weight-asian="bold" style:font-size-complex="12pt" style:font-weight-complex="bold"/>
    </style:style>
    <style:style style:name="T186" style:family="text">
      <style:text-properties fo:font-size="12pt" fo:language="en" fo:country="US" style:text-underline-style="none" fo:font-weight="bold" officeooo:rsid="0052112d" style:font-size-asian="10.5pt" style:font-weight-asian="bold" style:font-size-complex="12pt" style:font-weight-complex="bold"/>
    </style:style>
    <style:style style:name="T187" style:family="text">
      <style:text-properties fo:font-size="12pt" fo:language="en" fo:country="US" style:text-underline-style="none" fo:font-weight="bold" officeooo:rsid="0052f9e5" style:font-size-asian="10.5pt" style:font-weight-asian="bold" style:font-size-complex="12pt" style:font-weight-complex="bold"/>
    </style:style>
    <style:style style:name="T188" style:family="text">
      <style:text-properties fo:font-size="12pt" fo:language="en" fo:country="US" style:text-underline-style="none" fo:font-weight="bold" officeooo:rsid="0054f488" style:font-size-asian="10.5pt" style:font-weight-asian="bold" style:font-size-complex="12pt" style:font-weight-complex="bold"/>
    </style:style>
    <style:style style:name="T189" style:family="text">
      <style:text-properties fo:font-size="12pt" fo:language="en" fo:country="US" style:text-underline-style="none" fo:font-weight="bold" officeooo:rsid="0056c119" style:font-size-asian="10.5pt" style:font-weight-asian="bold" style:font-size-complex="12pt" style:font-weight-complex="bold"/>
    </style:style>
    <style:style style:name="T190" style:family="text">
      <style:text-properties fo:font-size="12pt" fo:language="en" fo:country="US" style:text-underline-style="none" fo:font-weight="bold" officeooo:rsid="0056f4c1" style:font-size-asian="10.5pt" style:font-weight-asian="bold" style:font-size-complex="12pt" style:font-weight-complex="bold"/>
    </style:style>
    <style:style style:name="T191" style:family="text">
      <style:text-properties fo:font-size="12pt" fo:language="en" fo:country="US" style:text-underline-style="none" fo:font-weight="bold" officeooo:rsid="00572708" style:font-size-asian="10.5pt" style:font-weight-asian="bold" style:font-size-complex="12pt" style:font-weight-complex="bold"/>
    </style:style>
    <style:style style:name="T192" style:family="text">
      <style:text-properties fo:font-size="12pt" fo:language="en" fo:country="US" style:text-underline-style="none" fo:font-weight="bold" officeooo:rsid="0019ddc1" style:font-size-asian="10.5pt" style:font-weight-asian="bold" style:font-size-complex="12pt" style:font-weight-complex="bold"/>
    </style:style>
    <style:style style:name="T193" style:family="text">
      <style:text-properties fo:font-size="12pt" fo:language="en" fo:country="US" style:text-underline-style="none" fo:font-weight="bold" officeooo:rsid="00243cd3" style:font-size-asian="10.5pt" style:font-weight-asian="bold" style:font-size-complex="12pt" style:font-weight-complex="bold"/>
    </style:style>
    <style:style style:name="T194" style:family="text">
      <style:text-properties fo:font-size="12pt" fo:language="en" fo:country="US" style:text-underline-style="none" fo:font-weight="bold" officeooo:rsid="0024e1cc" style:font-size-asian="10.5pt" style:font-weight-asian="bold" style:font-size-complex="12pt" style:font-weight-complex="bold"/>
    </style:style>
    <style:style style:name="T195" style:family="text">
      <style:text-properties fo:font-size="12pt" fo:language="en" fo:country="US" style:text-underline-style="none" fo:font-weight="bold" officeooo:rsid="005a663a" style:font-size-asian="10.5pt" style:font-weight-asian="bold" style:font-size-complex="12pt" style:font-weight-complex="bold"/>
    </style:style>
    <style:style style:name="T196" style:family="text">
      <style:text-properties fo:font-size="12pt" fo:language="en" fo:country="US" style:text-underline-style="none" fo:font-weight="bold" officeooo:rsid="005e404f" style:font-size-asian="10.5pt" style:font-weight-asian="bold" style:font-size-complex="12pt" style:font-weight-complex="bold"/>
    </style:style>
    <style:style style:name="T197" style:family="text">
      <style:text-properties fo:font-size="12pt" fo:language="en" fo:country="US" style:text-underline-style="none" fo:font-weight="bold" officeooo:rsid="0060214e" style:font-size-asian="10.5pt" style:font-weight-asian="bold" style:font-size-complex="12pt" style:font-weight-complex="bold"/>
    </style:style>
    <style:style style:name="T198" style:family="text">
      <style:text-properties fo:font-size="12pt" fo:language="en" fo:country="US" style:text-underline-style="none" fo:font-weight="bold" officeooo:rsid="00616b4d" style:font-size-asian="10.5pt" style:font-weight-asian="bold" style:font-size-complex="12pt" style:font-weight-complex="bold"/>
    </style:style>
    <style:style style:name="T199" style:family="text">
      <style:text-properties fo:font-size="12pt" fo:language="en" fo:country="US" style:text-underline-style="none" fo:font-weight="bold" officeooo:rsid="0061e054" style:font-size-asian="10.5pt" style:font-weight-asian="bold" style:font-size-complex="12pt" style:font-weight-complex="bold"/>
    </style:style>
    <style:style style:name="T200" style:family="text">
      <style:text-properties fo:font-size="12pt" fo:language="en" fo:country="US" style:text-underline-style="none" fo:font-weight="bold" officeooo:rsid="0063240c" style:font-size-asian="10.5pt" style:font-weight-asian="bold" style:font-size-complex="12pt" style:font-weight-complex="bold"/>
    </style:style>
    <style:style style:name="T201" style:family="text">
      <style:text-properties fo:font-size="12pt" fo:language="en" fo:country="US" style:text-underline-style="none" fo:font-weight="bold" officeooo:rsid="0065ab7b" style:font-size-asian="10.5pt" style:font-weight-asian="bold" style:font-size-complex="12pt" style:font-weight-complex="bold"/>
    </style:style>
    <style:style style:name="T202" style:family="text">
      <style:text-properties fo:font-size="12pt" fo:language="en" fo:country="US" style:text-underline-style="none" fo:font-weight="bold" officeooo:rsid="006644ec" style:font-size-asian="10.5pt" style:font-weight-asian="bold" style:font-size-complex="12pt" style:font-weight-complex="bold"/>
    </style:style>
    <style:style style:name="T203" style:family="text">
      <style:text-properties fo:font-size="12pt" fo:language="en" fo:country="US" style:text-underline-style="none" fo:font-weight="bold" officeooo:rsid="006b0b6e" style:font-size-asian="10.5pt" style:font-weight-asian="bold" style:font-size-complex="12pt" style:font-weight-complex="bold"/>
    </style:style>
    <style:style style:name="T204" style:family="text">
      <style:text-properties fo:font-size="12pt" fo:language="en" fo:country="US" style:text-underline-style="none" fo:font-weight="bold" officeooo:rsid="006da624" style:font-size-asian="10.5pt" style:font-weight-asian="bold" style:font-size-complex="12pt" style:font-weight-complex="bold"/>
    </style:style>
    <style:style style:name="T205" style:family="text">
      <style:text-properties fo:font-size="12pt" fo:language="en" fo:country="US" style:text-underline-style="none" fo:font-weight="bold" officeooo:rsid="006fce96" style:font-size-asian="10.5pt" style:font-weight-asian="bold" style:font-size-complex="12pt" style:font-weight-complex="bold"/>
    </style:style>
    <style:style style:name="T206" style:family="text">
      <style:text-properties fo:font-size="12pt" fo:language="en" fo:country="US" style:text-underline-style="none" fo:font-weight="bold" officeooo:rsid="00702f34" style:font-size-asian="10.5pt" style:font-weight-asian="bold" style:font-size-complex="12pt" style:font-weight-complex="bold"/>
    </style:style>
    <style:style style:name="T207" style:family="text">
      <style:text-properties fo:font-size="12pt" fo:language="en" fo:country="US" style:text-underline-style="none" fo:font-weight="bold" officeooo:rsid="0071bef4" style:font-size-asian="10.5pt" style:font-weight-asian="bold" style:font-size-complex="12pt" style:font-weight-complex="bold"/>
    </style:style>
    <style:style style:name="T208" style:family="text">
      <style:text-properties fo:font-size="12pt" fo:language="en" fo:country="US" style:text-underline-style="none" fo:font-weight="bold" officeooo:rsid="0074f54e" style:font-size-asian="10.5pt" style:font-weight-asian="bold" style:font-size-complex="12pt" style:font-weight-complex="bold"/>
    </style:style>
    <style:style style:name="T209" style:family="text">
      <style:text-properties fo:font-size="12pt" fo:language="en" fo:country="US" style:text-underline-style="none" fo:font-weight="bold" officeooo:rsid="0075e52a" style:font-size-asian="10.5pt" style:font-weight-asian="bold" style:font-size-complex="12pt" style:font-weight-complex="bold"/>
    </style:style>
    <style:style style:name="T210" style:family="text">
      <style:text-properties fo:font-size="12pt" fo:language="en" fo:country="US" style:text-underline-style="none" fo:font-weight="bold" officeooo:rsid="00788b37" style:font-size-asian="10.5pt" style:font-weight-asian="bold" style:font-size-complex="12pt" style:font-weight-complex="bold"/>
    </style:style>
    <style:style style:name="T211" style:family="text">
      <style:text-properties fo:font-size="12pt" fo:language="en" fo:country="US" style:text-underline-style="none" fo:font-weight="bold" officeooo:rsid="0079f6a4" style:font-size-asian="10.5pt" style:font-weight-asian="bold" style:font-size-complex="12pt" style:font-weight-complex="bold"/>
    </style:style>
    <style:style style:name="T212" style:family="text">
      <style:text-properties fo:font-size="12pt" fo:language="en" fo:country="US" style:text-underline-style="none" fo:font-weight="bold" officeooo:rsid="007df849" style:font-size-asian="10.5pt" style:font-weight-asian="bold" style:font-size-complex="12pt" style:font-weight-complex="bold"/>
    </style:style>
    <style:style style:name="T213" style:family="text">
      <style:text-properties fo:font-size="12pt" fo:language="en" fo:country="US" style:text-underline-style="none" fo:font-weight="bold" officeooo:rsid="007eea23" style:font-size-asian="10.5pt" style:font-weight-asian="bold" style:font-size-complex="12pt" style:font-weight-complex="bold"/>
    </style:style>
    <style:style style:name="T214" style:family="text">
      <style:text-properties fo:font-size="12pt" fo:language="en" fo:country="US" style:text-underline-style="none" fo:font-weight="bold" officeooo:rsid="0080ef80" style:font-size-asian="10.5pt" style:font-weight-asian="bold" style:font-size-complex="12pt" style:font-weight-complex="bold"/>
    </style:style>
    <style:style style:name="T215" style:family="text">
      <style:text-properties fo:font-size="12pt" fo:language="en" fo:country="US" style:text-underline-style="none" fo:font-weight="bold" officeooo:rsid="008223a6" style:font-size-asian="10.5pt" style:font-weight-asian="bold" style:font-size-complex="12pt" style:font-weight-complex="bold"/>
    </style:style>
    <style:style style:name="T216" style:family="text">
      <style:text-properties fo:font-size="12pt" fo:language="en" fo:country="US" style:text-underline-style="none" fo:font-weight="bold" officeooo:rsid="008342a0" style:font-size-asian="10.5pt" style:font-weight-asian="bold" style:font-size-complex="12pt" style:font-weight-complex="bold"/>
    </style:style>
    <style:style style:name="T217" style:family="text">
      <style:text-properties fo:font-size="12pt" fo:language="en" fo:country="US" style:text-underline-style="none" fo:font-weight="bold" officeooo:rsid="0085317f" style:font-size-asian="10.5pt" style:font-weight-asian="bold" style:font-size-complex="12pt" style:font-weight-complex="bold"/>
    </style:style>
    <style:style style:name="T218" style:family="text">
      <style:text-properties fo:font-size="12pt" fo:language="en" fo:country="US" style:text-underline-style="none" fo:font-weight="bold" officeooo:rsid="0085e6f9" style:font-size-asian="10.5pt" style:font-weight-asian="bold" style:font-size-complex="12pt" style:font-weight-complex="bold"/>
    </style:style>
    <style:style style:name="T219" style:family="text">
      <style:text-properties fo:font-size="12pt" fo:language="en" fo:country="US" style:text-underline-style="none" fo:font-weight="bold" officeooo:rsid="0087d5d4" style:font-size-asian="10.5pt" style:font-weight-asian="bold" style:font-size-complex="12pt" style:font-weight-complex="bold"/>
    </style:style>
    <style:style style:name="T220" style:family="text">
      <style:text-properties fo:font-size="12pt" fo:language="en" fo:country="US" style:text-underline-style="none" fo:font-weight="bold" officeooo:rsid="0088d389" style:font-size-asian="10.5pt" style:font-weight-asian="bold" style:font-size-complex="12pt" style:font-weight-complex="bold"/>
    </style:style>
    <style:style style:name="T221" style:family="text">
      <style:text-properties fo:font-size="12pt" fo:language="en" fo:country="US" style:text-underline-style="none" fo:font-weight="bold" officeooo:rsid="0089b70a" style:font-size-asian="10.5pt" style:font-weight-asian="bold" style:font-size-complex="12pt" style:font-weight-complex="bold"/>
    </style:style>
    <style:style style:name="T222" style:family="text">
      <style:text-properties fo:font-size="12pt" fo:language="en" fo:country="US" style:text-underline-style="none" fo:font-weight="bold" officeooo:rsid="008de0af" style:font-size-asian="10.5pt" style:font-weight-asian="bold" style:font-size-complex="12pt" style:font-weight-complex="bold"/>
    </style:style>
    <style:style style:name="T223" style:family="text">
      <style:text-properties fo:font-size="12pt" fo:language="en" fo:country="US" style:text-underline-style="none" fo:font-weight="bold" officeooo:rsid="008f82d8" style:font-size-asian="10.5pt" style:font-weight-asian="bold" style:font-size-complex="12pt" style:font-weight-complex="bold"/>
    </style:style>
    <style:style style:name="T224" style:family="text">
      <style:text-properties fo:font-size="12pt" fo:language="en" fo:country="US" style:text-underline-style="none" fo:font-weight="bold" officeooo:rsid="0090968b" style:font-size-asian="10.5pt" style:font-weight-asian="bold" style:font-size-complex="12pt" style:font-weight-complex="bold"/>
    </style:style>
    <style:style style:name="T225" style:family="text">
      <style:text-properties fo:font-size="12pt" fo:language="en" fo:country="US" style:text-underline-style="none" fo:font-weight="bold" officeooo:rsid="0091f0fb" style:font-size-asian="10.5pt" style:font-weight-asian="bold" style:font-size-complex="12pt" style:font-weight-complex="bold"/>
    </style:style>
    <style:style style:name="T226" style:family="text">
      <style:text-properties fo:font-size="12pt" fo:language="en" fo:country="US" style:text-underline-style="none" fo:font-weight="bold" officeooo:rsid="0093632c" style:font-size-asian="10.5pt" style:font-weight-asian="bold" style:font-size-complex="12pt" style:font-weight-complex="bold"/>
    </style:style>
    <style:style style:name="T227" style:family="text">
      <style:text-properties fo:font-size="12pt" fo:language="en" fo:country="US" style:text-underline-style="none" fo:font-weight="bold" officeooo:rsid="00952ce2" style:font-size-asian="10.5pt" style:font-weight-asian="bold" style:font-size-complex="12pt" style:font-weight-complex="bold"/>
    </style:style>
    <style:style style:name="T228" style:family="text">
      <style:text-properties fo:font-size="12pt" fo:language="en" fo:country="US" style:text-underline-style="none" fo:font-weight="bold" officeooo:rsid="0096e6ae" style:font-size-asian="10.5pt" style:font-weight-asian="bold" style:font-size-complex="12pt" style:font-weight-complex="bold"/>
    </style:style>
    <style:style style:name="T229" style:family="text">
      <style:text-properties fo:font-size="12pt" fo:language="en" fo:country="US" style:text-underline-style="none" fo:font-weight="bold" officeooo:rsid="0097c4da" style:font-size-asian="10.5pt" style:font-weight-asian="bold" style:font-size-complex="12pt" style:font-weight-complex="bold"/>
    </style:style>
    <style:style style:name="T230" style:family="text">
      <style:text-properties fo:font-size="12pt" fo:language="en" fo:country="US" style:text-underline-style="none" fo:font-weight="bold" officeooo:rsid="0098ff51" style:font-size-asian="10.5pt" style:font-weight-asian="bold" style:font-size-complex="12pt" style:font-weight-complex="bold"/>
    </style:style>
    <style:style style:name="T231" style:family="text">
      <style:text-properties fo:font-size="12pt" fo:language="en" fo:country="US" style:text-underline-style="none" fo:font-weight="bold" officeooo:rsid="009a9975" style:font-size-asian="10.5pt" style:font-weight-asian="bold" style:font-size-complex="12pt" style:font-weight-complex="bold"/>
    </style:style>
    <style:style style:name="T232" style:family="text">
      <style:text-properties fo:font-size="12pt" fo:language="en" fo:country="US" style:text-underline-style="none" fo:font-weight="bold" officeooo:rsid="00a75483" style:font-size-asian="10.5pt" style:font-weight-asian="bold" style:font-size-complex="12pt" style:font-weight-complex="bold"/>
    </style:style>
    <style:style style:name="T233" style:family="text">
      <style:text-properties fo:font-size="12pt" fo:language="en" fo:country="US" style:text-underline-style="none" fo:font-weight="bold" officeooo:rsid="00ae983b" style:font-size-asian="10.5pt" style:font-weight-asian="bold" style:font-size-complex="12pt" style:font-weight-complex="bold"/>
    </style:style>
    <style:style style:name="T234" style:family="text">
      <style:text-properties fo:font-size="12pt" fo:language="en" fo:country="US" style:text-underline-style="none" fo:font-weight="bold" officeooo:rsid="00b0b15f" style:font-size-asian="10.5pt" style:font-weight-asian="bold" style:font-size-complex="12pt" style:font-weight-complex="bold"/>
    </style:style>
    <style:style style:name="T235" style:family="text">
      <style:text-properties fo:font-size="12pt" fo:language="en" fo:country="US" style:text-underline-style="none" fo:font-weight="bold" officeooo:rsid="00b79c82" style:font-size-asian="10.5pt" style:font-weight-asian="bold" style:font-size-complex="12pt" style:font-weight-complex="bold"/>
    </style:style>
    <style:style style:name="T236" style:family="text">
      <style:text-properties fo:font-size="12pt" fo:language="en" fo:country="US" style:text-underline-style="none" fo:font-weight="bold" officeooo:rsid="00b92e2c" style:font-size-asian="10.5pt" style:font-weight-asian="bold" style:font-size-complex="12pt" style:font-weight-complex="bold"/>
    </style:style>
    <style:style style:name="T237" style:family="text">
      <style:text-properties fo:font-size="12pt" fo:language="en" fo:country="US" style:text-underline-style="none" fo:font-weight="bold" officeooo:rsid="00c072c4" style:font-size-asian="10.5pt" style:font-weight-asian="bold" style:font-size-complex="12pt" style:font-weight-complex="bold"/>
    </style:style>
    <style:style style:name="T238" style:family="text">
      <style:text-properties fo:font-size="12pt" fo:language="en" fo:country="US" fo:font-weight="normal" officeooo:rsid="0005e720" style:font-size-asian="10.5pt" style:font-weight-asian="normal" style:font-size-complex="12pt" style:font-weight-complex="normal"/>
    </style:style>
    <style:style style:name="T239" style:family="text">
      <style:text-properties fo:font-size="12pt" fo:language="en" fo:country="US" fo:font-weight="bold" officeooo:rsid="003fe23c" style:font-size-asian="10.5pt" style:font-weight-asian="bold" style:font-size-complex="12pt" style:font-weight-complex="bold"/>
    </style:style>
    <style:style style:name="T240" style:family="text">
      <style:text-properties fo:font-size="12pt" fo:language="en" fo:country="US" style:text-underline-style="solid" style:text-underline-width="auto" style:text-underline-color="font-color" fo:font-weight="normal" officeooo:rsid="0042443c" style:font-size-asian="10.5pt" style:font-weight-asian="normal" style:font-size-complex="12pt" style:font-weight-complex="normal"/>
    </style:style>
    <style:style style:name="T241" style:family="text">
      <style:text-properties fo:font-size="12pt" fo:language="en" fo:country="US" style:text-underline-style="solid" style:text-underline-width="auto" style:text-underline-color="font-color" fo:font-weight="normal" officeooo:rsid="004819fa" style:font-size-asian="10.5pt" style:font-weight-asian="normal" style:font-size-complex="12pt" style:font-weight-complex="normal"/>
    </style:style>
    <style:style style:name="T242" style:family="text">
      <style:text-properties fo:font-size="12pt" fo:language="en" fo:country="US" style:text-underline-style="solid" style:text-underline-width="auto" style:text-underline-color="font-color" fo:font-weight="normal" officeooo:rsid="004892c1" style:font-size-asian="10.5pt" style:font-weight-asian="normal" style:font-size-complex="12pt" style:font-weight-complex="normal"/>
    </style:style>
    <style:style style:name="T243" style:family="text">
      <style:text-properties fo:font-size="12pt" fo:language="en" fo:country="US" style:text-underline-style="solid" style:text-underline-width="auto" style:text-underline-color="font-color" fo:font-weight="normal" officeooo:rsid="004f291b" style:font-size-asian="10.5pt" style:font-weight-asian="normal" style:font-size-complex="12pt" style:font-weight-complex="normal"/>
    </style:style>
    <style:style style:name="T244" style:family="text">
      <style:text-properties fo:font-size="12pt" fo:language="en" fo:country="US" style:text-underline-style="solid" style:text-underline-width="auto" style:text-underline-color="font-color" fo:font-weight="normal" officeooo:rsid="005124e1" style:font-size-asian="10.5pt" style:font-weight-asian="normal" style:font-size-complex="12pt" style:font-weight-complex="normal"/>
    </style:style>
    <style:style style:name="T245" style:family="text">
      <style:text-properties fo:font-size="12pt" fo:language="en" fo:country="US" style:text-underline-style="solid" style:text-underline-width="auto" style:text-underline-color="font-color" fo:font-weight="normal" officeooo:rsid="0052f9e5" style:font-size-asian="10.5pt" style:font-weight-asian="normal" style:font-size-complex="12pt" style:font-weight-complex="normal"/>
    </style:style>
    <style:style style:name="T246" style:family="text">
      <style:text-properties fo:font-size="12pt" fo:language="en" fo:country="US" style:text-underline-style="solid" style:text-underline-width="auto" style:text-underline-color="font-color" fo:font-weight="normal" officeooo:rsid="001cf331" style:font-size-asian="10.5pt" style:font-weight-asian="normal" style:font-size-complex="12pt" style:font-weight-complex="normal"/>
    </style:style>
    <style:style style:name="T247" style:family="text">
      <style:text-properties fo:font-size="12pt" fo:language="en" fo:country="US" style:text-underline-style="solid" style:text-underline-width="auto" style:text-underline-color="font-color" fo:font-weight="normal" officeooo:rsid="005a663a" style:font-size-asian="10.5pt" style:font-weight-asian="normal" style:font-size-complex="12pt" style:font-weight-complex="normal"/>
    </style:style>
    <style:style style:name="T248" style:family="text">
      <style:text-properties fo:font-size="12pt" fo:language="en" fo:country="US" style:text-underline-style="solid" style:text-underline-width="auto" style:text-underline-color="font-color" fo:font-weight="normal" officeooo:rsid="0085317f" style:font-size-asian="10.5pt" style:font-weight-asian="normal" style:font-size-complex="12pt" style:font-weight-complex="normal"/>
    </style:style>
    <style:style style:name="T249" style:family="text">
      <style:text-properties fo:font-size="12pt" fo:language="en" fo:country="US" style:text-underline-style="solid" style:text-underline-width="auto" style:text-underline-color="font-color" fo:font-weight="normal" officeooo:rsid="0085e6f9" style:font-size-asian="10.5pt" style:font-weight-asian="normal" style:font-size-complex="12pt" style:font-weight-complex="normal"/>
    </style:style>
    <style:style style:name="T250" style:family="text">
      <style:text-properties fo:font-size="12pt" fo:language="en" fo:country="US" style:text-underline-style="solid" style:text-underline-width="auto" style:text-underline-color="font-color" fo:font-weight="normal" officeooo:rsid="0089b70a" style:font-size-asian="10.5pt" style:font-weight-asian="normal" style:font-size-complex="12pt" style:font-weight-complex="normal"/>
    </style:style>
    <style:style style:name="T251" style:family="text">
      <style:text-properties fo:font-size="12pt" fo:language="en" fo:country="US" style:text-underline-style="solid" style:text-underline-width="auto" style:text-underline-color="font-color" fo:font-weight="normal" officeooo:rsid="0098ff51" style:font-size-asian="10.5pt" style:font-weight-asian="normal" style:font-size-complex="12pt" style:font-weight-complex="normal"/>
    </style:style>
    <style:style style:name="T252" style:family="text">
      <style:text-properties fo:font-size="12pt" fo:language="en" fo:country="US" fo:font-style="italic" style:text-underline-style="none" fo:font-weight="normal" officeooo:rsid="0042443c" style:font-size-asian="10.5pt" style:font-style-asian="italic" style:font-weight-asian="normal" style:font-size-complex="12pt" style:font-style-complex="italic" style:font-weight-complex="normal"/>
    </style:style>
    <style:style style:name="T253" style:family="text">
      <style:text-properties fo:font-size="12pt" fo:language="en" fo:country="US" fo:font-style="italic" style:text-underline-style="none" fo:font-weight="normal" officeooo:rsid="004819fa" style:font-size-asian="10.5pt" style:font-style-asian="italic" style:font-weight-asian="normal" style:font-size-complex="12pt" style:font-style-complex="italic" style:font-weight-complex="normal"/>
    </style:style>
    <style:style style:name="T254" style:family="text">
      <style:text-properties fo:font-size="12pt" fo:language="en" fo:country="US" fo:font-style="italic" style:text-underline-style="none" fo:font-weight="normal" officeooo:rsid="00785383" style:font-size-asian="10.5pt" style:font-style-asian="italic" style:font-weight-asian="normal" style:font-size-complex="12pt" style:font-style-complex="italic" style:font-weight-complex="normal"/>
    </style:style>
    <style:style style:name="T255" style:family="text">
      <style:text-properties fo:font-size="12pt" fo:language="en" fo:country="US" fo:font-style="italic" style:text-underline-style="none" fo:font-weight="normal" officeooo:rsid="0089b70a" style:font-size-asian="10.5pt" style:font-style-asian="italic" style:font-weight-asian="normal" style:font-size-complex="12pt" style:font-style-complex="italic" style:font-weight-complex="normal"/>
    </style:style>
    <style:style style:name="T256" style:family="text">
      <style:text-properties fo:font-size="12pt" fo:language="en" fo:country="US" fo:font-style="italic" style:text-underline-style="none" fo:font-weight="normal" officeooo:rsid="008bbcd3" style:font-size-asian="10.5pt" style:font-style-asian="italic" style:font-weight-asian="normal" style:font-size-complex="12pt" style:font-style-complex="italic" style:font-weight-complex="normal"/>
    </style:style>
    <style:style style:name="T257" style:family="text">
      <style:text-properties fo:font-size="12pt" fo:language="en" fo:country="US" fo:font-style="italic" style:text-underline-style="none" fo:font-weight="normal" officeooo:rsid="009a9975" style:font-size-asian="10.5pt" style:font-style-asian="italic" style:font-weight-asian="normal" style:font-size-complex="12pt" style:font-style-complex="italic" style:font-weight-complex="normal"/>
    </style:style>
    <style:style style:name="T258" style:family="text">
      <style:text-properties fo:font-size="12pt" fo:language="en" fo:country="US" fo:font-style="italic" style:text-underline-style="none" fo:font-weight="normal" officeooo:rsid="001d5da5" style:font-size-asian="10.5pt" style:font-style-asian="italic" style:font-weight-asian="normal" style:font-size-complex="12pt" style:font-style-complex="italic" style:font-weight-complex="normal"/>
    </style:style>
    <style:style style:name="T259" style:family="text">
      <style:text-properties fo:font-size="12pt" fo:language="en" fo:country="US" fo:font-style="italic" style:text-underline-style="none" fo:font-weight="normal" officeooo:rsid="009b5de0" style:font-size-asian="10.5pt" style:font-style-asian="italic" style:font-weight-asian="normal" style:font-size-complex="12pt" style:font-style-complex="italic" style:font-weight-complex="normal"/>
    </style:style>
    <style:style style:name="T260" style:family="text">
      <style:text-properties fo:font-size="12pt" fo:language="en" fo:country="US" fo:font-style="normal" style:text-underline-style="none" fo:font-weight="bold" officeooo:rsid="0046a237" style:font-size-asian="10.5pt" style:font-style-asian="normal" style:font-weight-asian="bold" style:font-size-complex="12pt" style:font-style-complex="normal" style:font-weight-complex="bold"/>
    </style:style>
    <style:style style:name="T261" style:family="text">
      <style:text-properties fo:font-size="12pt" fo:language="en" fo:country="US" fo:font-style="normal" style:text-underline-style="none" fo:font-weight="bold" officeooo:rsid="0042443c" style:font-size-asian="10.5pt" style:font-style-asian="normal" style:font-weight-asian="bold" style:font-size-complex="12pt" style:font-style-complex="normal" style:font-weight-complex="bold"/>
    </style:style>
    <style:style style:name="T262" style:family="text">
      <style:text-properties fo:font-size="12pt" fo:language="en" fo:country="US" fo:font-style="normal" style:text-underline-style="none" fo:font-weight="bold" officeooo:rsid="004819fa" style:font-size-asian="10.5pt" style:font-style-asian="normal" style:font-weight-asian="bold" style:font-size-complex="12pt" style:font-style-complex="normal" style:font-weight-complex="bold"/>
    </style:style>
    <style:style style:name="T263" style:family="text">
      <style:text-properties fo:font-size="12pt" fo:language="en" fo:country="US" fo:font-style="normal" style:text-underline-style="none" fo:font-weight="bold" officeooo:rsid="004892c1" style:font-size-asian="10.5pt" style:font-style-asian="normal" style:font-weight-asian="bold" style:font-size-complex="12pt" style:font-style-complex="normal" style:font-weight-complex="bold"/>
    </style:style>
    <style:style style:name="T264" style:family="text">
      <style:text-properties fo:font-size="12pt" fo:language="en" fo:country="US" fo:font-style="normal" style:text-underline-style="none" fo:font-weight="bold" officeooo:rsid="009a9975" style:font-size-asian="10.5pt" style:font-style-asian="normal" style:font-weight-asian="bold" style:font-size-complex="12pt" style:font-style-complex="normal" style:font-weight-complex="bold"/>
    </style:style>
    <style:style style:name="T265" style:family="text">
      <style:text-properties fo:font-size="12pt" fo:language="en" fo:country="US" fo:font-style="normal" style:text-underline-style="none" fo:font-weight="bold" officeooo:rsid="009b5de0" style:font-size-asian="10.5pt" style:font-style-asian="normal" style:font-weight-asian="bold" style:font-size-complex="12pt" style:font-style-complex="normal" style:font-weight-complex="bold"/>
    </style:style>
    <style:style style:name="T266" style:family="text">
      <style:text-properties fo:font-size="12pt" fo:language="en" fo:country="US" fo:font-style="normal" style:text-underline-style="none" fo:font-weight="bold" officeooo:rsid="009cda55" style:font-size-asian="10.5pt" style:font-style-asian="normal" style:font-weight-asian="bold" style:font-size-complex="12pt" style:font-style-complex="normal" style:font-weight-complex="bold"/>
    </style:style>
    <style:style style:name="T267" style:family="text">
      <style:text-properties fo:font-size="12pt" fo:language="en" fo:country="US" fo:font-style="normal" style:text-underline-style="none" fo:font-weight="bold" officeooo:rsid="009fac57" style:font-size-asian="10.5pt" style:font-style-asian="normal" style:font-weight-asian="bold" style:font-size-complex="12pt" style:font-style-complex="normal" style:font-weight-complex="bold"/>
    </style:style>
    <style:style style:name="T268" style:family="text">
      <style:text-properties fo:font-size="12pt" fo:language="en" fo:country="US" fo:font-style="normal" style:text-underline-style="none" fo:font-weight="bold" officeooo:rsid="0052f9e5" style:font-size-asian="10.5pt" style:font-style-asian="normal" style:font-weight-asian="bold" style:font-size-complex="12pt" style:font-style-complex="normal" style:font-weight-complex="bold"/>
    </style:style>
    <style:style style:name="T269" style:family="text">
      <style:text-properties fo:font-size="12pt" fo:language="en" fo:country="US" fo:font-style="normal" style:text-underline-style="none" fo:font-weight="bold" officeooo:rsid="00a2ca5f" style:font-size-asian="10.5pt" style:font-style-asian="normal" style:font-weight-asian="bold" style:font-size-complex="12pt" style:font-style-complex="normal" style:font-weight-complex="bold"/>
    </style:style>
    <style:style style:name="T270" style:family="text">
      <style:text-properties fo:font-size="12pt" fo:language="en" fo:country="US" fo:font-style="normal" style:text-underline-style="none" fo:font-weight="bold" officeooo:rsid="00abb3ed" style:font-size-asian="10.5pt" style:font-style-asian="normal" style:font-weight-asian="bold" style:font-size-complex="12pt" style:font-style-complex="normal" style:font-weight-complex="bold"/>
    </style:style>
    <style:style style:name="T271" style:family="text">
      <style:text-properties fo:font-size="12pt" fo:language="en" fo:country="US" fo:font-style="normal" style:text-underline-style="none" fo:font-weight="bold" officeooo:rsid="0097c4da" style:font-size-asian="10.5pt" style:font-style-asian="normal" style:font-weight-asian="bold" style:font-size-complex="12pt" style:font-style-complex="normal" style:font-weight-complex="bold"/>
    </style:style>
    <style:style style:name="T272" style:family="text">
      <style:text-properties fo:font-size="12pt" fo:language="en" fo:country="US" fo:font-style="normal" style:text-underline-style="none" fo:font-weight="bold" officeooo:rsid="0096e6ae" style:font-size-asian="10.5pt" style:font-style-asian="normal" style:font-weight-asian="bold" style:font-size-complex="12pt" style:font-style-complex="normal" style:font-weight-complex="bold"/>
    </style:style>
    <style:style style:name="T273" style:family="text">
      <style:text-properties fo:font-size="12pt" fo:language="en" fo:country="US" fo:font-style="normal" style:text-underline-style="none" fo:font-weight="bold" officeooo:rsid="00b92e2c" style:font-size-asian="10.5pt" style:font-style-asian="normal" style:font-weight-asian="bold" style:font-size-complex="12pt" style:font-style-complex="normal" style:font-weight-complex="bold"/>
    </style:style>
    <style:style style:name="T274" style:family="text">
      <style:text-properties fo:font-size="12pt" fo:language="en" fo:country="US" fo:font-style="normal" style:text-underline-style="none" fo:font-weight="bold" officeooo:rsid="00b9e9f5" style:font-size-asian="10.5pt" style:font-style-asian="normal" style:font-weight-asian="bold" style:font-size-complex="12pt" style:font-style-complex="normal" style:font-weight-complex="bold"/>
    </style:style>
    <style:style style:name="T275" style:family="text">
      <style:text-properties fo:font-size="12pt" fo:language="en" fo:country="US" fo:font-style="normal" style:text-underline-style="none" fo:font-weight="normal" officeooo:rsid="009a9975" style:font-size-asian="10.5pt" style:font-style-asian="normal" style:font-weight-asian="normal" style:font-size-complex="12pt" style:font-style-complex="normal" style:font-weight-complex="normal"/>
    </style:style>
    <style:style style:name="T276" style:family="text">
      <style:text-properties fo:font-size="12pt" fo:language="en" fo:country="US" fo:font-style="normal" style:text-underline-style="none" fo:font-weight="normal" officeooo:rsid="001d5da5" style:font-size-asian="10.5pt" style:font-style-asian="normal" style:font-weight-asian="normal" style:font-size-complex="12pt" style:font-style-complex="normal" style:font-weight-complex="normal"/>
    </style:style>
    <style:style style:name="T277" style:family="text">
      <style:text-properties fo:font-size="12pt" fo:language="en" fo:country="US" fo:font-style="normal" style:text-underline-style="none" fo:font-weight="normal" officeooo:rsid="009fac57" style:font-size-asian="10.5pt" style:font-style-asian="normal" style:font-weight-asian="normal" style:font-size-complex="12pt" style:font-style-complex="normal" style:font-weight-complex="normal"/>
    </style:style>
    <style:style style:name="T278" style:family="text">
      <style:text-properties fo:font-size="12pt" fo:language="en" fo:country="US" fo:font-style="normal" style:text-underline-style="none" fo:font-weight="normal" officeooo:rsid="004f291b" style:font-size-asian="10.5pt" style:font-style-asian="normal" style:font-weight-asian="normal" style:font-size-complex="12pt" style:font-style-complex="normal" style:font-weight-complex="normal"/>
    </style:style>
    <style:style style:name="T279" style:family="text">
      <style:text-properties fo:font-size="12pt" fo:language="en" fo:country="US" fo:font-style="normal" style:text-underline-style="none" fo:font-weight="normal" officeooo:rsid="00a2ca5f" style:font-size-asian="10.5pt" style:font-style-asian="normal" style:font-weight-asian="normal" style:font-size-complex="12pt" style:font-style-complex="normal" style:font-weight-complex="normal"/>
    </style:style>
    <style:style style:name="T280" style:family="text">
      <style:text-properties fo:font-size="12pt" fo:language="en" fo:country="US" fo:font-style="normal" style:text-underline-style="none" fo:font-weight="normal" officeooo:rsid="009b5de0" style:font-size-asian="10.5pt" style:font-style-asian="normal" style:font-weight-asian="normal" style:font-size-complex="12pt" style:font-style-complex="normal" style:font-weight-complex="normal"/>
    </style:style>
    <style:style style:name="T281" style:family="text">
      <style:text-properties fo:font-size="12pt" fo:language="en" fo:country="US" fo:font-style="normal" style:text-underline-style="none" fo:font-weight="normal" officeooo:rsid="00abb3ed" style:font-size-asian="10.5pt" style:font-style-asian="normal" style:font-weight-asian="normal" style:font-size-complex="12pt" style:font-style-complex="normal" style:font-weight-complex="normal"/>
    </style:style>
    <style:style style:name="T282" style:family="text">
      <style:text-properties fo:font-size="12pt" fo:language="en" fo:country="US" fo:font-style="normal" style:text-underline-style="none" fo:font-weight="normal" officeooo:rsid="00b92e2c" style:font-size-asian="10.5pt" style:font-style-asian="normal" style:font-weight-asian="normal" style:font-size-complex="12pt" style:font-style-complex="normal" style:font-weight-complex="normal"/>
    </style:style>
    <style:style style:name="T283" style:family="text">
      <style:text-properties fo:font-size="12pt" fo:language="en" fo:country="US" fo:font-style="normal" style:text-underline-style="none" fo:font-weight="normal" officeooo:rsid="00b9e9f5" style:font-size-asian="10.5pt" style:font-style-asian="normal" style:font-weight-asian="normal" style:font-size-complex="12pt" style:font-style-complex="normal" style:font-weight-complex="normal"/>
    </style:style>
    <style:style style:name="T284" style:family="text">
      <style:text-properties fo:font-size="12pt" fo:language="en" fo:country="US" fo:font-style="normal" style:text-underline-style="solid" style:text-underline-width="auto" style:text-underline-color="font-color" fo:font-weight="normal" officeooo:rsid="004f291b" style:font-size-asian="10.5pt" style:font-style-asian="normal" style:font-weight-asian="normal" style:font-size-complex="12pt" style:font-style-complex="normal" style:font-weight-complex="normal"/>
    </style:style>
    <style:style style:name="T285" style:family="text">
      <style:text-properties style:text-position="super 58%" fo:font-size="12pt" fo:language="en" fo:country="US" style:text-underline-style="none" fo:font-weight="bold" officeooo:rsid="004a28d2" style:font-size-asian="10.5pt" style:font-weight-asian="bold" style:font-size-complex="12pt" style:font-weight-complex="bold"/>
    </style:style>
    <style:style style:name="T286" style:family="text">
      <style:text-properties style:text-position="super 58%" fo:font-size="12pt" fo:language="en" fo:country="US" style:text-underline-style="none" fo:font-weight="normal" officeooo:rsid="008f82d8" style:font-size-asian="10.5pt" style:font-weight-asian="normal" style:font-size-complex="12pt" style:font-weight-complex="normal"/>
    </style:style>
    <style:style style:name="T287" style:family="text">
      <style:text-properties style:text-position="0% 100%" fo:font-size="12pt" fo:language="en" fo:country="US" style:text-underline-style="none" fo:font-weight="normal" officeooo:rsid="004a28d2" style:font-size-asian="10.5pt" style:font-weight-asian="normal" style:font-size-complex="12pt" style:font-weight-complex="normal"/>
    </style:style>
    <style:style style:name="T288" style:family="text">
      <style:text-properties officeooo:rsid="004d7092"/>
    </style:style>
    <style:style style:name="gr1" style:family="graphic">
      <style:graphic-properties svg:stroke-width="0.03cm" svg:stroke-color="#000000" draw:marker-start-width="0.249cm" draw:marker-end-width="0.249cm" draw:fill="none" draw:textarea-horizontal-align="justify" draw:textarea-vertical-align="middle" draw:auto-grow-height="false" fo:min-height="4.921cm" fo:min-width="7.096cm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penBSD's</text:span><text:span text:style-name="T35"> </text:span><text:span text:style-name="T1">pd</text:span><text:span text:style-name="T35"> </text:span>ksh<text:span text:style-name="T30"> </text:span>succinct<text:span text:style-name="T30"> </text:span>reference</text:p>
      <text:p text:style-name="P2">Wildcards</text:p>
      <text:p text:style-name="P44"><draw:custom-shape text:anchor-type="paragraph" draw:z-index="0" draw:name="Shape1" draw:style-name="gr1" draw:text-style-name="P151" svg:width="7.129cm" svg:height="4.954cm" svg:x="8.617cm" svg:y="-0.169cm"><text:p/><draw:enhanced-geometry svg:viewBox="0 0 21600 21600" draw:type="rectangle" draw:enhanced-path="M 0 0 L 21600 0 21600 21600 0 21600 0 0 Z N"/></draw:custom-shape><text:span text:style-name="T3"><text:tab/>*<text:tab/></text:span>–<text:tab/><text:span text:style-name="T16">Zero</text:span><text:span text:style-name="T31">, </text:span><text:span text:style-name="T30">or </text:span><text:span text:style-name="T3">more</text:span> <text:span text:style-name="T3">characters</text:span><text:span text:style-name="T30"><text:tab/></text:span><text:span text:style-name="T3">*</text:span><text:span text:style-name="T23">(</text:span><text:span text:style-name="T38">abc</text:span><text:span text:style-name="T23">|</text:span><text:span text:style-name="T38">xyz</text:span><text:span text:style-name="T23">)</text:span><text:span text:style-name="T3"><text:tab/>–<text:tab/></text:span><text:span text:style-name="T30">"", </text:span><text:span text:style-name="T38">abc, xyz, abcxyzabc</text:span></text:p>
      <text:p text:style-name="P123"><text:span text:style-name="T3"><text:tab/>?<text:tab/></text:span>–<text:tab/><text:span text:style-name="T16">One</text:span> <text:span text:style-name="T3">character</text:span><text:span text:style-name="T30"><text:tab/></text:span><text:span text:style-name="T23">+(</text:span><text:span text:style-name="T38">abc</text:span><text:span text:style-name="T23">|</text:span><text:span text:style-name="T38">xyz</text:span><text:span text:style-name="T23">)</text:span><text:span text:style-name="T3"><text:tab/>–<text:tab/></text:span><text:span text:style-name="T38">abc, xyz, abcxyzabc</text:span></text:p>
      <text:p text:style-name="P45"><text:span text:style-name="T16">C</text:span><text:span text:style-name="T6">haracter</text:span><text:span text:style-name="T25"> from a </text:span><text:span text:style-name="T3">range of characters</text:span>:<text:span text:style-name="T30"><text:tab/></text:span><text:span text:style-name="T3">?</text:span><text:span text:style-name="T23">(</text:span><text:span text:style-name="T38">abc</text:span><text:span text:style-name="T23">|</text:span><text:span text:style-name="T38">xyz</text:span><text:span text:style-name="T23">)</text:span><text:span text:style-name="T3"><text:tab/>–<text:tab/></text:span><text:span text:style-name="T30">"", </text:span><text:span text:style-name="T38">abc, xyz</text:span></text:p>
      <text:p text:style-name="P46"><text:span text:style-name="T3"><text:tab/>[a</text:span><text:span text:style-name="T17">B</text:span><text:span text:style-name="T3">c]<text:tab/></text:span>–<text:tab/><text:span text:style-name="T3">a</text:span>, or <text:span text:style-name="T17">B</text:span>, or <text:span text:style-name="T3">c</text:span><text:span text:style-name="T30"><text:tab/></text:span><text:span text:style-name="T23">@(</text:span><text:span text:style-name="T38">abc</text:span><text:span text:style-name="T23">|</text:span><text:span text:style-name="T38">xyz</text:span><text:span text:style-name="T23">)</text:span><text:span text:style-name="T3"><text:tab/>–<text:tab/></text:span><text:span text:style-name="T38">abc, xyz</text:span></text:p>
      <text:p text:style-name="P46"><text:span text:style-name="T3"><text:tab/>[a-c]<text:tab/></text:span>–<text:tab/><text:span text:style-name="T3">a</text:span>, or <text:span text:style-name="T3">b</text:span>, or <text:span text:style-name="T3">c</text:span><text:span text:style-name="T30"><text:tab/>!</text:span><text:span text:style-name="T23">(</text:span><text:span text:style-name="T38">abc</text:span><text:span text:style-name="T23">|</text:span><text:span text:style-name="T38">xyz</text:span><text:span text:style-name="T23">)</text:span><text:span text:style-name="T3"><text:tab/>–<text:tab/></text:span><text:span text:style-name="T30">"", </text:span><text:span text:style-name="T23">not</text:span><text:span text:style-name="T38"> abc, </text:span><text:span text:style-name="T23">not</text:span><text:span text:style-name="T38"> xyz</text:span></text:p>
      <text:p text:style-name="P42"><text:span text:style-name="T3"><text:tab/>[a-z]<text:tab/></text:span>–<text:tab/><text:span text:style-name="T16">C</text:span><text:span text:style-name="T3">haracter</text:span> from <text:span text:style-name="T3">a</text:span> to <text:span text:style-name="T3">z</text:span></text:p>
      <text:p text:style-name="P43"><text:span text:style-name="T3"><text:tab/>[a-zA-Z</text:span><text:span text:style-name="T20">0-7</text:span><text:span text:style-name="T3">]<text:tab/></text:span>–<text:tab/><text:span text:style-name="T16">C</text:span><text:span text:style-name="T3">haracter</text:span> from <text:span text:style-name="T3">a</text:span> to <text:span text:style-name="T3">z</text:span>, from <text:span text:style-name="T3">A</text:span> to <text:span text:style-name="T3">Z</text:span><text:span text:style-name="T30">, </text:span><text:span text:style-name="T36">and </text:span><text:span text:style-name="T16">D</text:span><text:span text:style-name="T20">igit</text:span><text:span text:style-name="T35"> from </text:span><text:span text:style-name="T20">0</text:span><text:span text:style-name="T35"> to </text:span><text:span text:style-name="T20">7</text:span></text:p>
      <text:p text:style-name="P122"><text:span text:style-name="T3"><text:tab/>[!</text:span><text:span text:style-name="T21">k</text:span><text:span text:style-name="T3">-</text:span><text:span text:style-name="T21">w5</text:span><text:span text:style-name="T3">]<text:tab/></text:span>–<text:tab/><text:span text:style-name="T90">Any </text:span><text:span text:style-name="T16">C</text:span><text:span text:style-name="T22">haracter</text:span><text:span text:style-name="T37"> </text:span><text:span text:style-name="T21">not</text:span><text:span text:style-name="T36"> in range </text:span><text:span text:style-name="T37">from </text:span><text:span text:style-name="T21">k</text:span><text:span text:style-name="T37"> to </text:span><text:span text:style-name="T21">w</text:span><text:span text:style-name="T37">, </text:span><text:span text:style-name="T36">and </text:span><text:span text:style-name="T21">not</text:span><text:span text:style-name="T36"> </text:span><text:span text:style-name="T21">5</text:span></text:p>
      <text:p text:style-name="P47"><text:span text:style-name="T16">C</text:span><text:span text:style-name="T6">haracter</text:span><text:span text:style-name="T32"> from a </text:span><text:span text:style-name="T3">character class:</text:span><text:span text:style-name="T30"><text:tab/></text:span><text:span text:style-name="T40">ls -d </text:span><text:span text:style-name="T30">./</text:span><text:span text:style-name="T39">[</text:span><text:span text:style-name="T24">[:upper:][:digit:]</text:span><text:span text:style-name="T39">]*/</text:span><text:span text:style-name="T30"><text:tab/></text:span><text:span text:style-name="T40">ls -d </text:span><text:span text:style-name="T30">./</text:span><text:span text:style-name="T39">[!</text:span><text:span text:style-name="T24">[:digit:]</text:span><text:span text:style-name="T39">]*/</text:span></text:p>
      <text:p text:style-name="P49"><text:span text:style-name="T3"><text:tab/>[[:</text:span><text:span text:style-name="T4">print</text:span><text:span text:style-name="T3">:]]<text:tab/></text:span>–<text:tab/><text:span text:style-name="T17">N</text:span><text:span text:style-name="T3">on-blank</text:span><text:span text:style-name="T30"> </text:span><text:span text:style-name="T3">character</text:span>, <text:span text:style-name="T2">or </text:span><text:span text:style-name="T4">space</text:span></text:p>
      <text:p text:style-name="P48"><text:span text:style-name="T3"><text:tab/>[[:graph:]]<text:tab/></text:span>–<text:tab/><text:span text:style-name="T17">N</text:span><text:span text:style-name="T3">on-blank</text:span><text:span text:style-name="T30"> </text:span><text:span text:style-name="T3">character</text:span></text:p>
      <text:p text:style-name="P49"><text:span text:style-name="T3"><text:tab/>[[:alnum:]]<text:tab/></text:span>–<text:tab/><text:span text:style-name="T17">D</text:span><text:span text:style-name="T3">igit</text:span>, <text:span text:style-name="T3">lowercase</text:span>, <text:span text:style-name="T2">or</text:span> <text:span text:style-name="T3">uppercase character</text:span></text:p>
      <text:p text:style-name="P50"><text:span text:style-name="T3"><text:tab/>[[:alpha:]]<text:tab/></text:span>–<text:tab/><text:span text:style-name="T17">L</text:span><text:span text:style-name="T3">owercase</text:span>, <text:span text:style-name="T2">or</text:span> <text:span text:style-name="T3">uppercase character</text:span></text:p>
      <text:p text:style-name="P49"><text:span text:style-name="T3"><text:tab/>[[:</text:span><text:span text:style-name="T4">lower</text:span><text:span text:style-name="T3">:]]<text:tab/></text:span>–<text:tab/><text:span text:style-name="T17">L</text:span><text:span text:style-name="T3">owercase</text:span><text:span text:style-name="T30"> </text:span><text:span text:style-name="T3">character</text:span></text:p>
      <text:p text:style-name="P49"><text:span text:style-name="T3"><text:tab/>[[:</text:span><text:span text:style-name="T4">upper</text:span><text:span text:style-name="T3">:]]<text:tab/></text:span>–<text:tab/><text:span text:style-name="T17">U</text:span><text:span text:style-name="T3">ppercase</text:span><text:span text:style-name="T30"> </text:span><text:span text:style-name="T3">character</text:span></text:p>
      <text:p text:style-name="P50"><text:span text:style-name="T3"><text:tab/>[[:</text:span><text:span text:style-name="T5">x</text:span><text:span text:style-name="T3">digit:]]<text:tab/></text:span>–<text:tab/><text:span text:style-name="T17">H</text:span><text:span text:style-name="T4">exadecimal</text:span><text:span text:style-name="T33"> </text:span><text:span text:style-name="T4">digit</text:span><text:span text:style-name="T2"> [0-9a-fA-F]</text:span></text:p>
      <text:p text:style-name="P49"><text:span text:style-name="T3"><text:tab/>[[:digit:]]<text:tab/></text:span>–<text:tab/><text:span text:style-name="T17">D</text:span><text:span text:style-name="T3">igit</text:span></text:p>
      <text:p text:style-name="P49"><text:span text:style-name="T3"><text:tab/>[[:</text:span><text:span text:style-name="T4">punct</text:span><text:span text:style-name="T3">:]]<text:tab/></text:span>–<text:tab/><text:span text:style-name="T17">P</text:span><text:span text:style-name="T4">unctuation</text:span><text:span text:style-name="T33"> </text:span><text:span text:style-name="T4">character</text:span><text:span text:style-name="T33"> </text:span><text:span text:style-name="T34">`~!@#$%^&amp;*()-_=+[]{}&lt;&gt;?/\'|";:,.</text:span></text:p>
      <text:p text:style-name="P49"><text:span text:style-name="T3"><text:tab/>[[:</text:span><text:span text:style-name="T4">cntrl</text:span><text:span text:style-name="T3">:]]<text:tab/></text:span>–<text:tab/><text:span text:style-name="T18">C</text:span><text:span text:style-name="T4">ontrol</text:span><text:span text:style-name="T30"> </text:span><text:span text:style-name="T3">character</text:span></text:p>
      <text:p text:style-name="P49"><text:span text:style-name="T3"><text:tab/>[[:blank:]]<text:tab/></text:span>–<text:tab/><text:span text:style-name="T18">T</text:span><text:span text:style-name="T3">ab</text:span>, <text:span text:style-name="T27">or</text:span> <text:span text:style-name="T3">space</text:span></text:p>
      <text:p text:style-name="P49"><text:span text:style-name="T3"><text:tab/>[[:</text:span><text:span text:style-name="T4">space</text:span><text:span text:style-name="T3">:]]<text:tab/></text:span>–<text:tab/><text:span text:style-name="T18">B</text:span><text:span text:style-name="T4">lank</text:span><text:span text:style-name="T33"> </text:span><text:span text:style-name="T4">character</text:span><text:span text:style-name="T2"> (</text:span>tab, space, <text:span text:style-name="T27">newline)</text:span></text:p>
      <text:p text:style-name="P11"><text:span text:style-name="T28">Variable e</text:span>xpansion <text:span text:style-name="T26">m</text:span>odifier<text:span text:style-name="T26">s</text:span></text:p>
      <text:p text:style-name="P41"><text:span text:style-name="T3">typeset</text:span> <text:span text:style-name="T51">variableName</text:span><text:span text:style-name="T53">=</text:span><text:span text:style-name="T70">value<text:tab/></text:span><text:span text:style-name="T88">(</text:span><text:span text:style-name="T69">local</text:span><text:span text:style-name="T88">, </text:span><text:span text:style-name="T69">integer</text:span><text:span text:style-name="T88">, </text:span><text:span text:style-name="T69">autoload</text:span><text:span text:style-name="T88">, </text:span><text:span text:style-name="T69">functions</text:span><text:span text:style-name="T88">)</text:span></text:p>
      <text:p text:style-name="P40"><text:span text:style-name="T53">typeset</text:span><text:span text:style-name="T70"> [[</text:span><text:span text:style-name="T53">+-lprtUux</text:span><text:span text:style-name="T70">] [</text:span><text:span text:style-name="T53">-L</text:span><text:span text:style-name="T70">[n]] [</text:span><text:span text:style-name="T53">-R</text:span><text:span text:style-name="T70">[n]] [</text:span><text:span text:style-name="T53">-Z</text:span><text:span text:style-name="T70">[n]] [</text:span><text:span text:style-name="T53">-i</text:span><text:span text:style-name="T70">[n]] </text:span><text:span text:style-name="T53">|</text:span><text:span text:style-name="T70"> </text:span><text:span text:style-name="T53">-f</text:span><text:span text:style-name="T70"> [</text:span><text:span text:style-name="T53">-tu</text:span><text:span text:style-name="T70">]] [name [=value] ...]</text:span></text:p>
      <text:p text:style-name="P39"><text:span text:style-name="T3">set -A</text:span> <text:span text:style-name="T51">arrayName</text:span> <text:span text:style-name="T3">--</text:span> value01 value02 value03 value04</text:p>
      <text:p text:style-name="P94"><text:span text:style-name="T178">unset</text:span><text:span text:style-name="T122"> </text:span><text:span text:style-name="T246">variableName</text:span><text:span text:style-name="T93"><text:tab/></text:span><text:span text:style-name="T178">unset -</text:span><text:span text:style-name="T195">f</text:span><text:span text:style-name="T122"> </text:span><text:span text:style-name="T247">function</text:span><text:span text:style-name="T246">Name</text:span></text:p>
      <text:p text:style-name="P39"><text:span text:style-name="T3">$</text:span>variable, <text:span text:style-name="T3">${</text:span>variable<text:span text:style-name="T3">}</text:span>, <text:span text:style-name="T3">${</text:span>array[@]<text:span text:style-name="T3">}</text:span>, <text:span text:style-name="T3">${</text:span>array[*]<text:span text:style-name="T3">}</text:span>, <text:span text:style-name="T3">${</text:span>array[2]<text:span text:style-name="T3">}</text:span></text:p>
      <text:p text:style-name="P18"><text:span text:style-name="T3"><text:tab/>${variable:-value}</text:span><text:tab/>–<text:tab/><text:span text:style-name="T3">Substitutes</text:span> <text:span text:style-name="T8">variable's</text:span><text:span text:style-name="T29"> </text:span><text:span text:style-name="T3">value</text:span> if <text:span text:style-name="T3">variable</text:span> is <text:span text:style-name="T3">unset</text:span>, or <text:span text:style-name="T3">null</text:span></text:p>
      <text:p text:style-name="P19"><text:span text:style-name="T3"><text:tab/>${variable:=value}</text:span><text:tab/>–<text:tab/><text:span text:style-name="T8">Assigns</text:span> <text:span text:style-name="T3">value</text:span> to <text:span text:style-name="T3">variable</text:span> if <text:span text:style-name="T3">variable</text:span> is <text:span text:style-name="T3">unset</text:span>, or <text:span text:style-name="T3">null</text:span></text:p>
      <text:p text:style-name="P21"><text:span text:style-name="T3"><text:tab/>${variable:+value}</text:span><text:tab/>–<text:tab/><text:span text:style-name="T7">S</text:span><text:span text:style-name="T3">ubstitutes</text:span> <text:span text:style-name="T8">variable's</text:span><text:span text:style-name="T29"> </text:span><text:span text:style-name="T3">value</text:span> if <text:span text:style-name="T3">variable</text:span> is <text:span text:style-name="T3">set</text:span>, <text:span text:style-name="T42">and </text:span><text:span text:style-name="T9">not</text:span><text:span text:style-name="T42"> </text:span><text:span text:style-name="T9">null</text:span></text:p>
      <text:p text:style-name="P146"><text:span text:style-name="T3"><text:tab/>${variable:?value}</text:span><text:tab/>–<text:tab/>If <text:span text:style-name="T3">variable</text:span> is <text:span text:style-name="T3">unset</text:span>, or <text:span text:style-name="T3">null</text:span>, <text:span text:style-name="T42">throws</text:span> <text:span text:style-name="T3">value</text:span> and <text:span text:style-name="T10">exits</text:span><text:span text:style-name="T43"> with code</text:span> <text:span text:style-name="T3">1</text:span></text:p>
      <text:p text:style-name="P147"><text:span text:style-name="T47">↑</text:span><text:span text:style-name="T48"> </text:span><text:span text:style-name="T11">C</text:span><text:span text:style-name="T3">olon</text:span> <text:span text:style-name="T44">(</text:span><text:span text:style-name="T11">:</text:span><text:span text:style-name="T44">)</text:span> <text:span text:style-name="T44">instructs ksh to treat the</text:span> <text:span text:style-name="T11">value</text:span><text:span text:style-name="T44"> of </text:span><text:span text:style-name="T3">null</text:span> as the <text:span text:style-name="T3">value</text:span> of <text:span text:style-name="T3">unset</text:span> <text:span text:style-name="T46">↑</text:span></text:p>
      <text:p text:style-name="P20"><text:span text:style-name="T3"><text:tab/>${variable-value}</text:span><text:tab/>–<text:tab/><text:span text:style-name="T3">Substitutes</text:span> <text:span text:style-name="T8">variable's</text:span><text:span text:style-name="T29"> </text:span><text:span text:style-name="T3">value</text:span> if <text:span text:style-name="T3">variable</text:span> is <text:span text:style-name="T3">unset</text:span></text:p>
      <text:p text:style-name="P20"><text:span text:style-name="T3"><text:tab/>${variable=value}</text:span><text:tab/>–<text:tab/><text:span text:style-name="T8">Assigns</text:span> <text:span text:style-name="T3">value</text:span> to <text:span text:style-name="T3">variable</text:span> if <text:span text:style-name="T3">variable</text:span> is <text:span text:style-name="T3">unset</text:span></text:p>
      <text:p text:style-name="P20"><text:span text:style-name="T3"><text:tab/>${variable+value}</text:span><text:tab/>–<text:tab/><text:span text:style-name="T7">S</text:span><text:span text:style-name="T3">ubstitutes</text:span> <text:span text:style-name="T8">variable's</text:span><text:span text:style-name="T29"> </text:span><text:span text:style-name="T3">value</text:span> if <text:span text:style-name="T3">variable</text:span> is <text:span text:style-name="T3">set</text:span></text:p>
      <text:p text:style-name="P119"><text:span text:style-name="T3"><text:tab/>${variable?value}</text:span><text:tab/>–<text:tab/>If <text:span text:style-name="T3">variable</text:span> is <text:span text:style-name="T3">unset</text:span>, <text:span text:style-name="T42">throws</text:span> <text:span text:style-name="T3">value</text:span> and <text:span text:style-name="T10">exits</text:span><text:span text:style-name="T43"> with code</text:span> <text:span text:style-name="T3">1</text:span></text:p>
      <text:p text:style-name="P22"><text:span text:style-name="T3"><text:tab/>${#variable}</text:span><text:tab/>–<text:tab/><text:span text:style-name="T3">Substitutes</text:span> <text:span text:style-name="T8">variable's</text:span><text:span text:style-name="T29"> </text:span><text:span text:style-name="T3">value</text:span> <text:span text:style-name="T45">with </text:span>the <text:span text:style-name="T12">length</text:span> of <text:span text:style-name="T13">variable's</text:span><text:span text:style-name="T49"> </text:span><text:span text:style-name="T13">value</text:span></text:p>
      <text:p text:style-name="P23"><text:span text:style-name="T3"><text:tab/>${#array[*]}</text:span><text:tab/>–<text:tab/><text:span text:style-name="T3">Substitutes</text:span> <text:span text:style-name="T8">variable's</text:span><text:span text:style-name="T29"> </text:span><text:span text:style-name="T3">value</text:span> <text:span text:style-name="T45">with </text:span>the <text:span text:style-name="T12">length</text:span> of the <text:span text:style-name="T3">array</text:span></text:p>
      <text:p text:style-name="P120"><text:span text:style-name="T3"><text:tab/>${#array[</text:span><text:span text:style-name="T13">@</text:span><text:span text:style-name="T3">]}</text:span><text:tab/>–<text:tab/><text:span text:style-name="T3">Substitutes</text:span> <text:span text:style-name="T8">variable's</text:span><text:span text:style-name="T29"> </text:span><text:span text:style-name="T3">value</text:span> <text:span text:style-name="T45">with </text:span>the <text:span text:style-name="T12">length</text:span> of the <text:span text:style-name="T3">array</text:span></text:p>
      <text:p text:style-name="P24"><text:span text:style-name="T3"><text:tab/>${variable#wildcard}</text:span><text:tab/>–<text:tab/><text:span text:style-name="T14">Non-greedy</text:span><text:span text:style-name="T50"> search for</text:span> <text:span text:style-name="T3">wildcard</text:span> <text:span text:style-name="T50">from</text:span> <text:span text:style-name="T49">the</text:span> <text:span text:style-name="T13">beginning</text:span> of <text:span text:style-name="T3">variable'</text:span><text:span text:style-name="T14">s</text:span><text:span text:style-name="T50"> </text:span><text:span text:style-name="T14">value</text:span>, <text:span text:style-name="T3">substitutes</text:span> <text:span text:style-name="T8">variable's</text:span><text:span text:style-name="T29"> </text:span><text:span text:style-name="T3">value</text:span> <text:span text:style-name="T45">with</text:span> the <text:span text:style-name="T14">unmatched</text:span><text:span text:style-name="T50"> part</text:span></text:p>
      <text:p text:style-name="P121"><text:span text:style-name="T3"><text:tab/>${variable##wildcard}</text:span><text:tab/>–<text:tab/><text:span text:style-name="T15">G</text:span><text:span text:style-name="T14">reedy</text:span><text:span text:style-name="T50"> search for</text:span> <text:span text:style-name="T3">wildcard</text:span> <text:span text:style-name="T50">from</text:span> <text:span text:style-name="T49">the</text:span> <text:span text:style-name="T13">beginning</text:span> of <text:span text:style-name="T3">variable'</text:span><text:span text:style-name="T14">s</text:span><text:span text:style-name="T50"> </text:span><text:span text:style-name="T14">value</text:span>, <text:span text:style-name="T3">substitutes</text:span> <text:span text:style-name="T8">variable's</text:span><text:span text:style-name="T29"> </text:span><text:span text:style-name="T3">value</text:span> <text:span text:style-name="T45">with </text:span>the <text:span text:style-name="T14">unmatched</text:span><text:span text:style-name="T50"> part</text:span></text:p>
      <text:p text:style-name="P24"><text:span text:style-name="T3"><text:tab/>${variable%wildcard}</text:span><text:tab/>–<text:tab/><text:span text:style-name="T14">Non-greedy</text:span><text:span text:style-name="T50"> search for</text:span> <text:span text:style-name="T3">wildcard</text:span> <text:span text:style-name="T50">from</text:span> <text:span text:style-name="T49">the</text:span> <text:span text:style-name="T15">end</text:span> of <text:span text:style-name="T3">variable'</text:span><text:span text:style-name="T14">s</text:span><text:span text:style-name="T50"> </text:span><text:span text:style-name="T14">value</text:span>, <text:span text:style-name="T3">substitutes</text:span> <text:span text:style-name="T8">variable's</text:span><text:span text:style-name="T29"> </text:span><text:span text:style-name="T3">value</text:span> <text:span text:style-name="T45">with </text:span>the <text:span text:style-name="T14">unmatched</text:span><text:span text:style-name="T50"> part</text:span></text:p>
      <text:p text:style-name="P24"><text:span text:style-name="T3"><text:tab/>${variable%%wildcard}</text:span><text:tab/>–<text:tab/><text:span text:style-name="T15">G</text:span><text:span text:style-name="T14">reedy</text:span><text:span text:style-name="T50"> search for</text:span> <text:span text:style-name="T3">wildcard</text:span> <text:span text:style-name="T50">from</text:span> <text:span text:style-name="T49">the</text:span> <text:span text:style-name="T15">end</text:span> of <text:span text:style-name="T3">variable'</text:span><text:span text:style-name="T14">s</text:span><text:span text:style-name="T50"> </text:span><text:span text:style-name="T14">value</text:span>, <text:span text:style-name="T3">substitutes</text:span> <text:span text:style-name="T8">variable's</text:span><text:span text:style-name="T29"> </text:span><text:span text:style-name="T3">value</text:span> <text:span text:style-name="T45">with </text:span>the <text:span text:style-name="T14">unmatched</text:span><text:span text:style-name="T50"> part</text:span></text:p>
      <text:p text:style-name="P12">Subexpressions<text:span text:style-name="T30"> </text:span><text:span text:style-name="T91">and</text:span><text:span text:style-name="T41"> </text:span><text:span text:style-name="T91">tests</text:span></text:p>
      <text:p text:style-name="P27"><text:span text:style-name="T70"><text:tab/></text:span><text:span text:style-name="T64">(</text:span><text:span text:style-name="T72"> </text:span><text:span text:style-name="T64">)</text:span><text:span text:style-name="T70"><text:tab/>–<text:tab/></text:span><text:span text:style-name="T82">Execute</text:span><text:span text:style-name="T87">s</text:span><text:span text:style-name="T82"> commands in a s</text:span><text:span text:style-name="T81">ubshell with separate environment</text:span></text:p>
      <text:p text:style-name="P38"><text:span text:style-name="T70"><text:tab/></text:span><text:span text:style-name="T64">{</text:span><text:span text:style-name="T72"> </text:span><text:span text:style-name="T64">}</text:span><text:span text:style-name="T70"><text:tab/>–<text:tab/></text:span><text:span text:style-name="T82">Group</text:span><text:span text:style-name="T87">s</text:span><text:span text:style-name="T82"> commands for executi</text:span><text:span text:style-name="T83">on</text:span><text:span text:style-name="T82"><text:tab/>! (( x )) &amp;&amp; </text:span><text:span text:style-name="T65">{</text:span><text:span text:style-name="T82"> print -u2 'Error'; exit 1; </text:span><text:span text:style-name="T65">}</text:span></text:p>
      <text:p text:style-name="P28"><text:tab/><text:span text:style-name="T19">$(</text:span><text:span text:style-name="T52"> </text:span><text:span text:style-name="T19">)</text:span><text:tab/>–<text:tab/><text:span text:style-name="T70">Command substitution</text:span><text:span text:style-name="T82"> in a s</text:span><text:span text:style-name="T81">ubshell with separate environment</text:span></text:p>
      <text:p text:style-name="P25"><text:span text:style-name="T70"><text:tab/></text:span><text:span text:style-name="T53">$((</text:span><text:span text:style-name="T70"> </text:span><text:span text:style-name="T53">))</text:span><text:span text:style-name="T70"><text:tab/>–<text:tab/>Arithmetic expansion, </text:span><text:span text:style-name="T54">null</text:span><text:span text:style-name="T71"> evaluates to </text:span><text:span text:style-name="T54">0</text:span></text:p>
      <text:p text:style-name="P36"><text:span text:style-name="T70"><text:tab/></text:span><text:span text:style-name="T53">((</text:span><text:span text:style-name="T70"> </text:span><text:span text:style-name="T72">x == 3 </text:span><text:span text:style-name="T53">))</text:span><text:span text:style-name="T70"><text:tab/>–<text:tab/>Arithmetic </text:span><text:span text:style-name="T72">compar</text:span><text:span text:style-name="T70">i</text:span><text:span text:style-name="T72">s</text:span><text:span text:style-name="T70">on, </text:span><text:span text:style-name="T73">same as </text:span><text:span text:style-name="T56">let</text:span><text:span text:style-name="T73"> 'x==3'<text:tab/></text:span><text:span text:style-name="T62">==</text:span><text:span text:style-name="T80">, </text:span><text:span text:style-name="T62">!=</text:span><text:span text:style-name="T80">, </text:span><text:span text:style-name="T62">&gt;</text:span><text:span text:style-name="T80">, </text:span><text:span text:style-name="T62">&gt;=</text:span><text:span text:style-name="T80">, </text:span><text:span text:style-name="T62">&lt;</text:span><text:span text:style-name="T80">, </text:span><text:span text:style-name="T62">&lt;=</text:span></text:p>
      <text:p text:style-name="P26"><text:span text:style-name="T53"><text:tab/></text:span><text:span text:style-name="T55">[</text:span><text:span text:style-name="T72"> $x == '3' </text:span><text:span text:style-name="T55">]</text:span><text:span text:style-name="T70"><text:tab/>–<text:tab/></text:span><text:span text:style-name="T72">String</text:span><text:span text:style-name="T70"> </text:span><text:span text:style-name="T72">compar</text:span><text:span text:style-name="T70">i</text:span><text:span text:style-name="T72">s</text:span><text:span text:style-name="T70">on, </text:span><text:span text:style-name="T73">same as </text:span><text:span text:style-name="T56">test</text:span><text:span text:style-name="T73"> $x == '3'</text:span></text:p>
      <text:p text:style-name="P117"><text:span text:style-name="T53"><text:tab/></text:span><text:span text:style-name="T55">[[</text:span><text:span text:style-name="T72"> $x == '3' </text:span><text:span text:style-name="T55">]]</text:span><text:span text:style-name="T70"><text:tab/>–<text:tab/></text:span><text:span text:style-name="T84">The arguments to </text:span><text:span text:style-name="T66">==</text:span><text:span text:style-name="T84"> and </text:span><text:span text:style-name="T66">!=</text:span><text:span text:style-name="T84"> are </text:span><text:span text:style-name="T66">wildcards</text:span><text:span text:style-name="T84"><text:tab/></text:span><text:span text:style-name="T66">[[</text:span><text:span text:style-name="T84"> </text:span><text:span text:style-name="T89">$</text:span><text:span text:style-name="T84">x </text:span><text:span text:style-name="T66">==</text:span><text:span text:style-name="T84"> 3</text:span><text:span text:style-name="T66">*</text:span><text:span text:style-name="T84"> </text:span><text:span text:style-name="T66">]]</text:span><text:span text:style-name="T84"> &amp;&amp; print </text:span><text:span text:style-name="T73">'match</text:span><text:span text:style-name="T84">'</text:span></text:p>
      <text:p text:style-name="P37"><text:span text:style-name="T68">[</text:span><text:span text:style-name="T73"> $x </text:span><text:span text:style-name="T56">==</text:span><text:span text:style-name="T73"> '3' </text:span><text:span text:style-name="T56">-</text:span><text:span text:style-name="T67">o</text:span><text:span text:style-name="T85"> $foo </text:span><text:span text:style-name="T67">==</text:span><text:span text:style-name="T85"> 'bar' </text:span><text:span text:style-name="T67">-a</text:span><text:span text:style-name="T85"> $w </text:span><text:span text:style-name="T67">==</text:span><text:span text:style-name="T85"> 'hello' </text:span><text:span text:style-name="T68">]</text:span><text:span text:style-name="T85"><text:tab/></text:span><text:span text:style-name="T67">[[</text:span><text:span text:style-name="T85"> $x </text:span><text:span text:style-name="T67">==</text:span><text:span text:style-name="T85"> '3' </text:span><text:span text:style-name="T67">||</text:span><text:span text:style-name="T85"> $foo </text:span><text:span text:style-name="T67">==</text:span><text:span text:style-name="T85"> 'bar' </text:span><text:span text:style-name="T67">&amp;&amp;</text:span><text:span text:style-name="T85"> </text:span><text:span text:style-name="T86">$w </text:span><text:span text:style-name="T68">==</text:span><text:span text:style-name="T86"> 'hello' </text:span><text:span text:style-name="T68">]]</text:span></text:p>
      <text:p text:style-name="P51">File test conditions<text:tab/>Miscellaneous test conditions</text:p>
      <text:p text:style-name="P31"><text:span text:style-name="T57"><text:tab/></text:span><text:span text:style-name="T53">-e file</text:span><text:span text:style-name="T74"><text:tab/>–<text:tab/></text:span><text:span text:style-name="T70">File exists (same as </text:span><text:span text:style-name="T53">-a</text:span><text:span text:style-name="T70">)<text:tab/></text:span><text:span text:style-name="T53">-z string</text:span><text:span text:style-name="T74"><text:tab/>–<text:tab/>string is zero length</text:span></text:p>
      <text:p text:style-name="P31"><text:span text:style-name="T57"><text:tab/></text:span><text:span text:style-name="T53">-r file</text:span><text:span text:style-name="T74"><text:tab/>–<text:tab/></text:span><text:span text:style-name="T70">File is readable<text:tab/></text:span><text:span text:style-name="T53">-n string</text:span><text:span text:style-name="T74"><text:tab/>–<text:tab/>string is non-zero length</text:span></text:p>
      <text:p text:style-name="P35"><text:span text:style-name="T57"><text:tab/></text:span><text:span text:style-name="T53">-w file</text:span><text:span text:style-name="T74"><text:tab/>–<text:tab/></text:span><text:span text:style-name="T70">File is writeable<text:tab/></text:span><text:span text:style-name="T61">==</text:span><text:span text:style-name="T79">, </text:span><text:span text:style-name="T61">!=</text:span><text:span text:style-name="T79">, </text:span><text:span text:style-name="T61">&gt;</text:span><text:span text:style-name="T79">, </text:span><text:span text:style-name="T61">&lt;</text:span><text:span text:style-name="T79"><text:tab/>are string conditional tests</text:span></text:p>
      <text:p text:style-name="P30"><text:span text:style-name="T57"><text:tab/></text:span><text:span text:style-name="T53">-x file</text:span><text:span text:style-name="T74"><text:tab/>–<text:tab/></text:span><text:span text:style-name="T70">File is executable</text:span></text:p>
      <text:p text:style-name="P31"><text:span text:style-name="T57"><text:tab/></text:span><text:span text:style-name="T53">-f file</text:span><text:span text:style-name="T74"><text:tab/>–<text:tab/></text:span><text:span text:style-name="T70">File exists and is a regular file<text:tab/></text:span><text:span text:style-name="T53">-o option</text:span><text:span text:style-name="T74"><text:tab/>–<text:tab/></text:span><text:span text:style-name="T76">ksh option is on</text:span></text:p>
      <text:p text:style-name="P91"><text:span text:style-name="T192"><text:tab/></text:span><text:span text:style-name="T175">-O file</text:span><text:span text:style-name="T116"><text:tab/>–<text:tab/></text:span><text:span text:style-name="T93">User owns </text:span><text:span text:style-name="T117">file</text:span><text:span text:style-name="T93"><text:tab/></text:span><text:span text:style-name="T175">-t </text:span><text:span text:style-name="T237">fd</text:span><text:span text:style-name="T116"><text:tab/>–<text:tab/></text:span><text:span text:style-name="T237">fd</text:span><text:span text:style-name="T170"> is open on a terminal: </text:span><text:span text:style-name="T237">[</text:span><text:span text:style-name="T170"> </text:span><text:span text:style-name="T237">-t</text:span><text:span text:style-name="T170"> </text:span><text:span text:style-name="T237">7</text:span><text:span text:style-name="T170"> </text:span><text:span text:style-name="T237">]</text:span></text:p>
      <text:p text:style-name="P29"><text:span text:style-name="T57"><text:tab/></text:span><text:span text:style-name="T53">-d file</text:span><text:span text:style-name="T74"><text:tab/>–<text:tab/></text:span><text:span text:style-name="T75">File is</text:span><text:span text:style-name="T70"> a directory</text:span></text:p>
      <text:p text:style-name="P31"><text:span text:style-name="T57"><text:tab/></text:span><text:span text:style-name="T53">-s file</text:span><text:span text:style-name="T74"><text:tab/>–<text:tab/></text:span><text:span text:style-name="T70">File exists and is </text:span><text:span text:style-name="T75">not </text:span><text:span text:style-name="T70">empty<text:tab/></text:span><text:span text:style-name="T53">-eq</text:span><text:span text:style-name="T74"><text:tab/>–<text:tab/></text:span><text:span text:style-name="T76">numbers are equal</text:span></text:p>
      <text:p text:style-name="P31"><text:span text:style-name="T57"><text:tab/></text:span><text:span text:style-name="T53">-c file</text:span><text:span text:style-name="T74"><text:tab/>–<text:tab/></text:span><text:span text:style-name="T75">File</text:span><text:span text:style-name="T70"> is character special<text:tab/></text:span><text:span text:style-name="T53">-</text:span><text:span text:style-name="T60">ne</text:span><text:span text:style-name="T74"><text:tab/>–<text:tab/></text:span><text:span text:style-name="T76">numbers are not equal</text:span></text:p>
      <text:p text:style-name="P31"><text:span text:style-name="T57"><text:tab/></text:span><text:span text:style-name="T53">-b file</text:span><text:span text:style-name="T74"><text:tab/>–<text:tab/></text:span><text:span text:style-name="T75">File</text:span><text:span text:style-name="T70"> is block special<text:tab/></text:span><text:span text:style-name="T53">-</text:span><text:span text:style-name="T60">gt</text:span><text:span text:style-name="T74"><text:tab/>–<text:tab/></text:span><text:span text:style-name="T76">left number is greater than right </text:span></text:p>
      <text:p text:style-name="P31"><text:span text:style-name="T57"><text:tab/></text:span><text:span text:style-name="T53">-p file</text:span><text:span text:style-name="T74"><text:tab/>–<text:tab/></text:span><text:span text:style-name="T75">File</text:span><text:span text:style-name="T70"> is named pipe<text:tab/></text:span><text:span text:style-name="T53">-</text:span><text:span text:style-name="T60">ge</text:span><text:span text:style-name="T74"><text:tab/>–<text:tab/></text:span><text:span text:style-name="T76">greater than, or equal</text:span></text:p>
      <text:p text:style-name="P91"><text:span text:style-name="T192"><text:tab/></text:span><text:span text:style-name="T175">-u file</text:span><text:span text:style-name="T116"><text:tab/>–<text:tab/></text:span><text:span text:style-name="T117">File</text:span><text:span text:style-name="T93"> </text:span><text:span text:style-name="T118">ha</text:span><text:span text:style-name="T93">s setuid bit set<text:tab/></text:span><text:span text:style-name="T175">-</text:span><text:span text:style-name="T193">lt</text:span><text:span text:style-name="T116"><text:tab/>–<text:tab/></text:span><text:span text:style-name="T119">left number is less than right</text:span></text:p>
      <text:p text:style-name="P92"><text:span text:style-name="T192"><text:tab/></text:span><text:span text:style-name="T175">-g file</text:span><text:span text:style-name="T116"><text:tab/>–<text:tab/></text:span><text:span text:style-name="T117">File</text:span><text:span text:style-name="T93"> </text:span><text:span text:style-name="T118">ha</text:span><text:span text:style-name="T93">s setgid bit set<text:tab/></text:span><text:span text:style-name="T175">-</text:span><text:span text:style-name="T194">l</text:span><text:span text:style-name="T193">e</text:span><text:span text:style-name="T116"><text:tab/>–<text:tab/></text:span><text:span text:style-name="T120">less</text:span><text:span text:style-name="T119"> than, or equal</text:span></text:p>
      <text:p text:style-name="P93"><text:span text:style-name="T192"><text:tab/></text:span><text:span text:style-name="T175">-k file</text:span><text:span text:style-name="T116"><text:tab/>–<text:tab/></text:span><text:span text:style-name="T117">File</text:span><text:span text:style-name="T93"> </text:span><text:span text:style-name="T118">ha</text:span><text:span text:style-name="T93">s sticky bit set</text:span></text:p>
      <text:p text:style-name="P33"><text:span text:style-name="T57"><text:tab/></text:span><text:span text:style-name="T53">-L file</text:span><text:span text:style-name="T74"><text:tab/>–<text:tab/></text:span><text:span text:style-name="T75">File</text:span><text:span text:style-name="T70"> is a symbolic link (same as </text:span><text:span text:style-name="T53">-</text:span><text:span text:style-name="T63">h</text:span><text:span text:style-name="T70">)<text:tab/></text:span><text:span text:style-name="T53">-nt</text:span><text:span text:style-name="T74"><text:tab/>–<text:tab/></text:span><text:span text:style-name="T77">left file is newer than right file</text:span></text:p>
      <text:p text:style-name="P32"><text:span text:style-name="T57"><text:tab/></text:span><text:span text:style-name="T53">-G file</text:span><text:span text:style-name="T74"><text:tab/>–<text:tab/></text:span><text:span text:style-name="T75">File</text:span><text:span text:style-name="T74"> is in same group</text:span><text:span text:style-name="T70"> </text:span><text:span text:style-name="T75">as user</text:span><text:span text:style-name="T70"><text:tab/></text:span><text:span text:style-name="T53">-ot</text:span><text:span text:style-name="T74"><text:tab/>–<text:tab/></text:span><text:span text:style-name="T77">left file is older than right file</text:span></text:p>
      <text:p text:style-name="P32"><text:span text:style-name="T57"><text:tab/></text:span><text:span text:style-name="T53">-S file</text:span><text:span text:style-name="T74"><text:tab/>–<text:tab/></text:span><text:span text:style-name="T70">It is a socket<text:tab/></text:span><text:span text:style-name="T53">-ef</text:span><text:span text:style-name="T74"><text:tab/>–<text:tab/></text:span><text:span text:style-name="T77">both </text:span><text:span text:style-name="T79">refer to the same file</text:span></text:p>
      <text:p text:style-name="P34"><text:span text:style-name="T57"><text:tab/></text:span><text:span text:style-name="T58">if</text:span><text:span text:style-name="T75"> </text:span><text:span text:style-name="T58">[</text:span><text:span text:style-name="T75"> </text:span><text:span text:style-name="T58">-r</text:span><text:span text:style-name="T75"> </text:span><text:span text:style-name="T58">file</text:span><text:span text:style-name="T75"> </text:span><text:span text:style-name="T58">]</text:span><text:span text:style-name="T74"><text:tab/>–<text:tab/></text:span><text:span text:style-name="T75">Same as </text:span><text:span text:style-name="T58">if</text:span><text:span text:style-name="T75"> </text:span><text:span text:style-name="T58">test</text:span><text:span text:style-name="T75"> </text:span><text:span text:style-name="T58">-r</text:span><text:span text:style-name="T75"> </text:span><text:span text:style-name="T58">file</text:span><text:span text:style-name="T57"><text:tab/></text:span><text:span text:style-name="T58">if</text:span><text:span text:style-name="T75"> </text:span><text:span text:style-name="T58">[</text:span><text:span text:style-name="T75"> </text:span><text:span text:style-name="T59">2</text:span><text:span text:style-name="T78"> </text:span><text:span text:style-name="T58">-</text:span><text:span text:style-name="T59">lt</text:span><text:span text:style-name="T75"> </text:span><text:span text:style-name="T59">3</text:span><text:span text:style-name="T75"> </text:span><text:span text:style-name="T58">]</text:span><text:span text:style-name="T74"><text:tab/>–<text:tab/></text:span><text:span text:style-name="T78">the above applies only to </text:span><text:span text:style-name="T59">test</text:span></text:p>
      <text:p text:style-name="P13">Options</text:p>
      <text:p text:style-name="P59"><text:span text:style-name="T93"><text:tab/></text:span><text:span text:style-name="T172">getopts</text:span><text:span text:style-name="T93"><text:tab/>–<text:tab/></text:span><text:span text:style-name="T94">Process</text:span><text:span text:style-name="T118">es</text:span><text:span text:style-name="T94"> </text:span><text:span text:style-name="T172">option arguments</text:span><text:span text:style-name="T94"> (single letter, preceded </text:span><text:span text:style-name="T106">by </text:span><text:span text:style-name="T94">hyphen, e.g. </text:span><text:span text:style-name="T172">-v</text:span><text:span text:style-name="T94">)</text:span></text:p>
      <text:p text:style-name="P52"><text:span text:style-name="T93"><text:tab/></text:span><text:span text:style-name="T172">OPTIND</text:span><text:span text:style-name="T93"><text:tab/>–<text:tab/></text:span><text:span text:style-name="T94">Variable with value of </text:span><text:span text:style-name="T172">1</text:span><text:span text:style-name="T94">, incremented after each </text:span><text:span text:style-name="T172">getopts</text:span><text:span text:style-name="T94"> invocation</text:span></text:p>
      <text:p text:style-name="P52"><text:span text:style-name="T238"><text:tab/></text:span><text:span text:style-name="T239">OPTARG</text:span><text:span text:style-name="T238"><text:tab/>–<text:tab/></text:span><text:span text:style-name="T94">Stores an argument for option, </text:span><text:span text:style-name="T104">if it's</text:span><text:span text:style-name="T94"> succeeded </text:span><text:span text:style-name="T95">by colon </text:span><text:span text:style-name="T96">or number sign</text:span><text:span text:style-name="T95"> (</text:span><text:span text:style-name="T173">-</text:span><text:span text:style-name="T174">a</text:span><text:span text:style-name="T173">:</text:span><text:span text:style-name="T95"> </text:span><text:span text:style-name="T173">-</text:span><text:span text:style-name="T174">i#</text:span><text:span text:style-name="T95">)</text:span></text:p>
      <text:p text:style-name="P58"><text:span text:style-name="T102"><text:tab/></text:span><text:span text:style-name="T181">shift</text:span><text:span text:style-name="T102"><text:tab/>–<text:tab/></text:span><text:span text:style-name="T101">removes number of arguments (</text:span><text:span text:style-name="T181">shift 2</text:span><text:span text:style-name="T101"> – removes </text:span><text:span text:style-name="T181">2</text:span><text:span text:style-name="T101"> args, </text:span><text:span text:style-name="T182">3</text:span><text:span text:style-name="T285">rd</text:span><text:span text:style-name="T103"> arg becomes </text:span><text:span text:style-name="T182">1</text:span><text:span text:style-name="T285">st</text:span><text:span text:style-name="T287">)</text:span></text:p>
      <text:p text:style-name="P56"><text:span text:style-name="T175"><text:tab/></text:span><text:span text:style-name="T252">example</text:span><text:span text:style-name="T93"><text:tab/>–<text:tab/></text:span><text:span text:style-name="T97">./myScript.ksh </text:span><text:span text:style-name="T176">-vzk</text:span><text:span text:style-name="T97"> </text:span><text:span text:style-name="T176">-a</text:span><text:span text:style-name="T97"> ./input.txt </text:span><text:span text:style-name="T176">-i</text:span><text:span text:style-name="T97"> 255 </text:span><text:span text:style-name="T178">--</text:span><text:span text:style-name="T97"> </text:span><text:span text:style-name="T99">arg1 arg2 arg3 arg4 arg5</text:span></text:p>
      <text:p text:style-name="P52"><text:span text:style-name="T175"><text:tab/></text:span><text:span text:style-name="T252">example</text:span><text:span text:style-name="T93"><text:tab/>–<text:tab/></text:span><text:span text:style-name="T174">while</text:span><text:span text:style-name="T96"> </text:span><text:span text:style-name="T174">getopts</text:span><text:span text:style-name="T96"> </text:span><text:span text:style-name="T174">':</text:span><text:span text:style-name="T96">vza</text:span><text:span text:style-name="T174">:</text:span><text:span text:style-name="T96">i</text:span><text:span text:style-name="T174">#'</text:span><text:span text:style-name="T96"> </text:span><text:span text:style-name="T240">optionVariable</text:span><text:span text:style-name="T96">; </text:span><text:span text:style-name="T176">do</text:span></text:p>
      <text:p text:style-name="P54"><text:span text:style-name="T175"><text:tab/></text:span><text:span text:style-name="T97">leading </text:span><text:span text:style-name="T175">:</text:span><text:span text:style-name="T93"><text:tab/>–<text:tab/></text:span><text:span text:style-name="T97">Sets value of </text:span><text:span text:style-name="T240">optionVariable</text:span><text:span text:style-name="T96"> </text:span><text:span text:style-name="T97">to </text:span><text:span text:style-name="T176">?</text:span><text:span text:style-name="T97">, sets value of </text:span><text:span text:style-name="T172">OPTARG</text:span><text:span text:style-name="T94"> </text:span><text:span text:style-name="T97">to invalid option (</text:span><text:span text:style-name="T176">k</text:span><text:span text:style-name="T97">)</text:span></text:p>
      <text:p text:style-name="P53"><text:span text:style-name="T175"><text:tab/></text:span><text:span text:style-name="T176">v, z</text:span><text:span text:style-name="T93"><text:tab/>–<text:tab/></text:span><text:span text:style-name="T97">Normal options</text:span></text:p>
      <text:p text:style-name="P55"><text:span text:style-name="T175"><text:tab/></text:span><text:span text:style-name="T176">a:</text:span><text:span text:style-name="T93"><text:tab/>–<text:tab/></text:span><text:span text:style-name="T98">option requires an argument, which is stored in </text:span><text:span text:style-name="T172">OPTARG</text:span></text:p>
      <text:p text:style-name="P55"><text:span text:style-name="T175"><text:tab/></text:span><text:span text:style-name="T93"><text:tab/><text:tab/></text:span><text:span text:style-name="T98">if argument is missing, s</text:span><text:span text:style-name="T97">ets value of </text:span><text:span text:style-name="T240">optionVariable</text:span><text:span text:style-name="T96"> </text:span><text:span text:style-name="T97">to </text:span><text:span text:style-name="T176">:</text:span><text:span text:style-name="T97">, </text:span><text:span text:style-name="T98">value of </text:span><text:span text:style-name="T172">OPTARG</text:span><text:span text:style-name="T94"> </text:span><text:span text:style-name="T97">to </text:span><text:span text:style-name="T177">a</text:span></text:p>
      <text:p text:style-name="P55"><text:span text:style-name="T175"><text:tab/></text:span><text:span text:style-name="T177">i#</text:span><text:span text:style-name="T93"><text:tab/>–<text:tab/></text:span><text:span text:style-name="T98">option </text:span><text:span text:style-name="T103">accepts only</text:span><text:span text:style-name="T98"> numeric argument, which is stored in </text:span><text:span text:style-name="T172">OPTARG</text:span></text:p>
      <text:p text:style-name="P56"><text:span text:style-name="T175"><text:tab/></text:span><text:span text:style-name="T178">--</text:span><text:span text:style-name="T93"><text:tab/>–<text:tab/></text:span><text:span text:style-name="T99">Marks an end of the option arguments</text:span></text:p>
      <text:p text:style-name="P56"><text:span text:style-name="T175"><text:tab/></text:span><text:span text:style-name="T179">arg1 arg2</text:span><text:span text:style-name="T93"><text:tab/>–<text:tab/></text:span><text:span text:style-name="T99">Normal arguments</text:span></text:p>
      <text:p text:style-name="P57"><text:span text:style-name="T175"><text:tab/></text:span><text:span text:style-name="T253">example</text:span><text:span text:style-name="T93"><text:tab/>–<text:tab/></text:span><text:span text:style-name="T180">case</text:span><text:span text:style-name="T100"> </text:span><text:span text:style-name="T241">$</text:span><text:span text:style-name="T240">optionVariable</text:span><text:span text:style-name="T96"> </text:span><text:span text:style-name="T180">in</text:span></text:p>
      <text:p text:style-name="P56"><text:span text:style-name="T175"><text:tab/></text:span><text:span text:style-name="T260">v)</text:span><text:span text:style-name="T93"><text:tab/><text:tab/></text:span><text:span text:style-name="T99">print</text:span><text:span text:style-name="T179"> </text:span><text:span text:style-name="T178">--</text:span><text:span text:style-name="T179"> </text:span><text:span text:style-name="T99">'Option -v'</text:span><text:span text:style-name="T179">;;</text:span></text:p>
      <text:p text:style-name="P56"><text:span text:style-name="T175"><text:tab/></text:span><text:span text:style-name="T260">z)</text:span><text:span text:style-name="T93"><text:tab/><text:tab/></text:span><text:span text:style-name="T99">print</text:span><text:span text:style-name="T179"> </text:span><text:span text:style-name="T178">--</text:span><text:span text:style-name="T179"> </text:span><text:span text:style-name="T99">'Option -z'</text:span><text:span text:style-name="T179">;;</text:span></text:p>
      <text:p text:style-name="P57"><text:span text:style-name="T175"><text:tab/></text:span><text:span text:style-name="T262">a)</text:span><text:span text:style-name="T93"><text:tab/><text:tab/></text:span><text:span text:style-name="T99">print </text:span><text:span text:style-name="T178">--</text:span><text:span text:style-name="T99"> "</text:span><text:span text:style-name="T179">-</text:span><text:span text:style-name="T180">a</text:span><text:span text:style-name="T100"> has an argument $OPTARG</text:span><text:span text:style-name="T99">"</text:span><text:span text:style-name="T179">;;</text:span></text:p>
      <text:p text:style-name="P57"><text:span text:style-name="T175"><text:tab/></text:span><text:span text:style-name="T262">i)</text:span><text:span text:style-name="T93"><text:tab/><text:tab/></text:span><text:span text:style-name="T99">print </text:span><text:span text:style-name="T178">--</text:span><text:span text:style-name="T99"> "</text:span><text:span text:style-name="T179">-</text:span><text:span text:style-name="T180">i</text:span><text:span text:style-name="T100"> has numeric argument $OPTARG</text:span><text:span text:style-name="T99">"</text:span><text:span text:style-name="T179">;;</text:span></text:p>
      <text:p text:style-name="P57"><text:span text:style-name="T175"><text:tab/></text:span><text:span text:style-name="T261">:</text:span><text:span text:style-name="T262">)</text:span><text:span text:style-name="T93"><text:tab/><text:tab/></text:span><text:span text:style-name="T99">print -</text:span><text:span text:style-name="T104">u2 </text:span><text:span text:style-name="T178">--</text:span><text:span text:style-name="T99"> "</text:span><text:span text:style-name="T100">$OPTARG is missing an argument</text:span><text:span text:style-name="T99">"; </text:span><text:span text:style-name="T105">exit 2</text:span><text:span text:style-name="T179">;;</text:span></text:p>
      <text:p text:style-name="P57"><text:span text:style-name="T175"><text:tab/></text:span><text:span text:style-name="T262">\?)</text:span><text:span text:style-name="T93"><text:tab/><text:tab/></text:span><text:span text:style-name="T99">print -</text:span><text:span text:style-name="T104">u2 </text:span><text:span text:style-name="T178">--</text:span><text:span text:style-name="T99"> "</text:span><text:span text:style-name="T100">invalid argument $OPTARG</text:span><text:span text:style-name="T99">"; </text:span><text:span text:style-name="T105">exit 3</text:span><text:span text:style-name="T179">;;</text:span></text:p>
      <text:p text:style-name="P57"><text:span text:style-name="T175"><text:tab/></text:span><text:span text:style-name="T262">esac; done</text:span><text:span text:style-name="T93"><text:tab/><text:tab/></text:span></text:p>
      <text:p text:style-name="P58"><text:span text:style-name="T175"><text:tab/></text:span><text:span text:style-name="T262">shift</text:span><text:span text:style-name="T93"><text:tab/><text:tab/>'</text:span><text:span text:style-name="T100">OPTIND </text:span><text:span text:style-name="T180">-</text:span><text:span text:style-name="T100"> 1'</text:span></text:p>
      <text:p text:style-name="P57"><text:span text:style-name="T175"><text:tab/></text:span><text:span text:style-name="T263">for</text:span><text:span text:style-name="T93"><text:tab/><text:tab/></text:span><text:span text:style-name="T242">normalArg</text:span><text:span text:style-name="T101"> in </text:span><text:span text:style-name="T181">"$@"</text:span><text:span text:style-name="T101">; do</text:span></text:p>
      <text:p text:style-name="P58"><text:span text:style-name="T175"><text:tab/></text:span><text:span text:style-name="T93"><text:tab/><text:tab/></text:span><text:span text:style-name="T99">print </text:span><text:span text:style-name="T178">--</text:span><text:span text:style-name="T99"> "</text:span><text:span text:style-name="T242">$normalArg</text:span><text:span text:style-name="T99">"</text:span></text:p>
      <text:p text:style-name="P58"><text:span text:style-name="T175"><text:tab/></text:span><text:span text:style-name="T263">done</text:span><text:span text:style-name="T93"><text:tab/><text:tab/></text:span></text:p>
      <text:p text:style-name="P14">File descripto<text:span text:style-name="T288">r</text:span>s</text:p>
      <text:p text:style-name="P60"><text:span text:style-name="T93"><text:tab/></text:span><text:span text:style-name="T183">exec 3&lt; f1</text:span><text:span text:style-name="T93"><text:tab/>–<text:tab/></text:span><text:span text:style-name="T107">Make</text:span><text:span text:style-name="T118">s</text:span><text:span text:style-name="T107"> </text:span><text:span text:style-name="T183">file1</text:span><text:span text:style-name="T107"> available for </text:span><text:span text:style-name="T183">reading</text:span><text:span text:style-name="T107"> on </text:span><text:span text:style-name="T183">file descriptor</text:span><text:span text:style-name="T107"> number </text:span><text:span text:style-name="T183">3</text:span></text:p>
      <text:p text:style-name="P60"><text:span text:style-name="T93"><text:tab/></text:span><text:span text:style-name="T183">exec 4&gt; f2</text:span><text:span text:style-name="T93"><text:tab/>–<text:tab/></text:span><text:span text:style-name="T107">Make</text:span><text:span text:style-name="T118">s</text:span><text:span text:style-name="T107"> </text:span><text:span text:style-name="T183">file2</text:span><text:span text:style-name="T107"> available for </text:span><text:span text:style-name="T183">writing</text:span><text:span text:style-name="T107"> on </text:span><text:span text:style-name="T183">file descriptor</text:span><text:span text:style-name="T107"> number </text:span><text:span text:style-name="T183">4</text:span><text:span text:style-name="T107"> (</text:span><text:span text:style-name="T183">overwrite</text:span><text:span text:style-name="T107"> file)</text:span></text:p>
      <text:p text:style-name="P60"><text:span text:style-name="T93"><text:tab/></text:span><text:span text:style-name="T183">exec 4&gt;| f2</text:span><text:span text:style-name="T93"><text:tab/>–<text:tab/></text:span><text:span text:style-name="T107">If </text:span><text:span text:style-name="T183">set -o noclobber</text:span><text:span text:style-name="T107">, then </text:span><text:span text:style-name="T183">&gt;|</text:span><text:span text:style-name="T107"> is required to </text:span><text:span text:style-name="T183">overwrite</text:span><text:span text:style-name="T107"> the file</text:span></text:p>
      <text:p text:style-name="P60"><text:span text:style-name="T93"><text:tab/></text:span><text:span text:style-name="T183">exec 4&gt;&gt; f2</text:span><text:span text:style-name="T93"><text:tab/>–<text:tab/></text:span><text:span text:style-name="T107">Make</text:span><text:span text:style-name="T118">s</text:span><text:span text:style-name="T107"> </text:span><text:span text:style-name="T183">file2</text:span><text:span text:style-name="T107"> available for </text:span><text:span text:style-name="T184">appending</text:span><text:span text:style-name="T107"> on </text:span><text:span text:style-name="T183">file descriptor</text:span><text:span text:style-name="T107"> number </text:span><text:span text:style-name="T183">4</text:span></text:p>
      <text:p text:style-name="P67"><text:span text:style-name="T93"><text:tab/></text:span><text:span text:style-name="T183">exec </text:span><text:span text:style-name="T196">5&lt;</text:span><text:span text:style-name="T183">&gt; f</text:span><text:span text:style-name="T196">3</text:span><text:span text:style-name="T93"><text:tab/>–<text:tab/></text:span><text:span text:style-name="T107">Make</text:span><text:span text:style-name="T118">s</text:span><text:span text:style-name="T107"> </text:span><text:span text:style-name="T183">file</text:span><text:span text:style-name="T196">3</text:span><text:span text:style-name="T107"> available for </text:span><text:span text:style-name="T196">reading</text:span><text:span text:style-name="T107"> </text:span><text:span text:style-name="T123">and </text:span><text:span text:style-name="T183">writing</text:span><text:span text:style-name="T123"> </text:span><text:span text:style-name="T107">on </text:span><text:span text:style-name="T183">file descriptor</text:span><text:span text:style-name="T107"> number </text:span><text:span text:style-name="T196">5</text:span></text:p>
      <text:p text:style-name="P61"><text:span text:style-name="T93"><text:tab/></text:span><text:span text:style-name="T183">exec 3&lt;</text:span><text:span text:style-name="T184">&amp;-</text:span><text:span text:style-name="T93"><text:tab/>–<text:tab/></text:span><text:span text:style-name="T108">Close</text:span><text:span text:style-name="T121">s</text:span><text:span text:style-name="T107"> </text:span><text:span text:style-name="T183">file descriptor</text:span><text:span text:style-name="T107"> number </text:span><text:span text:style-name="T183">3</text:span></text:p>
      <text:p text:style-name="P61"><text:span text:style-name="T93"><text:tab/></text:span><text:span text:style-name="T183">exec </text:span><text:span text:style-name="T184">4&gt;&amp;-</text:span><text:span text:style-name="T93"><text:tab/>–<text:tab/></text:span><text:span text:style-name="T108">Close</text:span><text:span text:style-name="T121">s</text:span><text:span text:style-name="T107"> </text:span><text:span text:style-name="T183">file descriptor</text:span><text:span text:style-name="T107"> number </text:span><text:span text:style-name="T184">4</text:span></text:p>
      <text:p text:style-name="P61"><text:span text:style-name="T93"><text:tab/></text:span><text:span text:style-name="T184">2&gt;&amp;1</text:span><text:span text:style-name="T93"><text:tab/>–<text:tab/></text:span><text:span text:style-name="T108">Send</text:span><text:span text:style-name="T121">s</text:span><text:span text:style-name="T108"> error messages to </text:span><text:span text:style-name="T184">stdout</text:span><text:span text:style-name="T107"> </text:span><text:span text:style-name="T108">(</text:span><text:span text:style-name="T183">file descriptor</text:span><text:span text:style-name="T107"> number </text:span><text:span text:style-name="T184">1)</text:span></text:p>
      <text:p text:style-name="P62"><text:span text:style-name="T93"><text:tab/></text:span><text:span text:style-name="T184">2&gt;&amp;6</text:span><text:span text:style-name="T93"><text:tab/>–<text:tab/></text:span><text:span text:style-name="T108">Send</text:span><text:span text:style-name="T121">s</text:span><text:span text:style-name="T108"> error messages to </text:span><text:span text:style-name="T183">file descriptor</text:span><text:span text:style-name="T107"> number </text:span><text:span text:style-name="T184">6</text:span></text:p>
      <text:p text:style-name="P62"><text:span text:style-name="T93"><text:tab/></text:span><text:span text:style-name="T184">read -u3</text:span><text:span text:style-name="T93"><text:tab/>–<text:tab/></text:span><text:span text:style-name="T108">Reads line from </text:span><text:span text:style-name="T183">file descriptor</text:span><text:span text:style-name="T107"> number </text:span><text:span text:style-name="T184">3</text:span><text:span text:style-name="T108"> (</text:span><text:span text:style-name="T184">read</text:span><text:span text:style-name="T108"> </text:span><text:span text:style-name="T184">-u3</text:span><text:span text:style-name="T108"> </text:span><text:span text:style-name="T184">--</text:span><text:span text:style-name="T108"> </text:span><text:span text:style-name="T243">strVariable</text:span><text:span text:style-name="T108">)</text:span></text:p>
      <text:p text:style-name="P62"><text:span text:style-name="T93"><text:tab/><text:tab/><text:tab/></text:span><text:span text:style-name="T109">If no variable specified, </text:span><text:span text:style-name="T185">read</text:span><text:span text:style-name="T109"> uses variable </text:span><text:span text:style-name="T184">REPLY</text:span><text:span text:style-name="T108"> </text:span><text:span text:style-name="T109">to store the value</text:span></text:p>
      <text:p text:style-name="P67"><text:span text:style-name="T93"><text:tab/><text:tab/><text:tab/></text:span><text:span text:style-name="T123">Bourn</text:span><text:span text:style-name="T124">e</text:span><text:span text:style-name="T123"> shell syntax works and has the same result:</text:span><text:span text:style-name="T109"> </text:span><text:span text:style-name="T184">read</text:span><text:span text:style-name="T108"> </text:span><text:span text:style-name="T184">--</text:span><text:span text:style-name="T108"> </text:span><text:span text:style-name="T243">strVariable</text:span><text:span text:style-name="T108"> </text:span><text:span text:style-name="T196">&lt;&amp;3</text:span></text:p>
      <text:p text:style-name="P62"><text:span text:style-name="T93"><text:tab/></text:span><text:span text:style-name="T185">print</text:span><text:span text:style-name="T184"> -u</text:span><text:span text:style-name="T185">4</text:span><text:span text:style-name="T93"><text:tab/>–<text:tab/></text:span><text:span text:style-name="T109">Prints</text:span><text:span text:style-name="T108"> </text:span><text:span text:style-name="T109">to</text:span><text:span text:style-name="T108"> </text:span><text:span text:style-name="T183">file descriptor</text:span><text:span text:style-name="T107"> number </text:span><text:span text:style-name="T185">4</text:span><text:span text:style-name="T108"> (</text:span><text:span text:style-name="T109">print</text:span><text:span text:style-name="T108"> </text:span><text:span text:style-name="T184">-u</text:span><text:span text:style-name="T185">4</text:span><text:span text:style-name="T108"> </text:span><text:span text:style-name="T184">--</text:span><text:span text:style-name="T108"> "</text:span><text:span text:style-name="T244">$</text:span><text:span text:style-name="T243">strVariable</text:span><text:span text:style-name="T108">")</text:span></text:p>
      <text:p text:style-name="P85"><text:span text:style-name="T93"><text:tab/></text:span><text:span text:style-name="T183">e</text:span><text:span text:style-name="T185">cho 7 &gt;&amp;4</text:span><text:span text:style-name="T93"><text:tab/>–<text:tab/></text:span><text:span text:style-name="T110">Prints number </text:span><text:span text:style-name="T186">7</text:span><text:span text:style-name="T110"> to </text:span><text:span text:style-name="T183">file descriptor</text:span><text:span text:style-name="T107"> number </text:span><text:span text:style-name="T185">4</text:span><text:span text:style-name="T109"> </text:span><text:span text:style-name="T124">(</text:span><text:span text:style-name="T123">Bourn</text:span><text:span text:style-name="T124">e</text:span><text:span text:style-name="T123"> shell syntax</text:span><text:span text:style-name="T124">)</text:span></text:p>
      <text:p text:style-name="P111"><text:span text:style-name="T93"><text:tab/><text:tab/><text:tab/></text:span><text:span text:style-name="T228">ls</text:span><text:span text:style-name="T159"> -</text:span><text:span text:style-name="T160">R </text:span><text:span text:style-name="T159">/ </text:span><text:span text:style-name="T228">&gt;</text:span><text:span text:style-name="T229">|</text:span><text:span text:style-name="T159"> </text:span><text:span text:style-name="T271">files</text:span><text:span text:style-name="T272">.txt</text:span><text:span text:style-name="T159"> </text:span><text:span text:style-name="T228">2&gt;&amp;1</text:span><text:span text:style-name="T159"><text:tab/></text:span><text:span text:style-name="T93">–</text:span><text:span text:style-name="T159"><text:tab/></text:span><text:span text:style-name="T160">redirects both </text:span><text:span text:style-name="T229">stdout</text:span><text:span text:style-name="T160"> and </text:span><text:span text:style-name="T229">stderr</text:span><text:span text:style-name="T160"> to </text:span><text:span text:style-name="T271">files.txt</text:span></text:p>
      <text:p text:style-name="P87"><text:span text:style-name="T93"><text:tab/><text:tab/><text:tab/></text:span><text:span text:style-name="T235">(</text:span><text:span text:style-name="T167"> </text:span><text:span text:style-name="T184">read</text:span><text:span text:style-name="T108"> </text:span><text:span text:style-name="T184">--</text:span><text:span text:style-name="T108"> </text:span><text:span text:style-name="T243">strVariable</text:span><text:span text:style-name="T108">; </text:span><text:span text:style-name="T185">print</text:span><text:span text:style-name="T108"> </text:span><text:span text:style-name="T184">--</text:span><text:span text:style-name="T108"> "</text:span><text:span text:style-name="T244">$</text:span><text:span text:style-name="T243">strVariable</text:span><text:span text:style-name="T108">" </text:span><text:span text:style-name="T235">)</text:span><text:span text:style-name="T167"> </text:span><text:span text:style-name="T235">&lt;</text:span><text:span text:style-name="T167"> </text:span><text:span text:style-name="T271">files</text:span><text:span text:style-name="T272">.txt</text:span></text:p>
      <text:p text:style-name="P81"><text:span text:style-name="T93"><text:tab/><text:tab/><text:tab/></text:span><text:span text:style-name="T224">{</text:span><text:span text:style-name="T155"> print </text:span><text:span text:style-name="T184">--</text:span><text:span text:style-name="T155"> </text:span><text:span text:style-name="T111">'</text:span><text:span text:style-name="T155">string</text:span><text:span text:style-name="T111">'; </text:span><text:span text:style-name="T155">date; df; </text:span><text:span text:style-name="T224">}</text:span><text:span text:style-name="T155"> </text:span><text:span text:style-name="T224">&gt;|</text:span><text:span text:style-name="T155"> </text:span><text:span text:style-name="T224">sample.txt</text:span></text:p>
      <text:p text:style-name="P82"><text:span text:style-name="T93"><text:tab/><text:tab/><text:tab/></text:span><text:span text:style-name="T225">if</text:span><text:span text:style-name="T156"> </text:span><text:span text:style-name="T225">((</text:span><text:span text:style-name="T156"> $(date </text:span><text:span text:style-name="T111">'</text:span><text:span text:style-name="T156">+%s</text:span><text:span text:style-name="T111">'</text:span><text:span text:style-name="T156">) &amp; 1 </text:span><text:span text:style-name="T225">))</text:span><text:span text:style-name="T156">; then print </text:span><text:span text:style-name="T184">--</text:span><text:span text:style-name="T156"> </text:span><text:span text:style-name="T111">'</text:span><text:span text:style-name="T156">A</text:span><text:span text:style-name="T111">'; </text:span><text:span text:style-name="T156">else print </text:span><text:span text:style-name="T184">--</text:span><text:span text:style-name="T156"> </text:span><text:span text:style-name="T111">'</text:span><text:span text:style-name="T156">B</text:span><text:span text:style-name="T111">'; </text:span><text:span text:style-name="T225">fi</text:span><text:span text:style-name="T156"> </text:span><text:span text:style-name="T225">&gt;&gt;</text:span><text:span text:style-name="T156"> </text:span><text:span text:style-name="T225">date.txt</text:span></text:p>
      <text:p text:style-name="P84"><text:span text:style-name="T93"><text:tab/></text:span><text:span text:style-name="T227">num=11;</text:span><text:span text:style-name="T93"><text:tab/><text:tab/></text:span><text:span text:style-name="T227">case</text:span><text:span text:style-name="T158"> $num </text:span><text:span text:style-name="T227">in</text:span><text:span text:style-name="T158"> 2) print </text:span><text:span text:style-name="T184">--</text:span><text:span text:style-name="T158"> </text:span><text:span text:style-name="T111">'</text:span><text:span text:style-name="T158">text</text:span><text:span text:style-name="T111">'</text:span><text:span text:style-name="T227">;;</text:span><text:span text:style-name="T158"> 11) print </text:span><text:span text:style-name="T184">--</text:span><text:span text:style-name="T158"> $num</text:span><text:span text:style-name="T227">;;</text:span><text:span text:style-name="T158"> *) </text:span><text:span text:style-name="T159">print </text:span><text:span text:style-name="T184">--</text:span><text:span text:style-name="T159"> </text:span><text:span text:style-name="T111">'</text:span><text:span text:style-name="T159">error</text:span><text:span text:style-name="T111">'</text:span><text:span text:style-name="T228">;;</text:span><text:span text:style-name="T159"> </text:span><text:span text:style-name="T228">esac</text:span><text:span text:style-name="T159"> </text:span><text:span text:style-name="T228">&gt;|</text:span><text:span text:style-name="T159"> </text:span><text:span text:style-name="T228">t.txt</text:span></text:p>
      <text:p text:style-name="P83"><text:span text:style-name="T93"><text:tab/><text:tab/><text:tab/></text:span><text:span text:style-name="T225">for</text:span><text:span text:style-name="T156"> item </text:span><text:span text:style-name="T225">in</text:span><text:span text:style-name="T156"> </text:span><text:span text:style-name="T111">'</text:span><text:span text:style-name="T156">A</text:span><text:span text:style-name="T111">' '</text:span><text:span text:style-name="T156">B</text:span><text:span text:style-name="T111">' '</text:span><text:span text:style-name="T156">C</text:span><text:span text:style-name="T111">'; </text:span><text:span text:style-name="T156">do print </text:span><text:span text:style-name="T184">--</text:span><text:span text:style-name="T156"> </text:span><text:span text:style-name="T108">"</text:span><text:span text:style-name="T156">$item</text:span><text:span text:style-name="T108">"</text:span><text:span text:style-name="T156">; </text:span><text:span text:style-name="T225">done</text:span><text:span text:style-name="T156"> </text:span><text:span text:style-name="T225">&gt;|</text:span><text:span text:style-name="T156"> </text:span><text:span text:style-name="T225">list.txt</text:span></text:p>
      <text:p text:style-name="P83"><text:span text:style-name="T93"><text:tab/></text:span><text:span text:style-name="T227">i=0;</text:span><text:span text:style-name="T93"><text:tab/><text:tab/></text:span><text:span text:style-name="T226">while ((</text:span><text:span text:style-name="T157"> ++i &lt;= 3 </text:span><text:span text:style-name="T226">))</text:span><text:span text:style-name="T157">; do print </text:span><text:span text:style-name="T184">--</text:span><text:span text:style-name="T157"> $i; </text:span><text:span text:style-name="T226">done</text:span><text:span text:style-name="T157"> </text:span><text:span text:style-name="T226">&gt;</text:span><text:span text:style-name="T157"> </text:span><text:span text:style-name="T226">numbers.txt</text:span></text:p>
      <text:p text:style-name="P88"><text:span text:style-name="T93"><text:tab/></text:span><text:span text:style-name="T227">i=0;</text:span><text:span text:style-name="T93"><text:tab/><text:tab/></text:span><text:span text:style-name="T227">until</text:span><text:span text:style-name="T226"> ((</text:span><text:span text:style-name="T157"> ++i </text:span><text:span text:style-name="T158">=</text:span><text:span text:style-name="T157">= 3 </text:span><text:span text:style-name="T226">))</text:span><text:span text:style-name="T157">; do print </text:span><text:span text:style-name="T184">--</text:span><text:span text:style-name="T157"> $i; </text:span><text:span text:style-name="T226">done</text:span><text:span text:style-name="T157"> </text:span><text:span text:style-name="T226">&gt;</text:span><text:span text:style-name="T227">|</text:span><text:span text:style-name="T157"> </text:span><text:span text:style-name="T226">numbers.txt</text:span></text:p>
      <text:p text:style-name="P62"><text:span text:style-name="T93"><text:tab/><text:tab/></text:span><text:span text:style-name="T186">F</text:span><text:span text:style-name="T183">ile descriptor</text:span><text:span text:style-name="T186">s:</text:span></text:p>
      <text:p text:style-name="P62"><text:span text:style-name="T93"><text:tab/></text:span><text:span text:style-name="T186">0</text:span><text:span text:style-name="T93"><text:tab/>–<text:tab/></text:span><text:span text:style-name="T186">stdin</text:span><text:span text:style-name="T110"> (Standard input)</text:span></text:p>
      <text:p text:style-name="P63"><text:span text:style-name="T93"><text:tab/></text:span><text:span text:style-name="T186">1</text:span><text:span text:style-name="T93"><text:tab/>–<text:tab/></text:span><text:span text:style-name="T186">stdout</text:span><text:span text:style-name="T110"> (Standard output)</text:span></text:p>
      <text:p text:style-name="P63"><text:span text:style-name="T93"><text:tab/></text:span><text:span text:style-name="T186">2</text:span><text:span text:style-name="T93"><text:tab/>–<text:tab/></text:span><text:span text:style-name="T186">stderr</text:span><text:span text:style-name="T110"> (Standard error)</text:span></text:p>
      <text:p text:style-name="P63"><text:span text:style-name="T93"><text:tab/></text:span><text:span text:style-name="T186">3 .. 9</text:span><text:span text:style-name="T93"><text:tab/>–<text:tab/></text:span><text:span text:style-name="T186">F</text:span><text:span text:style-name="T183">ile descriptor</text:span><text:span text:style-name="T186">s</text:span><text:span text:style-name="T110"> from </text:span><text:span text:style-name="T186">3</text:span><text:span text:style-name="T110"> to </text:span><text:span text:style-name="T186">9</text:span><text:span text:style-name="T110"> are available</text:span></text:p>
      <text:p text:style-name="P15">Co-processes</text:p>
      <text:p text:style-name="P64"><text:span text:style-name="T93"><text:tab/></text:span><text:span text:style-name="T187">dc |&amp;</text:span><text:span text:style-name="T93"><text:tab/>–<text:tab/></text:span><text:span text:style-name="T111">Run</text:span><text:span text:style-name="T121">s</text:span><text:span text:style-name="T111"> </text:span><text:span text:style-name="T187">dc</text:span><text:span text:style-name="T111"> as </text:span><text:span text:style-name="T187">co-process</text:span></text:p>
      <text:p text:style-name="P64"><text:span text:style-name="T93"><text:tab/></text:span><text:span text:style-name="T187">print -p</text:span><text:span text:style-name="T93"><text:tab/>–<text:tab/></text:span><text:span text:style-name="T111">Print</text:span><text:span text:style-name="T121">s</text:span><text:span text:style-name="T111"> to </text:span><text:span text:style-name="T187">co-process</text:span><text:span text:style-name="T111"> (print </text:span><text:span text:style-name="T187">-p</text:span><text:span text:style-name="T111"> </text:span><text:span text:style-name="T187">--</text:span><text:span text:style-name="T111"> </text:span><text:span text:style-name="T187">'</text:span><text:span text:style-name="T111">3 5 + p</text:span><text:span text:style-name="T187">'</text:span><text:span text:style-name="T111">)</text:span></text:p>
      <text:p text:style-name="P64"><text:span text:style-name="T93"><text:tab/></text:span><text:span text:style-name="T187">read -p</text:span><text:span text:style-name="T93"><text:tab/>–<text:tab/></text:span><text:span text:style-name="T111">Reads from </text:span><text:span text:style-name="T187">co-process</text:span><text:span text:style-name="T111"> (read </text:span><text:span text:style-name="T187">-p</text:span><text:span text:style-name="T111"> </text:span><text:span text:style-name="T187">--</text:span><text:span text:style-name="T111"> </text:span><text:span text:style-name="T245">intResult</text:span><text:span text:style-name="T111">)</text:span></text:p>
      <text:p text:style-name="P65"><text:span text:style-name="T93"><text:tab/></text:span><text:span text:style-name="T188">exec 4&gt;&amp;p</text:span><text:span text:style-name="T93"><text:tab/>–<text:tab/></text:span><text:span text:style-name="T114">Write access</text:span><text:span text:style-name="T112"> to </text:span><text:span text:style-name="T188">co-process</text:span><text:span text:style-name="T112"> on </text:span><text:span text:style-name="T183">file descriptor</text:span><text:span text:style-name="T107"> number </text:span><text:span text:style-name="T188">4</text:span><text:span text:style-name="T112"> </text:span><text:span text:style-name="T111">(print </text:span><text:span text:style-name="T187">-</text:span><text:span text:style-name="T188">u4</text:span><text:span text:style-name="T111"> </text:span><text:span text:style-name="T187">--</text:span><text:span text:style-name="T111"> </text:span><text:span text:style-name="T187">'</text:span><text:span text:style-name="T111">3 5 + p</text:span><text:span text:style-name="T187">'</text:span><text:span text:style-name="T111">)</text:span></text:p>
      <text:p text:style-name="P65"><text:span text:style-name="T93"><text:tab/></text:span><text:span text:style-name="T188">exec 3&lt;&amp;p</text:span><text:span text:style-name="T93"><text:tab/>–<text:tab/></text:span><text:span text:style-name="T112">Read </text:span><text:span text:style-name="T114">access to</text:span><text:span text:style-name="T112"> </text:span><text:span text:style-name="T188">co-process</text:span><text:span text:style-name="T112"> on </text:span><text:span text:style-name="T183">file descriptor</text:span><text:span text:style-name="T107"> number </text:span><text:span text:style-name="T183">3</text:span><text:span text:style-name="T107"> </text:span><text:span text:style-name="T111">(read </text:span><text:span text:style-name="T187">-</text:span><text:span text:style-name="T188">u3</text:span><text:span text:style-name="T111"> </text:span><text:span text:style-name="T187">--</text:span><text:span text:style-name="T111"> </text:span><text:span text:style-name="T245">intResult</text:span><text:span text:style-name="T111">)</text:span></text:p>
      <text:p text:style-name="P86"><text:span text:style-name="T93"><text:tab/></text:span><text:span text:style-name="T191">echo 7 &gt;&amp;4</text:span><text:span text:style-name="T93"><text:tab/>–<text:tab/></text:span><text:span text:style-name="T111">Print</text:span><text:span text:style-name="T121">s</text:span><text:span text:style-name="T111"> </text:span><text:span text:style-name="T115">number 7 </text:span><text:span text:style-name="T111">to </text:span><text:span text:style-name="T187">co-process</text:span><text:span text:style-name="T111"> </text:span><text:span text:style-name="T115">(</text:span><text:span text:style-name="T112">on </text:span><text:span text:style-name="T183">file descriptor</text:span><text:span text:style-name="T107"> number </text:span><text:span text:style-name="T188">4</text:span><text:span text:style-name="T115">)</text:span></text:p>
      <text:p text:style-name="P115"><text:span text:style-name="T93"><text:tab/><text:tab/><text:tab/></text:span><text:span text:style-name="T233">functionName</text:span><text:span text:style-name="T165"> arg1 arg2 </text:span><text:span text:style-name="T233">|&amp;<text:tab/></text:span><text:span text:style-name="T93">–<text:tab/></text:span><text:span text:style-name="T165">Run</text:span><text:span text:style-name="T166">s</text:span><text:span text:style-name="T165"> </text:span><text:span text:style-name="T233">function</text:span><text:span text:style-name="T165"> as a </text:span><text:span text:style-name="T187">co-process</text:span></text:p>
      <text:p text:style-name="P116"><text:span text:style-name="T93"><text:tab/><text:tab/><text:tab/></text:span><text:span text:style-name="T233">functionName</text:span><text:span text:style-name="T165"> arg1 arg2 </text:span><text:span text:style-name="T233">&amp;<text:tab/></text:span><text:span text:style-name="T93">–<text:tab/></text:span><text:span text:style-name="T165">Run</text:span><text:span text:style-name="T166">s</text:span><text:span text:style-name="T165"> </text:span><text:span text:style-name="T233">function</text:span><text:span text:style-name="T165"> as a </text:span><text:span text:style-name="T234">background job</text:span></text:p>
      <text:p text:style-name="P89"><text:span text:style-name="T113">To close the</text:span><text:span text:style-name="T112"> </text:span><text:span text:style-name="T188">co-process</text:span><text:span text:style-name="T112">:</text:span></text:p>
      <text:p text:style-name="P89"><text:span text:style-name="T114">Redirect </text:span><text:span text:style-name="T190">co-process</text:span><text:span text:style-name="T111">'</text:span><text:span text:style-name="T114">s input/output to </text:span><text:span text:style-name="T183">file descriptor</text:span><text:span text:style-name="T190">s</text:span><text:span text:style-name="T107">, </text:span><text:span text:style-name="T114">i</text:span><text:span text:style-name="T115">f</text:span><text:span text:style-name="T114"> not already</text:span></text:p>
      <text:p text:style-name="P90"><text:span text:style-name="T112">T</text:span><text:span text:style-name="T92">hen close </text:span><text:span text:style-name="T183">file descriptor</text:span><text:span text:style-name="T171">s</text:span></text:p>
      <text:p text:style-name="P66"><text:span text:style-name="T93"><text:tab/><text:tab/><text:tab/></text:span><text:span text:style-name="T188">exec 4&gt;&amp;p; exec 4&gt;&amp;-</text:span></text:p>
      <text:p text:style-name="P66"><text:span text:style-name="T93"><text:tab/><text:tab/><text:tab/></text:span><text:span text:style-name="T188">exec </text:span><text:span text:style-name="T189">3&lt;</text:span><text:span text:style-name="T188">&amp;p; exec </text:span><text:span text:style-name="T189">3&lt;</text:span><text:span text:style-name="T188">&amp;-</text:span></text:p>
      <text:p text:style-name="P16">Indirect variables</text:p>
      <text:p text:style-name="P127"><text:span text:style-name="T93"><text:tab/></text:span><text:span text:style-name="T197">read</text:span><text:span text:style-name="T93"><text:tab/>–<text:tab/></text:span><text:span text:style-name="T125">can be used to create indirect variables</text:span></text:p>
      <text:p text:style-name="P3"><text:span text:style-name="T93"><text:tab/></text:span><text:span text:style-name="T197">var=</text:span><text:span text:style-name="T187">'</text:span><text:span text:style-name="T197">hello</text:span><text:span text:style-name="T187">';</text:span><text:span text:style-name="T93"><text:tab/><text:tab/></text:span><text:span text:style-name="T187">read</text:span><text:span text:style-name="T111"> -- "</text:span><text:span text:style-name="T125">${var}"_world</text:span><text:span text:style-name="T93"><text:tab/>–<text:tab/></text:span><text:span text:style-name="T125">will create </text:span><text:span text:style-name="T197">hello_world</text:span><text:span text:style-name="T125"> variable</text:span></text:p>
      <text:p text:style-name="P126"><text:span text:style-name="T93"><text:tab/></text:span><text:span text:style-name="T198">eval</text:span><text:span text:style-name="T93"><text:tab/>–<text:tab/></text:span><text:span text:style-name="T125">can be used to create indirect variables </text:span><text:span text:style-name="T153">(example: can be used as </text:span><text:span text:style-name="T222">eval typeset -i2</text:span><text:span text:style-name="T153">)</text:span></text:p>
      <text:p text:style-name="P68"><text:span text:style-name="T93"><text:tab/></text:span><text:span text:style-name="T197">var=</text:span><text:span text:style-name="T187">'</text:span><text:span text:style-name="T197">hello</text:span><text:span text:style-name="T187">';</text:span><text:span text:style-name="T93"><text:tab/><text:tab/></text:span><text:span text:style-name="T198">eval</text:span><text:span text:style-name="T111"> </text:span><text:span text:style-name="T125">${var}_world</text:span><text:span text:style-name="T126">=\</text:span><text:span text:style-name="T111">"</text:span><text:span text:style-name="T126">$(date </text:span><text:span text:style-name="T111">'</text:span><text:span text:style-name="T126">+%d.%m.%Y</text:span><text:span text:style-name="T111">'</text:span><text:span text:style-name="T126">)\</text:span><text:span text:style-name="T111">"</text:span></text:p>
      <text:p text:style-name="P70"><text:span text:style-name="T93"><text:tab/><text:tab/><text:tab/></text:span><text:span text:style-name="T130">same result with double quotes around $</text:span><text:span text:style-name="T131">{var}</text:span><text:span text:style-name="T130">:</text:span></text:p>
      <text:p text:style-name="P124"><text:span text:style-name="T93"><text:tab/></text:span><text:span text:style-name="T197">var=</text:span><text:span text:style-name="T187">'</text:span><text:span text:style-name="T197">hello</text:span><text:span text:style-name="T187">';</text:span><text:span text:style-name="T93"><text:tab/><text:tab/></text:span><text:span text:style-name="T198">eval</text:span><text:span text:style-name="T111"> </text:span><text:span text:style-name="T187">"</text:span><text:span text:style-name="T125">${var}</text:span><text:span text:style-name="T197">"</text:span><text:span text:style-name="T125">_world</text:span><text:span text:style-name="T126">=\</text:span><text:span text:style-name="T111">"</text:span><text:span text:style-name="T126">$(date </text:span><text:span text:style-name="T111">'</text:span><text:span text:style-name="T126">+%d.%m.%Y</text:span><text:span text:style-name="T111">'</text:span><text:span text:style-name="T126">)\</text:span><text:span text:style-name="T111">"</text:span></text:p>
      <text:p text:style-name="P95"><text:span text:style-name="T199"><text:tab/>a=1;b=2</text:span><text:span text:style-name="T187">;</text:span><text:span text:style-name="T93"><text:tab/><text:tab/></text:span><text:span text:style-name="T198">eval</text:span><text:span text:style-name="T111"> </text:span><text:span text:style-name="T127">a$a=100; </text:span><text:span text:style-name="T198">eval</text:span><text:span text:style-name="T111"> </text:span><text:span text:style-name="T127">a$b=200</text:span><text:span text:style-name="T93"><text:tab/>–<text:tab/></text:span><text:span text:style-name="T127">result:<text:tab/></text:span><text:span text:style-name="T199">$a1</text:span><text:span text:style-name="T127"> == 100<text:tab/></text:span><text:span text:style-name="T199">$a2</text:span><text:span text:style-name="T127"> == 200</text:span></text:p>
      <text:p text:style-name="P72"><text:span text:style-name="T93"><text:tab/><text:tab/><text:tab/></text:span><text:span text:style-name="T130">same result with double quotes:</text:span></text:p>
      <text:p text:style-name="P137"><text:span text:style-name="T199"><text:tab/>a=1;b=2</text:span><text:span text:style-name="T187">;</text:span><text:span text:style-name="T93"><text:tab/><text:tab/></text:span><text:span text:style-name="T198">eval</text:span><text:span text:style-name="T111"> </text:span><text:span text:style-name="T127">a</text:span><text:span text:style-name="T187">"</text:span><text:span text:style-name="T127">$a</text:span><text:span text:style-name="T187">"</text:span><text:span text:style-name="T127">=100; </text:span><text:span text:style-name="T198">eval</text:span><text:span text:style-name="T111"> </text:span><text:span text:style-name="T127">a</text:span><text:span text:style-name="T187">"</text:span><text:span text:style-name="T127">$b</text:span><text:span text:style-name="T187">"</text:span><text:span text:style-name="T127">=200</text:span><text:span text:style-name="T93"><text:tab/>–<text:tab/></text:span><text:span text:style-name="T127">result:<text:tab/></text:span><text:span text:style-name="T199">$a1</text:span><text:span text:style-name="T127"> == 100<text:tab/></text:span><text:span text:style-name="T199">$a2</text:span><text:span text:style-name="T127"> == 200</text:span></text:p>
      <text:p text:style-name="P135"><text:span text:style-name="T93"><text:tab/><text:tab/><text:tab/></text:span><text:span text:style-name="T200">eval</text:span><text:span text:style-name="T128"> </text:span><text:span text:style-name="T131">c=</text:span><text:span text:style-name="T187">'</text:span><text:span text:style-name="T130">$</text:span><text:span text:style-name="T127">a</text:span><text:span text:style-name="T187">'</text:span><text:span text:style-name="T127">$b<text:tab/>–<text:tab/></text:span><text:span text:style-name="T134">returns</text:span><text:span text:style-name="T131"> c=</text:span><text:span text:style-name="T202">$a2</text:span><text:span text:style-name="T131">, which is equals </text:span><text:span text:style-name="T132">to </text:span><text:span text:style-name="T131">200</text:span></text:p>
      <text:p text:style-name="P69"><text:span text:style-name="T93"><text:tab/></text:span><text:span text:style-name="T197">var=</text:span><text:span text:style-name="T200">150</text:span><text:span text:style-name="T187">;</text:span><text:span text:style-name="T93"><text:tab/><text:tab/></text:span><text:span text:style-name="T128">if [[ </text:span><text:span text:style-name="T130">$</text:span><text:span text:style-name="T128">var</text:span><text:span text:style-name="T111"> -</text:span><text:span text:style-name="T128">lt $(</text:span><text:span text:style-name="T200">eval</text:span><text:span text:style-name="T128"> print </text:span><text:span text:style-name="T111">-- '</text:span><text:span text:style-name="T130">$</text:span><text:span text:style-name="T127">a</text:span><text:span text:style-name="T111">'</text:span><text:span text:style-name="T127">$b</text:span><text:span text:style-name="T129">)</text:span><text:span text:style-name="T111"> </text:span><text:span text:style-name="T129">]]; then print -u2 </text:span><text:span text:style-name="T111">--</text:span><text:span text:style-name="T129"> </text:span><text:span text:style-name="T111">'</text:span><text:span text:style-name="T129">diag info</text:span><text:span text:style-name="T111">'; </text:span><text:span text:style-name="T130">fi</text:span></text:p>
      <text:p text:style-name="P69"><text:span text:style-name="T93"><text:tab/><text:tab/><text:tab/></text:span><text:span text:style-name="T130">same result with double quotes around $b:</text:span></text:p>
      <text:p text:style-name="P125"><text:span text:style-name="T93"><text:tab/></text:span><text:span text:style-name="T197">var=</text:span><text:span text:style-name="T200">1</text:span><text:span text:style-name="T201">5</text:span><text:span text:style-name="T200">0</text:span><text:span text:style-name="T187">;</text:span><text:span text:style-name="T93"><text:tab/><text:tab/></text:span><text:span text:style-name="T128">if [[ </text:span><text:span text:style-name="T130">$</text:span><text:span text:style-name="T128">var</text:span><text:span text:style-name="T111"> -</text:span><text:span text:style-name="T128">lt $(</text:span><text:span text:style-name="T200">eval</text:span><text:span text:style-name="T128"> print </text:span><text:span text:style-name="T111">-- '</text:span><text:span text:style-name="T130">$</text:span><text:span text:style-name="T127">a</text:span><text:span text:style-name="T111">'</text:span><text:span text:style-name="T187">"</text:span><text:span text:style-name="T127">$b</text:span><text:span text:style-name="T187">"</text:span><text:span text:style-name="T129">)</text:span><text:span text:style-name="T111"> </text:span><text:span text:style-name="T129">]]; then print -u2 </text:span><text:span text:style-name="T111">--</text:span><text:span text:style-name="T129"> </text:span><text:span text:style-name="T111">'</text:span><text:span text:style-name="T129">diag info</text:span><text:span text:style-name="T111">'; </text:span><text:span text:style-name="T130">fi</text:span></text:p>
      <text:p text:style-name="P70"><text:span text:style-name="T93"><text:tab/></text:span><text:span text:style-name="T202">str</text:span><text:span text:style-name="T197">=</text:span><text:span text:style-name="T187">'</text:span><text:span text:style-name="T202">abc</text:span><text:span text:style-name="T187">';</text:span><text:span text:style-name="T93"><text:tab/><text:tab/></text:span><text:span text:style-name="T128">if [[ </text:span><text:span text:style-name="T111">"</text:span><text:span text:style-name="T130">$</text:span><text:span text:style-name="T131">str</text:span><text:span text:style-name="T111">" !</text:span><text:span text:style-name="T131">=</text:span><text:span text:style-name="T128"> </text:span><text:span text:style-name="T111">"</text:span><text:span text:style-name="T128">$(</text:span><text:span text:style-name="T200">eval</text:span><text:span text:style-name="T128"> print </text:span><text:span text:style-name="T111">-- '</text:span><text:span text:style-name="T130">$</text:span><text:span text:style-name="T127">a</text:span><text:span text:style-name="T111">'</text:span><text:span text:style-name="T127">$b</text:span><text:span text:style-name="T129">)</text:span><text:span text:style-name="T111">" </text:span><text:span text:style-name="T129">]]; then print -u2 </text:span><text:span text:style-name="T111">--</text:span><text:span text:style-name="T129"> </text:span><text:span text:style-name="T111">'</text:span><text:span text:style-name="T129">diag info</text:span><text:span text:style-name="T111">'; </text:span><text:span text:style-name="T130">fi</text:span></text:p>
      <text:p text:style-name="P71"><text:span text:style-name="T93"><text:tab/><text:tab/><text:tab/></text:span><text:span text:style-name="T130">same result with double quotes around $b:</text:span></text:p>
      <text:p text:style-name="P71"><text:span text:style-name="T93"><text:tab/></text:span><text:span text:style-name="T202">str</text:span><text:span text:style-name="T197">=</text:span><text:span text:style-name="T187">'</text:span><text:span text:style-name="T202">abc</text:span><text:span text:style-name="T187">';</text:span><text:span text:style-name="T93"><text:tab/><text:tab/></text:span><text:span text:style-name="T128">if [[ </text:span><text:span text:style-name="T111">"</text:span><text:span text:style-name="T130">$</text:span><text:span text:style-name="T131">str</text:span><text:span text:style-name="T111">" !</text:span><text:span text:style-name="T131">=</text:span><text:span text:style-name="T128"> </text:span><text:span text:style-name="T111">"</text:span><text:span text:style-name="T128">$(</text:span><text:span text:style-name="T200">eval</text:span><text:span text:style-name="T128"> print </text:span><text:span text:style-name="T111">-- '</text:span><text:span text:style-name="T130">$</text:span><text:span text:style-name="T127">a</text:span><text:span text:style-name="T111">'</text:span><text:span text:style-name="T187">"</text:span><text:span text:style-name="T127">$b</text:span><text:span text:style-name="T187">"</text:span><text:span text:style-name="T129">)</text:span><text:span text:style-name="T111">" </text:span><text:span text:style-name="T129">]]; then print -u2 </text:span><text:span text:style-name="T111">--</text:span><text:span text:style-name="T129"> </text:span><text:span text:style-name="T111">'</text:span><text:span text:style-name="T129">diag info</text:span><text:span text:style-name="T111">'; </text:span><text:span text:style-name="T130">fi</text:span></text:p>
      <text:p text:style-name="P96"><text:span text:style-name="T93"><text:tab/><text:tab/><text:tab/></text:span><text:span text:style-name="T204">eval</text:span><text:span text:style-name="T134"> will return<text:tab/>–<text:tab/></text:span><text:span text:style-name="T200">print </text:span><text:span text:style-name="T187">-- </text:span><text:span text:style-name="T201">$</text:span><text:span text:style-name="T199">a</text:span><text:span text:style-name="T204">2</text:span></text:p>
      <text:p text:style-name="P73"><text:span text:style-name="T93"><text:tab/><text:tab/><text:tab/></text:span><text:span text:style-name="T130">double quotes around $b </text:span><text:span text:style-name="T133">and </text:span><text:span text:style-name="T134">escaped double quotes </text:span><text:span text:style-name="T133">around whole variable</text:span><text:span text:style-name="T130">:</text:span></text:p>
      <text:p text:style-name="P74"><text:span text:style-name="T93"><text:tab/></text:span><text:span text:style-name="T202">str</text:span><text:span text:style-name="T197">=</text:span><text:span text:style-name="T187">'</text:span><text:span text:style-name="T202">abc</text:span><text:span text:style-name="T187">';</text:span><text:span text:style-name="T93"><text:tab/><text:tab/></text:span><text:span text:style-name="T128">if [[ </text:span><text:span text:style-name="T111">"</text:span><text:span text:style-name="T130">$</text:span><text:span text:style-name="T131">str</text:span><text:span text:style-name="T111">" !</text:span><text:span text:style-name="T131">=</text:span><text:span text:style-name="T128"> </text:span><text:span text:style-name="T111">"</text:span><text:span text:style-name="T128">$(</text:span><text:span text:style-name="T200">eval</text:span><text:span text:style-name="T128"> print </text:span><text:span text:style-name="T111">-- </text:span><text:span text:style-name="T203">\</text:span><text:span text:style-name="T187">"</text:span><text:span text:style-name="T111">'</text:span><text:span text:style-name="T130">$</text:span><text:span text:style-name="T127">a</text:span><text:span text:style-name="T111">'</text:span><text:span text:style-name="T187">"</text:span><text:span text:style-name="T127">$b</text:span><text:span text:style-name="T187">"</text:span><text:span text:style-name="T203">\</text:span><text:span text:style-name="T187">"</text:span><text:span text:style-name="T129">)</text:span><text:span text:style-name="T111">" </text:span><text:span text:style-name="T129">]]; then print -u2 </text:span><text:span text:style-name="T111">--</text:span><text:span text:style-name="T129"> </text:span><text:span text:style-name="T111">'</text:span><text:span text:style-name="T129">diag info</text:span><text:span text:style-name="T111">'; </text:span><text:span text:style-name="T130">fi</text:span></text:p>
      <text:p text:style-name="P96"><text:span text:style-name="T93"><text:tab/><text:tab/><text:tab/></text:span><text:span text:style-name="T204">eval</text:span><text:span text:style-name="T134"> will return<text:tab/>–<text:tab/></text:span><text:span text:style-name="T200">print </text:span><text:span text:style-name="T187">-- "</text:span><text:span text:style-name="T201">$</text:span><text:span text:style-name="T199">a</text:span><text:span text:style-name="T204">2</text:span><text:span text:style-name="T187">"</text:span></text:p>
      <text:p text:style-name="P118"><text:span text:style-name="T93"><text:tab/></text:span><text:span text:style-name="T205">x</text:span><text:span text:style-name="T199">=</text:span><text:span text:style-name="T205">8</text:span><text:span text:style-name="T199">;</text:span><text:span text:style-name="T205">y</text:span><text:span text:style-name="T199">=</text:span><text:span text:style-name="T205">5</text:span><text:span text:style-name="T187">;</text:span><text:span text:style-name="T93"><text:tab/><text:tab/></text:span><text:span text:style-name="T205">eval</text:span><text:span text:style-name="T135"> x</text:span><text:span text:style-name="T111">"</text:span><text:span text:style-name="T135">$y$x</text:span><text:span text:style-name="T111">"</text:span><text:span text:style-name="T135">=</text:span><text:span text:style-name="T205">\</text:span><text:span text:style-name="T187">'</text:span><text:span text:style-name="T135">one two three four five</text:span><text:span text:style-name="T205">\</text:span><text:span text:style-name="T187">'</text:span></text:p>
      <text:p text:style-name="P99"><text:span text:style-name="T93"><text:tab/><text:tab/><text:tab/></text:span><text:span text:style-name="T204">eval</text:span><text:span text:style-name="T134"> will return<text:tab/>–<text:tab/></text:span><text:span text:style-name="T205">x58</text:span><text:span text:style-name="T135">=</text:span><text:span text:style-name="T187">'</text:span><text:span text:style-name="T135">one two three four five</text:span><text:span text:style-name="T187">'</text:span></text:p>
      <text:p text:style-name="P75"><text:span text:style-name="T93"><text:tab/><text:tab/><text:tab/></text:span><text:span text:style-name="T136">for item in $(</text:span><text:span text:style-name="T206">eval</text:span><text:span text:style-name="T136"> print </text:span><text:span text:style-name="T111">--</text:span><text:span text:style-name="T136"> </text:span><text:span text:style-name="T187">'</text:span><text:span text:style-name="T136">$</text:span><text:span text:style-name="T135">x</text:span><text:span text:style-name="T187">'</text:span><text:span text:style-name="T111">"</text:span><text:span text:style-name="T135">$y$x</text:span><text:span text:style-name="T111">"</text:span><text:span text:style-name="T136">); do print </text:span><text:span text:style-name="T111">--</text:span><text:span text:style-name="T136"> $item; done</text:span></text:p>
      <text:p text:style-name="P97"><text:span text:style-name="T93"><text:tab/><text:tab/><text:tab/></text:span><text:span text:style-name="T204">eval</text:span><text:span text:style-name="T134"> will return<text:tab/>–<text:tab/></text:span><text:span text:style-name="T206">print </text:span><text:span text:style-name="T187">--</text:span><text:span text:style-name="T206"> $</text:span><text:span text:style-name="T205">x58</text:span></text:p>
      <text:p text:style-name="P76"><text:span text:style-name="T93"><text:tab/><text:tab/><text:tab/></text:span><text:span text:style-name="T136">item</text:span><text:span text:style-name="T137">4=</text:span><text:span text:style-name="T111">"</text:span><text:span text:style-name="T136">$(</text:span><text:span text:style-name="T206">eval</text:span><text:span text:style-name="T136"> print </text:span><text:span text:style-name="T111">--</text:span><text:span text:style-name="T136"> </text:span><text:span text:style-name="T207">\</text:span><text:span text:style-name="T187">"'</text:span><text:span text:style-name="T136">$</text:span><text:span text:style-name="T135">x</text:span><text:span text:style-name="T187">'</text:span><text:span text:style-name="T111">"</text:span><text:span text:style-name="T135">$y$x</text:span><text:span text:style-name="T111">"</text:span><text:span text:style-name="T207">\</text:span><text:span text:style-name="T187">"</text:span><text:span text:style-name="T111"> </text:span><text:span text:style-name="T137">| awk </text:span><text:span text:style-name="T111">'</text:span><text:span text:style-name="T137">{ print $4}</text:span><text:span text:style-name="T111">'</text:span><text:span text:style-name="T136">)</text:span><text:span text:style-name="T111">"</text:span></text:p>
      <text:p text:style-name="P138"><text:span text:style-name="T93"><text:tab/><text:tab/><text:tab/></text:span><text:span text:style-name="T204">eval</text:span><text:span text:style-name="T134"> will return<text:tab/>–<text:tab/></text:span><text:span text:style-name="T206">print </text:span><text:span text:style-name="T187">--</text:span><text:span text:style-name="T206"> </text:span><text:span text:style-name="T187">"</text:span><text:span text:style-name="T206">$</text:span><text:span text:style-name="T205">x58</text:span><text:span text:style-name="T187">"</text:span></text:p>
      <text:p text:style-name="P77"><text:span text:style-name="T93"><text:tab/><text:tab/><text:tab/></text:span><text:span text:style-name="T207">eval</text:span><text:span text:style-name="T137"> </text:span><text:span text:style-name="T139">string</text:span><text:span text:style-name="T137">=</text:span><text:span text:style-name="T139">\</text:span><text:span text:style-name="T111">"</text:span><text:span text:style-name="T187">'</text:span><text:span text:style-name="T136">$</text:span><text:span text:style-name="T135">x</text:span><text:span text:style-name="T187">'</text:span><text:span text:style-name="T111">"</text:span><text:span text:style-name="T135">$y$x</text:span><text:span text:style-name="T111">"</text:span><text:span text:style-name="T139">\</text:span><text:span text:style-name="T111">"</text:span></text:p>
      <text:p text:style-name="P98"><text:span text:style-name="T93"><text:tab/><text:tab/><text:tab/></text:span><text:span text:style-name="T204">eval</text:span><text:span text:style-name="T134"> will return<text:tab/>–<text:tab/></text:span><text:span text:style-name="T139">string=</text:span><text:span text:style-name="T187">"</text:span><text:span text:style-name="T208">$</text:span><text:span text:style-name="T205">x58</text:span><text:span text:style-name="T187">"</text:span><text:span text:style-name="T111">, </text:span><text:span text:style-name="T140">which is </text:span><text:span text:style-name="T187">"</text:span><text:span text:style-name="T135">one two three four five</text:span><text:span text:style-name="T187">"</text:span></text:p>
      <text:p text:style-name="P77"><text:span text:style-name="T93"><text:tab/><text:tab/><text:tab/></text:span><text:span text:style-name="T207">eval</text:span><text:span text:style-name="T137"> </text:span><text:span text:style-name="T136">item</text:span><text:span text:style-name="T111">"</text:span><text:span text:style-name="T137">$y</text:span><text:span text:style-name="T111">"</text:span><text:span text:style-name="T137">=</text:span><text:span text:style-name="T139">\</text:span><text:span text:style-name="T111">"</text:span><text:span text:style-name="T136">$(print </text:span><text:span text:style-name="T111">--</text:span><text:span text:style-name="T136"> </text:span><text:span text:style-name="T111">"</text:span><text:span text:style-name="T139">$string</text:span><text:span text:style-name="T111">" </text:span><text:span text:style-name="T137">| awk -v </text:span><text:span text:style-name="T111">"</text:span><text:span text:style-name="T137">z=$y</text:span><text:span text:style-name="T111">"</text:span><text:span text:style-name="T137"> </text:span><text:span text:style-name="T111">'</text:span><text:span text:style-name="T137">{ print </text:span><text:span text:style-name="T138">$</text:span><text:span text:style-name="T137">z }</text:span><text:span text:style-name="T111">'</text:span><text:span text:style-name="T136">)</text:span><text:span text:style-name="T139">\</text:span><text:span text:style-name="T111">"</text:span></text:p>
      <text:p text:style-name="P138"><text:span text:style-name="T93"><text:tab/><text:tab/><text:tab/></text:span><text:span text:style-name="T204">eval</text:span><text:span text:style-name="T134"> will return<text:tab/>–<text:tab/></text:span><text:span text:style-name="T209">item5</text:span><text:span text:style-name="T208">=</text:span><text:span text:style-name="T187">"</text:span><text:span text:style-name="T209">five</text:span><text:span text:style-name="T187">"</text:span></text:p>
      <text:p text:style-name="P77"><text:span text:style-name="T93"><text:tab/><text:tab/><text:tab/></text:span><text:span text:style-name="T207">eval</text:span><text:span text:style-name="T137"> </text:span><text:span text:style-name="T136">item</text:span><text:span text:style-name="T111">"</text:span><text:span text:style-name="T137">$y</text:span><text:span text:style-name="T111">"</text:span><text:span text:style-name="T137">=</text:span><text:span text:style-name="T139">\</text:span><text:span text:style-name="T111">"</text:span><text:span text:style-name="T136">$(</text:span><text:span text:style-name="T208">eval</text:span><text:span text:style-name="T139"> </text:span><text:span text:style-name="T136">print </text:span><text:span text:style-name="T111">--</text:span><text:span text:style-name="T136"> </text:span><text:span text:style-name="T207">\</text:span><text:span text:style-name="T187">"'</text:span><text:span text:style-name="T136">$</text:span><text:span text:style-name="T135">x</text:span><text:span text:style-name="T187">'</text:span><text:span text:style-name="T111">"</text:span><text:span text:style-name="T135">$y$x</text:span><text:span text:style-name="T111">"</text:span><text:span text:style-name="T207">\</text:span><text:span text:style-name="T187">"</text:span><text:span text:style-name="T111"> </text:span><text:span text:style-name="T137">| awk -v </text:span><text:span text:style-name="T111">"</text:span><text:span text:style-name="T137">z=$y</text:span><text:span text:style-name="T111">"</text:span><text:span text:style-name="T137"> </text:span><text:span text:style-name="T111">'</text:span><text:span text:style-name="T137">{ print </text:span><text:span text:style-name="T138">$</text:span><text:span text:style-name="T137">z }</text:span><text:span text:style-name="T111">'</text:span><text:span text:style-name="T136">)</text:span><text:span text:style-name="T139">\</text:span><text:span text:style-name="T111">"</text:span></text:p>
      <text:p text:style-name="P98"><text:span text:style-name="T93"><text:tab/></text:span><text:span text:style-name="T254">subshell</text:span><text:span text:style-name="T93"><text:tab/><text:tab/></text:span><text:span text:style-name="T204">eval</text:span><text:span text:style-name="T134"> will return<text:tab/>–<text:tab/></text:span><text:span text:style-name="T206">print </text:span><text:span text:style-name="T187">--</text:span><text:span text:style-name="T206"> </text:span><text:span text:style-name="T187">"</text:span><text:span text:style-name="T206">$</text:span><text:span text:style-name="T205">x58</text:span><text:span text:style-name="T187">"</text:span></text:p>
      <text:p text:style-name="P139"><text:span text:style-name="T93"><text:tab/></text:span><text:span text:style-name="T254">parent shell</text:span><text:span text:style-name="T93"><text:tab/><text:tab/></text:span><text:span text:style-name="T204">eval</text:span><text:span text:style-name="T134"> will return<text:tab/>–<text:tab/></text:span><text:span text:style-name="T209">item5</text:span><text:span text:style-name="T208">=</text:span><text:span text:style-name="T187">"</text:span><text:span text:style-name="T209">five</text:span><text:span text:style-name="T187">"</text:span></text:p>
      <text:p text:style-name="P78"><text:span text:style-name="T93"><text:tab/><text:tab/><text:tab/></text:span><text:span text:style-name="T141">if </text:span><text:span text:style-name="T210">eval</text:span><text:span text:style-name="T141"> </text:span><text:span text:style-name="T143">[[ </text:span><text:span text:style-name="T141">\</text:span><text:span text:style-name="T111">"</text:span><text:span text:style-name="T187">'</text:span><text:span text:style-name="T141">$item</text:span><text:span text:style-name="T187">'</text:span><text:span text:style-name="T111">"</text:span><text:span text:style-name="T141">$y</text:span><text:span text:style-name="T111">"</text:span><text:span text:style-name="T141">\</text:span><text:span text:style-name="T111">" </text:span><text:span text:style-name="T141">== \</text:span><text:span text:style-name="T111">'</text:span><text:span text:style-name="T141">five\</text:span><text:span text:style-name="T111">' </text:span><text:span text:style-name="T141">]]; then print -u2 </text:span><text:span text:style-name="T111">--</text:span><text:span text:style-name="T141"> </text:span><text:span text:style-name="T111">'</text:span><text:span text:style-name="T141">diag info</text:span><text:span text:style-name="T111">';</text:span><text:span text:style-name="T141"> fi</text:span></text:p>
      <text:p text:style-name="P8"><text:span text:style-name="T93"><text:tab/><text:tab/><text:tab/></text:span><text:span text:style-name="T204">eval</text:span><text:span text:style-name="T134"> will return<text:tab/>–<text:tab/></text:span><text:span text:style-name="T211">[[ </text:span><text:span text:style-name="T187">"</text:span><text:span text:style-name="T211">$</text:span><text:span text:style-name="T209">item5</text:span><text:span text:style-name="T187">"</text:span><text:span text:style-name="T209"> </text:span><text:span text:style-name="T211">=</text:span><text:span text:style-name="T208">= </text:span><text:span text:style-name="T187">'</text:span><text:span text:style-name="T209">five</text:span><text:span text:style-name="T187">' </text:span><text:span text:style-name="T211">]]</text:span><text:span text:style-name="T142">, which sets </text:span><text:span text:style-name="T211">$?</text:span><text:span text:style-name="T142"> to </text:span><text:span text:style-name="T211">0</text:span></text:p>
      <text:p text:style-name="P128"><text:span text:style-name="T93"><text:tab/></text:span><text:span text:style-name="T212">let</text:span><text:span text:style-name="T93"><text:tab/>–<text:tab/></text:span><text:span text:style-name="T125">can be used to create indirect variables</text:span></text:p>
      <text:p text:style-name="P79"><text:span text:style-name="T93"><text:tab/></text:span><text:span text:style-name="T212">n</text:span><text:span text:style-name="T199">=</text:span><text:span text:style-name="T212">4</text:span><text:span text:style-name="T199">;</text:span><text:span text:style-name="T212">m</text:span><text:span text:style-name="T199">=</text:span><text:span text:style-name="T212">6</text:span><text:span text:style-name="T187">;</text:span><text:span text:style-name="T93"><text:tab/><text:tab/></text:span><text:span text:style-name="T212">(( n$m = $m$n$m ))</text:span></text:p>
      <text:p text:style-name="P136"><text:span text:style-name="T93"><text:tab/><text:tab/><text:tab/></text:span><text:span text:style-name="T212">let</text:span><text:span text:style-name="T134"> will return<text:tab/>–<text:tab/></text:span><text:span text:style-name="T212">n6=646</text:span></text:p>
      <text:p text:style-name="P80"><text:span text:style-name="T93"><text:tab/></text:span><text:span text:style-name="T212">n</text:span><text:span text:style-name="T199">=</text:span><text:span text:style-name="T212">9</text:span><text:span text:style-name="T199">;</text:span><text:span text:style-name="T212">m</text:span><text:span text:style-name="T199">=</text:span><text:span text:style-name="T212">1</text:span><text:span text:style-name="T187">;</text:span><text:span text:style-name="T93"><text:tab/><text:tab/></text:span><text:span text:style-name="T212">let </text:span><text:span text:style-name="T187">"</text:span><text:span text:style-name="T212">m$n = $m$m$n</text:span><text:span text:style-name="T187">"</text:span></text:p>
      <text:p text:style-name="P10"><text:span text:style-name="T93"><text:tab/><text:tab/><text:tab/></text:span><text:span text:style-name="T212">let</text:span><text:span text:style-name="T134"> will return<text:tab/>–<text:tab/></text:span><text:span text:style-name="T213">m9</text:span><text:span text:style-name="T212">=</text:span><text:span text:style-name="T213">119</text:span></text:p>
      <text:p text:style-name="P129"><text:span text:style-name="T93"><text:tab/></text:span><text:span text:style-name="T214">shift</text:span><text:span text:style-name="T93"><text:tab/>–<text:tab/></text:span><text:span text:style-name="T125">can be used to create indirect variables </text:span><text:span text:style-name="T144">same way as </text:span><text:span text:style-name="T214">let</text:span></text:p>
      <text:p text:style-name="P100"><text:span text:style-name="T93"><text:tab/></text:span><text:span text:style-name="T214">j</text:span><text:span text:style-name="T199">=</text:span><text:span text:style-name="T214">3</text:span><text:span text:style-name="T187">;</text:span><text:span text:style-name="T214">i3=1</text:span><text:span text:style-name="T93"><text:tab/><text:tab/></text:span><text:span text:style-name="T214">shift</text:span><text:span text:style-name="T144"> </text:span><text:span text:style-name="T111">"</text:span><text:span text:style-name="T144">i$j</text:span><text:span text:style-name="T111">"</text:span><text:span text:style-name="T134"><text:tab/>–<text:tab/></text:span><text:span text:style-name="T145">will shift the arguments by value of </text:span><text:span text:style-name="T215">1</text:span></text:p>
      <text:p text:style-name="P17">Miscellaneous</text:p>
      <text:p text:style-name="P130"><text:span text:style-name="T93"><text:tab/></text:span><text:span text:style-name="T197">:</text:span><text:span text:style-name="T93"><text:tab/>–<text:tab/></text:span><text:span text:style-name="T216">no-op</text:span><text:span text:style-name="T146"> operator. Returns true ($? == 0). Expands variables.</text:span></text:p>
      <text:p text:style-name="P101"><text:span text:style-name="T93"><text:tab/></text:span><text:span text:style-name="T256">in script</text:span><text:span text:style-name="T93"><text:tab/><text:tab/></text:span><text:span text:style-name="T217">typeset</text:span><text:span text:style-name="T147"> </text:span><text:span text:style-name="T248">var1</text:span><text:span text:style-name="T147">=</text:span><text:span text:style-name="T111">"</text:span><text:span text:style-name="T147">$1</text:span><text:span text:style-name="T111">"</text:span><text:span text:style-name="T147"> </text:span><text:span text:style-name="T248">var2</text:span><text:span text:style-name="T147">=</text:span><text:span text:style-name="T111">"</text:span><text:span text:style-name="T147">$2</text:span><text:span text:style-name="T111">"</text:span><text:span text:style-name="T147"> </text:span><text:span text:style-name="T248">var3</text:span><text:span text:style-name="T147">=</text:span><text:span text:style-name="T111">"</text:span><text:span text:style-name="T147">$3</text:span><text:span text:style-name="T111">"</text:span></text:p>
      <text:p text:style-name="P101"><text:span text:style-name="T93"><text:tab/><text:tab/><text:tab/></text:span><text:span text:style-name="T217">:</text:span><text:span text:style-name="T147"> </text:span><text:span text:style-name="T111">"</text:span><text:span text:style-name="T147">${</text:span><text:span text:style-name="T248">var1</text:span><text:span text:style-name="T217">:=</text:span><text:span text:style-name="T147">default 1} ${</text:span><text:span text:style-name="T248">var2</text:span><text:span text:style-name="T217">:=</text:span><text:span text:style-name="T147">default 2} ${</text:span><text:span text:style-name="T248">var3</text:span><text:span text:style-name="T217">:=</text:span><text:span text:style-name="T147">default 3}</text:span><text:span text:style-name="T111">"</text:span></text:p>
      <text:p text:style-name="P4"><text:span text:style-name="T93"><text:tab/><text:tab/><text:tab/></text:span><text:span text:style-name="T148">if </text:span><text:span text:style-name="T249">var1</text:span><text:span text:style-name="T148"> is </text:span><text:span text:style-name="T218">unset</text:span><text:span text:style-name="T148"> or equals </text:span><text:span text:style-name="T149">to </text:span><text:span text:style-name="T148">an </text:span><text:span text:style-name="T218">empty string</text:span><text:span text:style-name="T148">, it</text:span><text:span text:style-name="T111">'</text:span><text:span text:style-name="T148">s value will be set to </text:span><text:span text:style-name="T111">'</text:span><text:span text:style-name="T147">default 1</text:span><text:span text:style-name="T111">', ...</text:span></text:p>
      <text:p text:style-name="P131"><text:span text:style-name="T93"><text:tab/></text:span><text:span text:style-name="T219">{ ... , ... }</text:span><text:span text:style-name="T93"><text:tab/>–<text:tab/></text:span><text:span text:style-name="T219">bracket expansion</text:span></text:p>
      <text:p text:style-name="P102"><text:span text:style-name="T93"><text:tab/><text:tab/><text:tab/></text:span><text:span text:style-name="T219">mkdir</text:span><text:span text:style-name="T150"> ./docs</text:span><text:span text:style-name="T219">{</text:span><text:span text:style-name="T150">1</text:span><text:span text:style-name="T219">,</text:span><text:span text:style-name="T150">2</text:span><text:span text:style-name="T219">}</text:span></text:p>
      <text:p text:style-name="P140"><text:span text:style-name="T93"><text:tab/><text:tab/><text:tab/></text:span><text:span text:style-name="T219">mkdir</text:span><text:span text:style-name="T150"> will create directories </text:span><text:span text:style-name="T111">'</text:span><text:span text:style-name="T219">docs1</text:span><text:span text:style-name="T111">'</text:span><text:span text:style-name="T150"> and </text:span><text:span text:style-name="T111">'</text:span><text:span text:style-name="T219">docs2</text:span><text:span text:style-name="T111">'</text:span></text:p>
      <text:p text:style-name="P103"><text:span text:style-name="T93"><text:tab/><text:tab/><text:tab/></text:span><text:span text:style-name="T151">str=</text:span><text:span text:style-name="T111">'./</text:span><text:span text:style-name="T151">docs</text:span><text:span text:style-name="T220">{</text:span><text:span text:style-name="T151">1</text:span><text:span text:style-name="T220">,</text:span><text:span text:style-name="T151">2</text:span><text:span text:style-name="T220">}</text:span><text:span text:style-name="T151">/</text:span><text:span text:style-name="T220">{</text:span><text:span text:style-name="T151">sample</text:span><text:span text:style-name="T220">,</text:span><text:span text:style-name="T151">test</text:span><text:span text:style-name="T220">}</text:span><text:span text:style-name="T151">.</text:span><text:span text:style-name="T220">{</text:span><text:span text:style-name="T151">txt</text:span><text:span text:style-name="T220">,</text:span><text:span text:style-name="T151">nfo</text:span><text:span text:style-name="T220">,</text:span><text:span text:style-name="T151">log</text:span><text:span text:style-name="T220">}</text:span><text:span text:style-name="T111">'</text:span></text:p>
      <text:p text:style-name="P104"><text:span text:style-name="T93"><text:tab/><text:tab/><text:tab/></text:span><text:span text:style-name="T152">for item in </text:span><text:span text:style-name="T250">$str</text:span><text:span text:style-name="T152">; do print </text:span><text:span text:style-name="T111">--</text:span><text:span text:style-name="T152"> </text:span><text:span text:style-name="T111">"</text:span><text:span text:style-name="T152">$(date)</text:span><text:span text:style-name="T111">" </text:span><text:span text:style-name="T152">&gt;| </text:span><text:span text:style-name="T111">"</text:span><text:span text:style-name="T152">$item</text:span><text:span text:style-name="T111">"</text:span><text:span text:style-name="T152">; done</text:span></text:p>
      <text:p text:style-name="P5"><text:span text:style-name="T93"><text:tab/><text:tab/><text:tab/></text:span><text:span text:style-name="T152">creates </text:span><text:span text:style-name="T255">sample.txt</text:span><text:span text:style-name="T152">, </text:span><text:span text:style-name="T255">sample.nfo</text:span><text:span text:style-name="T152">, </text:span><text:span text:style-name="T255">sample.log</text:span><text:span text:style-name="T152">, </text:span><text:span text:style-name="T255">test.txt</text:span><text:span text:style-name="T152">, </text:span><text:span text:style-name="T255">test.nfo</text:span><text:span text:style-name="T152">, </text:span><text:span text:style-name="T255">test.log</text:span><text:span text:style-name="T152"> in </text:span><text:span text:style-name="T221">both</text:span><text:span text:style-name="T152"> dirs</text:span></text:p>
      <text:p text:style-name="P133"><text:span text:style-name="T93"><text:tab/></text:span><text:span text:style-name="T230">set</text:span><text:span text:style-name="T93"><text:tab/>–<text:tab/></text:span><text:span text:style-name="T161">can be used to assign positional arguments to a script or interactive shell</text:span></text:p>
      <text:p text:style-name="P6"><text:span text:style-name="T93"><text:tab/><text:tab/><text:tab/></text:span><text:span text:style-name="T161">set </text:span><text:span text:style-name="T111">--</text:span><text:span text:style-name="T161"> $(print </text:span><text:span text:style-name="T111">--</text:span><text:span text:style-name="T161"> </text:span><text:span text:style-name="T111">'</text:span><text:span text:style-name="T161">hello</text:span><text:span text:style-name="T111">' '</text:span><text:span text:style-name="T161">world</text:span><text:span text:style-name="T111">'</text:span><text:span text:style-name="T161">); </text:span><text:span text:style-name="T251">var1</text:span><text:span text:style-name="T161">=</text:span><text:span text:style-name="T111">"</text:span><text:span text:style-name="T161">$1</text:span><text:span text:style-name="T111">"</text:span><text:span text:style-name="T161">; </text:span><text:span text:style-name="T251">var2</text:span><text:span text:style-name="T161">=</text:span><text:span text:style-name="T111">"</text:span><text:span text:style-name="T161">$2</text:span><text:span text:style-name="T111">"</text:span></text:p>
      <text:p text:style-name="P132"><text:span text:style-name="T93"><text:tab/></text:span><text:span text:style-name="T223">$#</text:span><text:span text:style-name="T93"><text:tab/>–<text:tab/></text:span><text:span text:style-name="T154">the variable contains the </text:span><text:span text:style-name="T223">number of </text:span><text:span text:style-name="T230">positional </text:span><text:span text:style-name="T223">arguments</text:span><text:span text:style-name="T154"> to a script </text:span><text:span text:style-name="T162">or shell</text:span></text:p>
      <text:p text:style-name="P105"><text:span text:style-name="T93"><text:tab/></text:span><text:span text:style-name="T256">in script</text:span><text:span text:style-name="T93"><text:tab/><text:tab/></text:span><text:span text:style-name="T154">while (( </text:span><text:span text:style-name="T223">$#</text:span><text:span text:style-name="T154"> )); do print </text:span><text:span text:style-name="T111">--</text:span><text:span text:style-name="T154"> </text:span><text:span text:style-name="T111">"</text:span><text:span text:style-name="T154">$1</text:span><text:span text:style-name="T111">"</text:span><text:span text:style-name="T154">; shift; done</text:span></text:p>
      <text:p text:style-name="P9"><text:span text:style-name="T93"><text:tab/><text:tab/><text:tab/></text:span><text:span text:style-name="T223">loop</text:span><text:span text:style-name="T134"> will </text:span><text:span text:style-name="T154">print 1</text:span><text:span text:style-name="T286">st</text:span><text:span text:style-name="T154"> arg, then it will remove 1</text:span><text:span text:style-name="T286">st</text:span><text:span text:style-name="T154"> arg, 2</text:span><text:span text:style-name="T286">nd</text:span><text:span text:style-name="T154"> argument will become 1</text:span><text:span text:style-name="T286">st</text:span><text:span text:style-name="T154">, ...</text:span></text:p>
      <text:p text:style-name="P134"><text:span text:style-name="T93"><text:tab/></text:span><text:span text:style-name="T187">"</text:span><text:span text:style-name="T236">$( </text:span><text:span text:style-name="T187">" " </text:span><text:span text:style-name="T236">)</text:span><text:span text:style-name="T187">"</text:span><text:span text:style-name="T93"><text:tab/>–<text:tab/></text:span><text:span text:style-name="T168">Quoting in </text:span><text:span text:style-name="T169">a </text:span><text:span text:style-name="T168">subshell</text:span></text:p>
      <text:p text:style-name="P112"><text:span text:style-name="T276"><text:tab/><text:tab/><text:tab/></text:span><text:span text:style-name="T284">strVariable</text:span><text:span text:style-name="T282">=</text:span><text:span text:style-name="T268">"</text:span><text:span text:style-name="T273">$(</text:span><text:span text:style-name="T282">ls </text:span><text:span text:style-name="T268">"</text:span><text:span text:style-name="T282">$myPath</text:span><text:span text:style-name="T268">"</text:span><text:span text:style-name="T273">)</text:span><text:span text:style-name="T268">"</text:span></text:p>
      <text:p text:style-name="P150"><text:span text:style-name="T276"><text:tab/><text:tab/><text:tab/></text:span><text:span text:style-name="T274">double quotes</text:span><text:span text:style-name="T283"> in parent shell have no effect on </text:span><text:span text:style-name="T274">double quotes</text:span><text:span text:style-name="T283"> in a subshell</text:span></text:p>
      <text:p text:style-name="P145"><text:span text:style-name="T93"><text:tab/></text:span><text:span text:style-name="T231">while read</text:span><text:span text:style-name="T93"><text:tab/>–<text:tab/></text:span><text:span text:style-name="T163">can accept output in different ways</text:span></text:p>
      <text:p text:style-name="P113"><text:span text:style-name="T276"><text:tab/><text:tab/></text:span><text:span text:style-name="T93"><text:tab/></text:span><text:span text:style-name="T163">cmd </text:span><text:span text:style-name="T231">|</text:span><text:span text:style-name="T163"> </text:span><text:span text:style-name="T231">while read</text:span><text:span text:style-name="T163"> </text:span><text:span text:style-name="T187">--</text:span><text:span text:style-name="T108"> </text:span><text:span text:style-name="T243">strVariable</text:span><text:span text:style-name="T163">; </text:span><text:span text:style-name="T231">do</text:span><text:span text:style-name="T163"> ...; </text:span><text:span text:style-name="T231">done</text:span><text:span text:style-name="T163"><text:tab/></text:span><text:span text:style-name="T93">–</text:span><text:span text:style-name="T163"><text:tab/></text:span><text:span text:style-name="T164">this loop is done in a </text:span><text:span text:style-name="T232">subshell</text:span></text:p>
      <text:p text:style-name="P143"><text:span text:style-name="T276"><text:tab/></text:span><text:span text:style-name="T269">cmd |&amp;</text:span><text:span text:style-name="T276"><text:tab/></text:span><text:span text:style-name="T258"><text:tab/></text:span><text:span text:style-name="T264">while read</text:span><text:span text:style-name="T275"> </text:span><text:span text:style-name="T264">-</text:span><text:span text:style-name="T269">p</text:span><text:span text:style-name="T279"> </text:span><text:span text:style-name="T268">--</text:span><text:span text:style-name="T278"> </text:span><text:span text:style-name="T284">strVariable</text:span><text:span text:style-name="T275">; </text:span><text:span text:style-name="T264">do</text:span><text:span text:style-name="T275"> ...; </text:span><text:span text:style-name="T264">done</text:span></text:p>
      <text:p text:style-name="P106"><text:span text:style-name="T276"><text:tab/><text:tab/></text:span><text:span text:style-name="T93"><text:tab/></text:span><text:span text:style-name="T231">while read</text:span><text:span text:style-name="T163"> </text:span><text:span text:style-name="T187">--</text:span><text:span text:style-name="T108"> </text:span><text:span text:style-name="T243">strVariable</text:span><text:span text:style-name="T163">; </text:span><text:span text:style-name="T231">do</text:span><text:span text:style-name="T163"> ...; </text:span><text:span text:style-name="T231">done</text:span><text:span text:style-name="T163"> </text:span><text:span text:style-name="T231">&lt;</text:span><text:span text:style-name="T163"> </text:span><text:span text:style-name="T257">inputFile</text:span></text:p>
      <text:p text:style-name="P107"><text:span text:style-name="T276"><text:tab/><text:tab/></text:span><text:span text:style-name="T258"><text:tab/></text:span><text:span text:style-name="T264">while read</text:span><text:span text:style-name="T275"> </text:span><text:span text:style-name="T268">--</text:span><text:span text:style-name="T278"> </text:span><text:span text:style-name="T284">strVariable</text:span><text:span text:style-name="T275">; </text:span><text:span text:style-name="T264">do</text:span><text:span text:style-name="T275"> ...; </text:span><text:span text:style-name="T264">done</text:span><text:span text:style-name="T275"> </text:span><text:span text:style-name="T264">&lt;</text:span><text:span text:style-name="T257"> inputFile </text:span><text:span text:style-name="T265">&gt;</text:span><text:span text:style-name="T259"> outputFile</text:span></text:p>
      <text:p text:style-name="P142"><text:span text:style-name="T276"><text:tab/><text:tab/></text:span><text:span text:style-name="T258"><text:tab/></text:span><text:span text:style-name="T264">while read</text:span><text:span text:style-name="T275"> </text:span><text:span text:style-name="T268">--</text:span><text:span text:style-name="T278"> </text:span><text:span text:style-name="T284">strVariable</text:span><text:span text:style-name="T275">; </text:span><text:span text:style-name="T264">do</text:span><text:span text:style-name="T275"> ...; </text:span><text:span text:style-name="T264">done</text:span><text:span text:style-name="T275"> </text:span><text:span text:style-name="T264">&lt;</text:span><text:span text:style-name="T257"> inputFile </text:span><text:span text:style-name="T266">&gt;&amp;4</text:span></text:p>
      <text:p text:style-name="P106"><text:span text:style-name="T276"><text:tab/></text:span><text:span text:style-name="T265">t=$(cmd);</text:span><text:span text:style-name="T258"><text:tab/><text:tab/></text:span><text:span text:style-name="T264">while read</text:span><text:span text:style-name="T275"> </text:span><text:span text:style-name="T268">--</text:span><text:span text:style-name="T278"> </text:span><text:span text:style-name="T284">strVariable</text:span><text:span text:style-name="T275">; </text:span><text:span text:style-name="T264">do</text:span><text:span text:style-name="T275"> ...; </text:span><text:span text:style-name="T264">done</text:span><text:span text:style-name="T275"> </text:span><text:span text:style-name="T264">&lt;&lt;EOF</text:span></text:p>
      <text:p text:style-name="P106"><text:span text:style-name="T276"><text:tab/><text:tab/></text:span><text:span text:style-name="T258"><text:tab/></text:span><text:span text:style-name="T264">$t</text:span></text:p>
      <text:p text:style-name="P141"><text:span text:style-name="T276"><text:tab/><text:tab/></text:span><text:span text:style-name="T258"><text:tab/></text:span><text:span text:style-name="T264">EOF</text:span></text:p>
      <text:p text:style-name="P109"><text:span text:style-name="T276"><text:tab/></text:span><text:span text:style-name="T265">t=$(cmd);</text:span><text:span text:style-name="T258"><text:tab/><text:tab/></text:span><text:span text:style-name="T264">while read</text:span><text:span text:style-name="T275"> </text:span><text:span text:style-name="T268">--</text:span><text:span text:style-name="T278"> </text:span><text:span text:style-name="T284">strVariable</text:span><text:span text:style-name="T275">; </text:span><text:span text:style-name="T264">do</text:span><text:span text:style-name="T275"> ...; </text:span><text:span text:style-name="T264">done</text:span><text:span text:style-name="T275"> </text:span><text:span text:style-name="T267">&gt;|</text:span><text:span text:style-name="T277"> </text:span><text:span text:style-name="T259">outputFile</text:span><text:span text:style-name="T280"> </text:span><text:span text:style-name="T264">&lt;&lt;EOF</text:span></text:p>
      <text:p text:style-name="P108"><text:span text:style-name="T276"><text:tab/><text:tab/></text:span><text:span text:style-name="T258"><text:tab/></text:span><text:span text:style-name="T264">$t</text:span></text:p>
      <text:p text:style-name="P144"><text:span text:style-name="T276"><text:tab/><text:tab/></text:span><text:span text:style-name="T258"><text:tab/></text:span><text:span text:style-name="T264">EOF</text:span></text:p>
      <text:p text:style-name="P110"><text:span text:style-name="T276"><text:tab/></text:span><text:span text:style-name="T258"><text:tab/><text:tab/></text:span><text:span text:style-name="T270">function</text:span><text:span text:style-name="T275"> </text:span><text:span text:style-name="T281">myFunc </text:span><text:span text:style-name="T270">{</text:span></text:p>
      <text:p text:style-name="P114"><text:span text:style-name="T93"><text:tab/><text:tab/><text:tab/></text:span><text:span text:style-name="T231">while read</text:span><text:span text:style-name="T163"> </text:span><text:span text:style-name="T187">--</text:span><text:span text:style-name="T108"> </text:span><text:span text:style-name="T243">strVariable</text:span><text:span text:style-name="T163">; </text:span><text:span text:style-name="T231">do</text:span><text:span text:style-name="T163"> ...; </text:span><text:span text:style-name="T231">done</text:span></text:p>
      <text:p text:style-name="P110"><text:span text:style-name="T276"><text:tab/><text:tab/></text:span><text:span text:style-name="T258"><text:tab/></text:span><text:span text:style-name="T270">} &lt;</text:span><text:span text:style-name="T281"> </text:span><text:span text:style-name="T257">inputFile</text:span></text:p>
      <text:p text:style-name="P7"><text:span text:style-name="T276"><text:tab/><text:tab/></text:span><text:span text:style-name="T258"><text:tab/></text:span><text:span text:style-name="T270">function</text:span><text:span text:style-name="T281"> will read </text:span><text:span text:style-name="T257">inputFile</text:span><text:span text:style-name="T275"> </text:span><text:span text:style-name="T281">instead of </text:span><text:span text:style-name="T270">stdin</text:span></text:p>
      <text:p text:style-name="P148">Copyright (c) 2021 Ivan Bityutskiy</text:p>
      <text:p text:style-name="P149"/>
      <text:p text:style-name="P149">Permission to use, copy, modify, and distribute this documentation for any</text:p>
      <text:p text:style-name="P149">purpose with or without fee is hereby granted, provided that the above</text:p>
      <text:p text:style-name="P149">copyright notice and this permission notice appear in all copies.</text:p>
      <text:p text:style-name="P149"/>
      <text:p text:style-name="P149">THE DOCUMENTATION IS PROVIDED "AS IS" AND THE AUTHOR DISCLAIMS ALL WARRANTIES</text:p>
      <text:p text:style-name="P149">WITH REGARD TO THIS DOCUMENTATION INCLUDING ALL IMPLIED WARRANTIES OF</text:p>
      <text:p text:style-name="P149">MERCHANTABILITY AND FITNESS. IN NO EVENT SHALL THE AUTHOR BE LIABLE FOR</text:p>
      <text:p text:style-name="P149">ANY SPECIAL, DIRECT, INDIRECT, OR CONSEQUENTIAL DAMAGES OR ANY DAMAGES</text:p>
      <text:p text:style-name="P149">WHATSOEVER RESULTING FROM LOSS OF USE, DATA OR PROFITS, WHETHER IN AN</text:p>
      <text:p text:style-name="P149">ACTION OF CONTRACT, NEGLIGENCE OR OTHER TORTIOUS ACTION, ARISING OUT OF</text:p>
      <text:p text:style-name="P149">OR IN CONNECTION WITH THE USE OR PERFORMANCE OF THIS DOCUMENT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15T15:36:24.045000000</meta:creation-date>
    <meta:editing-duration>PT6S</meta:editing-duration>
    <meta:editing-cycles>2</meta:editing-cycles>
    <meta:generator>LibreOffice/6.4.7.2$Windows_X86_64 LibreOffice_project/639b8ac485750d5696d7590a72ef1b496725cfb5</meta:generator>
    <dc:date>2021-05-15T15:36:25.184000000</dc:date>
    <meta:document-statistic meta:table-count="0" meta:image-count="0" meta:object-count="0" meta:page-count="11" meta:paragraph-count="230" meta:word-count="2163" meta:character-count="13274" meta:non-whitespace-character-count="10845"/>
  </office:meta>
</office:document-meta>
</file>